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3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NELEP_Facturacion_2022Septiemb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es</text:p>
          </table:table-cell>
          <table:table-cell office:value-type="string" table:style-name="ce1">
            <text:p>Categoria</text:p>
          </table:table-cell>
          <table:table-cell office:value-type="string" table:style-name="ce1">
            <text:p>Voltaje</text:p>
          </table:table-cell>
          <table:table-cell office:value-type="string" table:style-name="ce1">
            <text:p>Grupo_consumo</text:p>
          </table:table-cell>
          <table:table-cell office:value-type="string" table:style-name="ce1">
            <text:p>Tipo_consumo</text:p>
          </table:table-cell>
          <table:table-cell office:value-type="string" table:style-name="ce1">
            <text:p>Tarifa</text:p>
          </table:table-cell>
          <table:table-cell office:value-type="string" table:style-name="ce1">
            <text:p>Clientes_BOL</text:p>
          </table:table-cell>
          <table:table-cell office:value-type="string" table:style-name="ce1">
            <text:p>MWh_BOL</text:p>
          </table:table-cell>
          <table:table-cell office:value-type="string" table:style-name="ce1">
            <text:p>FACT_BOL</text:p>
          </table:table-cell>
          <table:table-cell office:value-type="string" table:style-name="ce1">
            <text:p>Clientes_EOR</text:p>
          </table:table-cell>
          <table:table-cell office:value-type="string" table:style-name="ce1">
            <text:p>MWh_EOR</text:p>
          </table:table-cell>
          <table:table-cell office:value-type="string" table:style-name="ce1">
            <text:p>FACT_EOR</text:p>
          </table:table-cell>
          <table:table-cell office:value-type="string" table:style-name="ce1">
            <text:p>Clientes_ESM</text:p>
          </table:table-cell>
          <table:table-cell office:value-type="string" table:style-name="ce1">
            <text:p>MWh_ESM</text:p>
          </table:table-cell>
          <table:table-cell office:value-type="string" table:style-name="ce1">
            <text:p>FACT_ESM</text:p>
          </table:table-cell>
          <table:table-cell office:value-type="string" table:style-name="ce1">
            <text:p>Clientes_GYE</text:p>
          </table:table-cell>
          <table:table-cell office:value-type="string" table:style-name="ce1">
            <text:p>MWh_GYE</text:p>
          </table:table-cell>
          <table:table-cell office:value-type="string" table:style-name="ce1">
            <text:p>FACT_GYE</text:p>
          </table:table-cell>
          <table:table-cell office:value-type="string" table:style-name="ce1">
            <text:p>Clientes_GLR</text:p>
          </table:table-cell>
          <table:table-cell office:value-type="string" table:style-name="ce1">
            <text:p>MWh_GLR</text:p>
          </table:table-cell>
          <table:table-cell office:value-type="string" table:style-name="ce1">
            <text:p>FACT_GLR</text:p>
          </table:table-cell>
          <table:table-cell office:value-type="string" table:style-name="ce1">
            <text:p>Clientes_LRS</text:p>
          </table:table-cell>
          <table:table-cell office:value-type="string" table:style-name="ce1">
            <text:p>MWh_LRS</text:p>
          </table:table-cell>
          <table:table-cell office:value-type="string" table:style-name="ce1">
            <text:p>FACT_LRS</text:p>
          </table:table-cell>
          <table:table-cell office:value-type="string" table:style-name="ce1">
            <text:p>Clientes_MAN</text:p>
          </table:table-cell>
          <table:table-cell office:value-type="string" table:style-name="ce1">
            <text:p>MWh_MAN</text:p>
          </table:table-cell>
          <table:table-cell office:value-type="string" table:style-name="ce1">
            <text:p>FACT_MAN</text:p>
          </table:table-cell>
          <table:table-cell office:value-type="string" table:style-name="ce1">
            <text:p>Clientes_MLG</text:p>
          </table:table-cell>
          <table:table-cell office:value-type="string" table:style-name="ce1">
            <text:p>MWh_MLG</text:p>
          </table:table-cell>
          <table:table-cell office:value-type="string" table:style-name="ce1">
            <text:p>FACT_MLG</text:p>
          </table:table-cell>
          <table:table-cell office:value-type="string" table:style-name="ce1">
            <text:p>Clientes_STE</text:p>
          </table:table-cell>
          <table:table-cell office:value-type="string" table:style-name="ce1">
            <text:p>MWh_STE</text:p>
          </table:table-cell>
          <table:table-cell office:value-type="string" table:style-name="ce1">
            <text:p>FACT_STE</text:p>
          </table:table-cell>
          <table:table-cell office:value-type="string" table:style-name="ce1">
            <text:p>Clientes_STD</text:p>
          </table:table-cell>
          <table:table-cell office:value-type="string" table:style-name="ce1">
            <text:p>MWh_STD</text:p>
          </table:table-cell>
          <table:table-cell office:value-type="string" table:style-name="ce1">
            <text:p>FACT_STD</text:p>
          </table:table-cell>
          <table:table-cell office:value-type="string" table:style-name="ce1">
            <text:p>Clientes_SUC</text:p>
          </table:table-cell>
          <table:table-cell office:value-type="string" table:style-name="ce1">
            <text:p>MWh_SUC</text:p>
          </table:table-cell>
          <table:table-cell office:value-type="string" table:style-name="ce1">
            <text:p>FACT_SUC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6 (B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0 (B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Alumbrado Público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Alumbrado Público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APCD01 (BT / Alumbrado Público)</text:p>
          </table:table-cell>
          <table:table-cell office:value-type="float" office:value="1" table:style-name="ce1">
            <text:p>1</text:p>
          </table:table-cell>
          <table:table-cell office:value-type="float" office:value="1524.96" table:style-name="ce2">
            <text:p>1.524,96</text:p>
          </table:table-cell>
          <table:table-cell office:value-type="float" office:value="110433.55" table:style-name="ce2">
            <text:p>110.433,55</text:p>
          </table:table-cell>
          <table:table-cell office:value-type="float" office:value="1" table:style-name="ce1">
            <text:p>1</text:p>
          </table:table-cell>
          <table:table-cell office:value-type="float" office:value="7971.64" table:style-name="ce2">
            <text:p>7.971,64</text:p>
          </table:table-cell>
          <table:table-cell office:value-type="float" office:value="804723.21" table:style-name="ce2">
            <text:p>804.723,21</text:p>
          </table:table-cell>
          <table:table-cell office:value-type="float" office:value="1" table:style-name="ce1">
            <text:p>1</text:p>
          </table:table-cell>
          <table:table-cell office:value-type="float" office:value="3901.2" table:style-name="ce2">
            <text:p>3.901,20</text:p>
          </table:table-cell>
          <table:table-cell office:value-type="float" office:value="317221.73" table:style-name="ce2">
            <text:p>317.221,73</text:p>
          </table:table-cell>
          <table:table-cell office:value-type="float" office:value="1" table:style-name="ce1">
            <text:p>1</text:p>
          </table:table-cell>
          <table:table-cell office:value-type="float" office:value="14693.95" table:style-name="ce2">
            <text:p>14.693,95</text:p>
          </table:table-cell>
          <table:table-cell office:value-type="float" office:value="1236878.8799999999" table:style-name="ce2">
            <text:p>1.236.878,88</text:p>
          </table:table-cell>
          <table:table-cell office:value-type="float" office:value="1" table:style-name="ce1">
            <text:p>1</text:p>
          </table:table-cell>
          <table:table-cell office:value-type="float" office:value="8633.08" table:style-name="ce2">
            <text:p>8.633,08</text:p>
          </table:table-cell>
          <table:table-cell office:value-type="float" office:value="1542298.19" table:style-name="ce2">
            <text:p>1.542.298,19</text:p>
          </table:table-cell>
          <table:table-cell office:value-type="float" office:value="1" table:style-name="ce1">
            <text:p>1</text:p>
          </table:table-cell>
          <table:table-cell office:value-type="float" office:value="2528.59" table:style-name="ce2">
            <text:p>2.528,59</text:p>
          </table:table-cell>
          <table:table-cell office:value-type="float" office:value="246505.9" table:style-name="ce2">
            <text:p>246.505,90</text:p>
          </table:table-cell>
          <table:table-cell office:value-type="float" office:value="1" table:style-name="ce1">
            <text:p>1</text:p>
          </table:table-cell>
          <table:table-cell office:value-type="float" office:value="10841.15" table:style-name="ce2">
            <text:p>10.841,15</text:p>
          </table:table-cell>
          <table:table-cell office:value-type="float" office:value="724815.61" table:style-name="ce2">
            <text:p>724.815,61</text:p>
          </table:table-cell>
          <table:table-cell office:value-type="float" office:value="1" table:style-name="ce1">
            <text:p>1</text:p>
          </table:table-cell>
          <table:table-cell office:value-type="float" office:value="3852.04" table:style-name="ce2">
            <text:p>3.852,04</text:p>
          </table:table-cell>
          <table:table-cell office:value-type="float" office:value="381435.47" table:style-name="ce2">
            <text:p>381.435,47</text:p>
          </table:table-cell>
          <table:table-cell office:value-type="float" office:value="258" table:style-name="ce1">
            <text:p>258</text:p>
          </table:table-cell>
          <table:table-cell office:value-type="float" office:value="3657.63" table:style-name="ce2">
            <text:p>3.657,63</text:p>
          </table:table-cell>
          <table:table-cell office:value-type="float" office:value="507589.41" table:style-name="ce2">
            <text:p>507.589,41</text:p>
          </table:table-cell>
          <table:table-cell office:value-type="float" office:value="1" table:style-name="ce1">
            <text:p>1</text:p>
          </table:table-cell>
          <table:table-cell office:value-type="float" office:value="6446.06" table:style-name="ce2">
            <text:p>6.446,06</text:p>
          </table:table-cell>
          <table:table-cell office:value-type="float" office:value="729310.45" table:style-name="ce2">
            <text:p>729.310,45</text:p>
          </table:table-cell>
          <table:table-cell office:value-type="float" office:value="1" table:style-name="ce1">
            <text:p>1</text:p>
          </table:table-cell>
          <table:table-cell office:value-type="float" office:value="3164.42" table:style-name="ce2">
            <text:p>3.164,42</text:p>
          </table:table-cell>
          <table:table-cell office:value-type="float" office:value="296489.59000000003" table:style-name="ce2">
            <text:p>296.489,5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3 (BT / Asistencia Social)</text:p>
          </table:table-cell>
          <table:table-cell office:value-type="float" office:value="83" table:style-name="ce1">
            <text:p>83</text:p>
          </table:table-cell>
          <table:table-cell office:value-type="float" office:value="27.9" table:style-name="ce1">
            <text:p>27,9</text:p>
          </table:table-cell>
          <table:table-cell office:value-type="float" office:value="1674.01" table:style-name="ce2">
            <text:p>1.674,01</text:p>
          </table:table-cell>
          <table:table-cell office:value-type="float" office:value="161" table:style-name="ce1">
            <text:p>161</text:p>
          </table:table-cell>
          <table:table-cell office:value-type="float" office:value="86.81" table:style-name="ce1">
            <text:p>86,81</text:p>
          </table:table-cell>
          <table:table-cell office:value-type="float" office:value="4773.21" table:style-name="ce2">
            <text:p>4.773,21</text:p>
          </table:table-cell>
          <table:table-cell office:value-type="float" office:value="114" table:style-name="ce1">
            <text:p>114</text:p>
          </table:table-cell>
          <table:table-cell office:value-type="float" office:value="49.59" table:style-name="ce1">
            <text:p>49,59</text:p>
          </table:table-cell>
          <table:table-cell office:value-type="float" office:value="2660.62" table:style-name="ce2">
            <text:p>2.660,62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float" office:value="6388.71" table:style-name="ce2">
            <text:p>6.388,71</text:p>
          </table:table-cell>
          <table:table-cell office:value-type="float" office:value="110" table:style-name="ce1">
            <text:p>110</text:p>
          </table:table-cell>
          <table:table-cell office:value-type="float" office:value="106.55" table:style-name="ce1">
            <text:p>106,55</text:p>
          </table:table-cell>
          <table:table-cell office:value-type="float" office:value="5182.5" table:style-name="ce2">
            <text:p>5.182,50</text:p>
          </table:table-cell>
          <table:table-cell office:value-type="float" office:value="62" table:style-name="ce1">
            <text:p>62</text:p>
          </table:table-cell>
          <table:table-cell office:value-type="float" office:value="37.29" table:style-name="ce1">
            <text:p>37,29</text:p>
          </table:table-cell>
          <table:table-cell office:value-type="float" office:value="2054.2600000000002" table:style-name="ce2">
            <text:p>2.054,26</text:p>
          </table:table-cell>
          <table:table-cell office:value-type="float" office:value="168" table:style-name="ce1">
            <text:p>168</text:p>
          </table:table-cell>
          <table:table-cell office:value-type="float" office:value="115.81" table:style-name="ce1">
            <text:p>115,81</text:p>
          </table:table-cell>
          <table:table-cell office:value-type="float" office:value="6455.05" table:style-name="ce2">
            <text:p>6.455,05</text:p>
          </table:table-cell>
          <table:table-cell office:value-type="float" office:value="39" table:style-name="ce1">
            <text:p>39</text:p>
          </table:table-cell>
          <table:table-cell office:value-type="float" office:value="16.149999999999999" table:style-name="ce1">
            <text:p>16,15</text:p>
          </table:table-cell>
          <table:table-cell office:value-type="float" office:value="851.3" table:style-name="ce1">
            <text:p>851,3</text:p>
          </table:table-cell>
          <table:table-cell office:value-type="float" office:value="49" table:style-name="ce1">
            <text:p>49</text:p>
          </table:table-cell>
          <table:table-cell office:value-type="float" office:value="26.61" table:style-name="ce1">
            <text:p>26,61</text:p>
          </table:table-cell>
          <table:table-cell office:value-type="float" office:value="1434.15" table:style-name="ce2">
            <text:p>1.434,15</text:p>
          </table:table-cell>
          <table:table-cell office:value-type="float" office:value="128" table:style-name="ce1">
            <text:p>128</text:p>
          </table:table-cell>
          <table:table-cell office:value-type="float" office:value="82.83" table:style-name="ce1">
            <text:p>82,83</text:p>
          </table:table-cell>
          <table:table-cell office:value-type="float" office:value="4580.1499999999996" table:style-name="ce2">
            <text:p>4.580,15</text:p>
          </table:table-cell>
          <table:table-cell office:value-type="float" office:value="132" table:style-name="ce1">
            <text:p>132</text:p>
          </table:table-cell>
          <table:table-cell office:value-type="float" office:value="75.52" table:style-name="ce1">
            <text:p>75,52</text:p>
          </table:table-cell>
          <table:table-cell office:value-type="float" office:value="4404.6099999999997" table:style-name="ce2">
            <text:p>4.404,6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3 (BT / Asistencia Social con Demanda)</text:p>
          </table:table-cell>
          <table:table-cell office:value-type="float" office:value="2" table:style-name="ce1">
            <text:p>2</text:p>
          </table:table-cell>
          <table:table-cell office:value-type="float" office:value="2.92" table:style-name="ce1">
            <text:p>2,92</text:p>
          </table:table-cell>
          <table:table-cell office:value-type="float" office:value="263.49" table:style-name="ce1">
            <text:p>263,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1.8" table:style-name="ce1">
            <text:p>31,8</text:p>
          </table:table-cell>
          <table:table-cell office:value-type="float" office:value="2443.36" table:style-name="ce2">
            <text:p>2.443,36</text:p>
          </table:table-cell>
          <table:table-cell office:value-type="float" office:value="35" table:style-name="ce1">
            <text:p>35</text:p>
          </table:table-cell>
          <table:table-cell office:value-type="float" office:value="92.49" table:style-name="ce1">
            <text:p>92,49</text:p>
          </table:table-cell>
          <table:table-cell office:value-type="float" office:value="7249.49" table:style-name="ce2">
            <text:p>7.249,49</text:p>
          </table:table-cell>
          <table:table-cell office:value-type="float" office:value="8" table:style-name="ce1">
            <text:p>8</text:p>
          </table:table-cell>
          <table:table-cell office:value-type="float" office:value="8.91" table:style-name="ce1">
            <text:p>8,91</text:p>
          </table:table-cell>
          <table:table-cell office:value-type="float" office:value="905.36" table:style-name="ce1">
            <text:p>905,36</text:p>
          </table:table-cell>
          <table:table-cell office:value-type="float" office:value="4" table:style-name="ce1">
            <text:p>4</text:p>
          </table:table-cell>
          <table:table-cell office:value-type="float" office:value="3.31" table:style-name="ce1">
            <text:p>3,31</text:p>
          </table:table-cell>
          <table:table-cell office:value-type="float" office:value="317" table:style-name="ce1">
            <text:p>317</text:p>
          </table:table-cell>
          <table:table-cell office:value-type="float" office:value="1" table:style-name="ce1">
            <text:p>1</text:p>
          </table:table-cell>
          <table:table-cell office:value-type="float" office:value="2.2200000000000002" table:style-name="ce1">
            <text:p>2,22</text:p>
          </table:table-cell>
          <table:table-cell office:value-type="float" office:value="190.45" table:style-name="ce1">
            <text:p>190,45</text:p>
          </table:table-cell>
          <table:table-cell office:value-type="float" office:value="10" table:style-name="ce1">
            <text:p>10</text:p>
          </table:table-cell>
          <table:table-cell office:value-type="float" office:value="24.48" table:style-name="ce1">
            <text:p>24,48</text:p>
          </table:table-cell>
          <table:table-cell office:value-type="float" office:value="2007.59" table:style-name="ce2">
            <text:p>2.007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72.31" table:style-name="ce1">
            <text:p>72,3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NDCGCD01 (B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197.2" table:style-name="ce1">
            <text:p>197,2</text:p>
          </table:table-cell>
          <table:table-cell office:value-type="float" office:value="14734.07" table:style-name="ce2">
            <text:p>14.734,0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4 (B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4 (BT / Beneficio Público)</text:p>
          </table:table-cell>
          <table:table-cell office:value-type="float" office:value="518" table:style-name="ce1">
            <text:p>518</text:p>
          </table:table-cell>
          <table:table-cell office:value-type="float" office:value="47.43" table:style-name="ce1">
            <text:p>47,43</text:p>
          </table:table-cell>
          <table:table-cell office:value-type="float" office:value="2884.36" table:style-name="ce2">
            <text:p>2.884,36</text:p>
          </table:table-cell>
          <table:table-cell office:value-type="float" office:value="851" table:style-name="ce1">
            <text:p>851</text:p>
          </table:table-cell>
          <table:table-cell office:value-type="float" office:value="193.5" table:style-name="ce1">
            <text:p>193,5</text:p>
          </table:table-cell>
          <table:table-cell office:value-type="float" office:value="10595.04" table:style-name="ce2">
            <text:p>10.595,04</text:p>
          </table:table-cell>
          <table:table-cell office:value-type="float" office:value="828" table:style-name="ce1">
            <text:p>828</text:p>
          </table:table-cell>
          <table:table-cell office:value-type="float" office:value="155.66999999999999" table:style-name="ce1">
            <text:p>155,67</text:p>
          </table:table-cell>
          <table:table-cell office:value-type="float" office:value="8708.44" table:style-name="ce2">
            <text:p>8.708,44</text:p>
          </table:table-cell>
          <table:table-cell office:value-type="float" office:value="393" table:style-name="ce1">
            <text:p>393</text:p>
          </table:table-cell>
          <table:table-cell office:value-type="float" office:value="329.09" table:style-name="ce1">
            <text:p>329,09</text:p>
          </table:table-cell>
          <table:table-cell office:value-type="float" office:value="32000.9" table:style-name="ce2">
            <text:p>32.000,90</text:p>
          </table:table-cell>
          <table:table-cell office:value-type="float" office:value="819" table:style-name="ce1">
            <text:p>819</text:p>
          </table:table-cell>
          <table:table-cell office:value-type="float" office:value="167.35" table:style-name="ce1">
            <text:p>167,35</text:p>
          </table:table-cell>
          <table:table-cell office:value-type="float" office:value="10694.34" table:style-name="ce2">
            <text:p>10.694,34</text:p>
          </table:table-cell>
          <table:table-cell office:value-type="float" office:value="253" table:style-name="ce1">
            <text:p>253</text:p>
          </table:table-cell>
          <table:table-cell office:value-type="float" office:value="59.11" table:style-name="ce1">
            <text:p>59,11</text:p>
          </table:table-cell>
          <table:table-cell office:value-type="float" office:value="3263.94" table:style-name="ce2">
            <text:p>3.263,94</text:p>
          </table:table-cell>
          <table:table-cell office:value-type="float" office:value="570" table:style-name="ce1">
            <text:p>570</text:p>
          </table:table-cell>
          <table:table-cell office:value-type="float" office:value="177.13" table:style-name="ce1">
            <text:p>177,13</text:p>
          </table:table-cell>
          <table:table-cell office:value-type="float" office:value="10088.56" table:style-name="ce2">
            <text:p>10.088,56</text:p>
          </table:table-cell>
          <table:table-cell office:value-type="float" office:value="251" table:style-name="ce1">
            <text:p>251</text:p>
          </table:table-cell>
          <table:table-cell office:value-type="float" office:value="67.81" table:style-name="ce1">
            <text:p>67,81</text:p>
          </table:table-cell>
          <table:table-cell office:value-type="float" office:value="3722.43" table:style-name="ce2">
            <text:p>3.722,43</text:p>
          </table:table-cell>
          <table:table-cell office:value-type="float" office:value="241" table:style-name="ce1">
            <text:p>241</text:p>
          </table:table-cell>
          <table:table-cell office:value-type="float" office:value="78.150000000000006" table:style-name="ce1">
            <text:p>78,15</text:p>
          </table:table-cell>
          <table:table-cell office:value-type="float" office:value="4262.29" table:style-name="ce2">
            <text:p>4.262,29</text:p>
          </table:table-cell>
          <table:table-cell office:value-type="float" office:value="1006" table:style-name="ce3">
            <text:p>1.006</text:p>
          </table:table-cell>
          <table:table-cell office:value-type="float" office:value="273.45999999999998" table:style-name="ce1">
            <text:p>273,46</text:p>
          </table:table-cell>
          <table:table-cell office:value-type="float" office:value="15421.66" table:style-name="ce2">
            <text:p>15.421,66</text:p>
          </table:table-cell>
          <table:table-cell office:value-type="float" office:value="761" table:style-name="ce1">
            <text:p>761</text:p>
          </table:table-cell>
          <table:table-cell office:value-type="float" office:value="114.79" table:style-name="ce1">
            <text:p>114,79</text:p>
          </table:table-cell>
          <table:table-cell office:value-type="float" office:value="6471.75" table:style-name="ce2">
            <text:p>6.471,7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5 (BT / Beneficio Público con Demanda)</text:p>
          </table:table-cell>
          <table:table-cell office:value-type="float" office:value="2" table:style-name="ce1">
            <text:p>2</text:p>
          </table:table-cell>
          <table:table-cell office:value-type="float" office:value="4.74" table:style-name="ce1">
            <text:p>4,74</text:p>
          </table:table-cell>
          <table:table-cell office:value-type="float" office:value="397.73" table:style-name="ce1">
            <text:p>397,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0.96" table:style-name="ce1">
            <text:p>10,96</text:p>
          </table:table-cell>
          <table:table-cell office:value-type="float" office:value="1023.6" table:style-name="ce2">
            <text:p>1.023,60</text:p>
          </table:table-cell>
          <table:table-cell office:value-type="float" office:value="55" table:style-name="ce1">
            <text:p>55</text:p>
          </table:table-cell>
          <table:table-cell office:value-type="float" office:value="120.52" table:style-name="ce1">
            <text:p>120,52</text:p>
          </table:table-cell>
          <table:table-cell office:value-type="float" office:value="9386.48" table:style-name="ce2">
            <text:p>9.386,48</text:p>
          </table:table-cell>
          <table:table-cell office:value-type="float" office:value="3" table:style-name="ce1">
            <text:p>3</text:p>
          </table:table-cell>
          <table:table-cell office:value-type="float" office:value="6.19" table:style-name="ce1">
            <text:p>6,19</text:p>
          </table:table-cell>
          <table:table-cell office:value-type="float" office:value="586.52" table:style-name="ce1">
            <text:p>586,52</text:p>
          </table:table-cell>
          <table:table-cell office:value-type="float" office:value="8" table:style-name="ce1">
            <text:p>8</text:p>
          </table:table-cell>
          <table:table-cell office:value-type="float" office:value="9.82" table:style-name="ce1">
            <text:p>9,82</text:p>
          </table:table-cell>
          <table:table-cell office:value-type="float" office:value="922.82" table:style-name="ce1">
            <text:p>922,82</text:p>
          </table:table-cell>
          <table:table-cell office:value-type="float" office:value="7" table:style-name="ce1">
            <text:p>7</text:p>
          </table:table-cell>
          <table:table-cell office:value-type="float" office:value="13.82" table:style-name="ce1">
            <text:p>13,82</text:p>
          </table:table-cell>
          <table:table-cell office:value-type="float" office:value="1197.21" table:style-name="ce2">
            <text:p>1.197,21</text:p>
          </table:table-cell>
          <table:table-cell office:value-type="float" office:value="19" table:style-name="ce1">
            <text:p>19</text:p>
          </table:table-cell>
          <table:table-cell office:value-type="float" office:value="54.04" table:style-name="ce1">
            <text:p>54,04</text:p>
          </table:table-cell>
          <table:table-cell office:value-type="float" office:value="4346.8999999999996" table:style-name="ce2">
            <text:p>4.346,90</text:p>
          </table:table-cell>
          <table:table-cell office:value-type="float" office:value="2" table:style-name="ce1">
            <text:p>2</text:p>
          </table:table-cell>
          <table:table-cell office:value-type="float" office:value="2.27" table:style-name="ce1">
            <text:p>2,27</text:p>
          </table:table-cell>
          <table:table-cell office:value-type="float" office:value="178.35" table:style-name="ce1">
            <text:p>178,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.47" table:style-name="ce1">
            <text:p>3,47</text:p>
          </table:table-cell>
          <table:table-cell office:value-type="float" office:value="419.5" table:style-name="ce1">
            <text:p>419,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20 (B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100.95" table:style-name="ce1">
            <text:p>100,95</text:p>
          </table:table-cell>
          <table:table-cell office:value-type="float" office:value="7925.43" table:style-name="ce2">
            <text:p>7.925,4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21 (B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2.49" table:style-name="ce1">
            <text:p>32,49</text:p>
          </table:table-cell>
          <table:table-cell office:value-type="float" office:value="1308.82" table:style-name="ce2">
            <text:p>1.308,82</text:p>
          </table:table-cell>
          <table:table-cell office:value-type="float" office:value="8" table:style-name="ce1">
            <text:p>8</text:p>
          </table:table-cell>
          <table:table-cell office:value-type="float" office:value="6.81" table:style-name="ce1">
            <text:p>6,81</text:p>
          </table:table-cell>
          <table:table-cell office:value-type="float" office:value="278.16000000000003" table:style-name="ce1">
            <text:p>278,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.24" table:style-name="ce1">
            <text:p>10,24</text:p>
          </table:table-cell>
          <table:table-cell office:value-type="float" office:value="416.76" table:style-name="ce1">
            <text:p>416,76</text:p>
          </table:table-cell>
          <table:table-cell office:value-type="float" office:value="1" table:style-name="ce1">
            <text:p>1</text:p>
          </table:table-cell>
          <table:table-cell office:value-type="float" office:value="37.26" table:style-name="ce1">
            <text:p>37,26</text:p>
          </table:table-cell>
          <table:table-cell office:value-type="float" office:value="1490.98" table:style-name="ce2">
            <text:p>1.490,98</text:p>
          </table:table-cell>
          <table:table-cell office:value-type="float" office:value="12" table:style-name="ce1">
            <text:p>12</text:p>
          </table:table-cell>
          <table:table-cell office:value-type="float" office:value="5.57" table:style-name="ce1">
            <text:p>5,57</text:p>
          </table:table-cell>
          <table:table-cell office:value-type="float" office:value="231.08" table:style-name="ce1">
            <text:p>231,08</text:p>
          </table:table-cell>
          <table:table-cell office:value-type="float" office:value="7" table:style-name="ce1">
            <text:p>7</text:p>
          </table:table-cell>
          <table:table-cell office:value-type="float" office:value="31.42" table:style-name="ce1">
            <text:p>31,42</text:p>
          </table:table-cell>
          <table:table-cell office:value-type="float" office:value="1308.57" table:style-name="ce2">
            <text:p>1.308,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9.38" table:style-name="ce1">
            <text:p>29,38</text:p>
          </table:table-cell>
          <table:table-cell office:value-type="float" office:value="1185.8599999999999" table:style-name="ce2">
            <text:p>1.185,86</text:p>
          </table:table-cell>
          <table:table-cell office:value-type="float" office:value="53" table:style-name="ce1">
            <text:p>53</text:p>
          </table:table-cell>
          <table:table-cell office:value-type="float" office:value="42.43" table:style-name="ce1">
            <text:p>42,43</text:p>
          </table:table-cell>
          <table:table-cell office:value-type="float" office:value="1734.22" table:style-name="ce2">
            <text:p>1.734,2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6 (B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8.79" table:style-name="ce1">
            <text:p>18,79</text:p>
          </table:table-cell>
          <table:table-cell office:value-type="float" office:value="1610.14" table:style-name="ce2">
            <text:p>1.610,14</text:p>
          </table:table-cell>
          <table:table-cell office:value-type="float" office:value="9" table:style-name="ce1">
            <text:p>9</text:p>
          </table:table-cell>
          <table:table-cell office:value-type="float" office:value="46.94" table:style-name="ce1">
            <text:p>46,94</text:p>
          </table:table-cell>
          <table:table-cell office:value-type="float" office:value="4348.42" table:style-name="ce2">
            <text:p>4.348,42</text:p>
          </table:table-cell>
          <table:table-cell office:value-type="float" office:value="52" table:style-name="ce1">
            <text:p>52</text:p>
          </table:table-cell>
          <table:table-cell office:value-type="float" office:value="71.569999999999993" table:style-name="ce1">
            <text:p>71,57</text:p>
          </table:table-cell>
          <table:table-cell office:value-type="float" office:value="7275.76" table:style-name="ce2">
            <text:p>7.275,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7.02" table:style-name="ce1">
            <text:p>27,02</text:p>
          </table:table-cell>
          <table:table-cell office:value-type="float" office:value="2337.7199999999998" table:style-name="ce2">
            <text:p>2.337,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.59" table:style-name="ce1">
            <text:p>5,59</text:p>
          </table:table-cell>
          <table:table-cell office:value-type="float" office:value="449.91" table:style-name="ce1">
            <text:p>449,91</text:p>
          </table:table-cell>
          <table:table-cell office:value-type="float" office:value="28" table:style-name="ce1">
            <text:p>28</text:p>
          </table:table-cell>
          <table:table-cell office:value-type="float" office:value="18.11" table:style-name="ce1">
            <text:p>18,11</text:p>
          </table:table-cell>
          <table:table-cell office:value-type="float" office:value="1855.39" table:style-name="ce2">
            <text:p>1.855,3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4 (B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43.18" table:style-name="ce1">
            <text:p>43,18</text:p>
          </table:table-cell>
          <table:table-cell office:value-type="float" office:value="3743.69" table:style-name="ce2">
            <text:p>3.743,6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4 (BT / Bombeo de Agua para Servicio Público de Agu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5.13" table:style-name="ce1">
            <text:p>15,13</text:p>
          </table:table-cell>
          <table:table-cell office:value-type="float" office:value="993.18" table:style-name="ce1">
            <text:p>993,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1.49" table:style-name="ce1">
            <text:p>21,49</text:p>
          </table:table-cell>
          <table:table-cell office:value-type="float" office:value="1452.48" table:style-name="ce2">
            <text:p>1.452,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2.69" table:style-name="ce1">
            <text:p>32,69</text:p>
          </table:table-cell>
          <table:table-cell office:value-type="float" office:value="2156.04" table:style-name="ce2">
            <text:p>2.156,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36.15" table:style-name="ce1">
            <text:p>36,15</text:p>
          </table:table-cell>
          <table:table-cell office:value-type="float" office:value="2379.0500000000002" table:style-name="ce2">
            <text:p>2.379,05</text:p>
          </table:table-cell>
          <table:table-cell office:value-type="float" office:value="12" table:style-name="ce1">
            <text:p>12</text:p>
          </table:table-cell>
          <table:table-cell office:value-type="float" office:value="12.85" table:style-name="ce1">
            <text:p>12,85</text:p>
          </table:table-cell>
          <table:table-cell office:value-type="float" office:value="843.51" table:style-name="ce1">
            <text:p>843,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40 (BT / Bombeo de Agua para Servicio Públic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71.8" table:style-name="ce1">
            <text:p>71,8</text:p>
          </table:table-cell>
          <table:table-cell office:value-type="float" office:value="4691.3900000000003" table:style-name="ce2">
            <text:p>4.691,39</text:p>
          </table:table-cell>
          <table:table-cell office:value-type="float" office:value="1" table:style-name="ce1">
            <text:p>1</text:p>
          </table:table-cell>
          <table:table-cell office:value-type="float" office:value="18.72" table:style-name="ce1">
            <text:p>18,72</text:p>
          </table:table-cell>
          <table:table-cell office:value-type="float" office:value="1436.87" table:style-name="ce2">
            <text:p>1.436,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5199999999999996" table:style-name="ce1">
            <text:p>4,52</text:p>
          </table:table-cell>
          <table:table-cell office:value-type="float" office:value="405.7" table:style-name="ce1">
            <text:p>405,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825.02" table:style-name="ce1">
            <text:p>825,02</text:p>
          </table:table-cell>
          <table:table-cell office:value-type="float" office:value="53107.26" table:style-name="ce2">
            <text:p>53.107,2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1 (BT / Comer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3.41" table:style-name="ce1">
            <text:p>3,41</text:p>
          </table:table-cell>
          <table:table-cell office:value-type="float" office:value="386.25" table:style-name="ce1">
            <text:p>386,25</text:p>
          </table:table-cell>
          <table:table-cell office:value-type="float" office:value="234" table:style-name="ce1">
            <text:p>234</text:p>
          </table:table-cell>
          <table:table-cell office:value-type="float" office:value="123.79" table:style-name="ce1">
            <text:p>123,79</text:p>
          </table:table-cell>
          <table:table-cell office:value-type="float" office:value="12613.73" table:style-name="ce2">
            <text:p>12.613,73</text:p>
          </table:table-cell>
          <table:table-cell office:value-type="float" office:value="37" table:style-name="ce1">
            <text:p>37</text:p>
          </table:table-cell>
          <table:table-cell office:value-type="float" office:value="20.11" table:style-name="ce1">
            <text:p>20,11</text:p>
          </table:table-cell>
          <table:table-cell office:value-type="float" office:value="2142.9299999999998" table:style-name="ce2">
            <text:p>2.142,93</text:p>
          </table:table-cell>
          <table:table-cell office:value-type="float" office:value="14" table:style-name="ce1">
            <text:p>14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990.67" table:style-name="ce1">
            <text:p>990,67</text:p>
          </table:table-cell>
          <table:table-cell office:value-type="float" office:value="10" table:style-name="ce1">
            <text:p>10</text:p>
          </table:table-cell>
          <table:table-cell office:value-type="float" office:value="4.29" table:style-name="ce1">
            <text:p>4,29</text:p>
          </table:table-cell>
          <table:table-cell office:value-type="float" office:value="431.87" table:style-name="ce1">
            <text:p>431,87</text:p>
          </table:table-cell>
          <table:table-cell office:value-type="float" office:value="27" table:style-name="ce1">
            <text:p>27</text:p>
          </table:table-cell>
          <table:table-cell office:value-type="float" office:value="10.91" table:style-name="ce1">
            <text:p>10,91</text:p>
          </table:table-cell>
          <table:table-cell office:value-type="float" office:value="1111.75" table:style-name="ce2">
            <text:p>1.111,75</text:p>
          </table:table-cell>
          <table:table-cell office:value-type="float" office:value="56" table:style-name="ce1">
            <text:p>56</text:p>
          </table:table-cell>
          <table:table-cell office:value-type="float" office:value="21.55" table:style-name="ce1">
            <text:p>21,55</text:p>
          </table:table-cell>
          <table:table-cell office:value-type="float" office:value="2227.4699999999998" table:style-name="ce2">
            <text:p>2.227,47</text:p>
          </table:table-cell>
          <table:table-cell office:value-type="float" office:value="4" table:style-name="ce1">
            <text:p>4</text:p>
          </table:table-cell>
          <table:table-cell office:value-type="float" office:value="1.03" table:style-name="ce1">
            <text:p>1,03</text:p>
          </table:table-cell>
          <table:table-cell office:value-type="float" office:value="104.39" table:style-name="ce1">
            <text:p>104,39</text:p>
          </table:table-cell>
          <table:table-cell office:value-type="float" office:value="72" table:style-name="ce1">
            <text:p>72</text:p>
          </table:table-cell>
          <table:table-cell office:value-type="float" office:value="19.05" table:style-name="ce1">
            <text:p>19,05</text:p>
          </table:table-cell>
          <table:table-cell office:value-type="float" office:value="1965.7" table:style-name="ce2">
            <text:p>1.965,70</text:p>
          </table:table-cell>
          <table:table-cell office:value-type="float" office:value="4" table:style-name="ce1">
            <text:p>4</text:p>
          </table:table-cell>
          <table:table-cell office:value-type="float" office:value="0.46" table:style-name="ce1">
            <text:p>0,46</text:p>
          </table:table-cell>
          <table:table-cell office:value-type="float" office:value="48.06" table:style-name="ce1">
            <text:p>48,0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1 (BT / Comer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8.23" table:style-name="ce1">
            <text:p>8,23</text:p>
          </table:table-cell>
          <table:table-cell office:value-type="float" office:value="891.45" table:style-name="ce1">
            <text:p>891,45</text:p>
          </table:table-cell>
          <table:table-cell office:value-type="float" office:value="4" table:style-name="ce1">
            <text:p>4</text:p>
          </table:table-cell>
          <table:table-cell office:value-type="float" office:value="18.57" table:style-name="ce1">
            <text:p>18,57</text:p>
          </table:table-cell>
          <table:table-cell office:value-type="float" office:value="2192.5700000000002" table:style-name="ce2">
            <text:p>2.192,57</text:p>
          </table:table-cell>
          <table:table-cell office:value-type="float" office:value="6" table:style-name="ce1">
            <text:p>6</text:p>
          </table:table-cell>
          <table:table-cell office:value-type="float" office:value="26.48" table:style-name="ce1">
            <text:p>26,48</text:p>
          </table:table-cell>
          <table:table-cell office:value-type="float" office:value="3167.1" table:style-name="ce2">
            <text:p>3.167,10</text:p>
          </table:table-cell>
          <table:table-cell office:value-type="float" office:value="1" table:style-name="ce1">
            <text:p>1</text:p>
          </table:table-cell>
          <table:table-cell office:value-type="float" office:value="3.26" table:style-name="ce1">
            <text:p>3,26</text:p>
          </table:table-cell>
          <table:table-cell office:value-type="float" office:value="406.47" table:style-name="ce1">
            <text:p>406,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75" table:style-name="ce1">
            <text:p>2,75</text:p>
          </table:table-cell>
          <table:table-cell office:value-type="float" office:value="291.57" table:style-name="ce1">
            <text:p>291,57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854.3" table:style-name="ce1">
            <text:p>854,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1 (B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.78" table:style-name="ce1">
            <text:p>5,78</text:p>
          </table:table-cell>
          <table:table-cell office:value-type="float" office:value="544.20000000000005" table:style-name="ce1">
            <text:p>544,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9 (BT / Culto Religios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.1" table:style-name="ce1">
            <text:p>0,1</text:p>
          </table:table-cell>
          <table:table-cell office:value-type="float" office:value="9.1300000000000008" table:style-name="ce1">
            <text:p>9,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49" table:style-name="ce1">
            <text:p>0,49</text:p>
          </table:table-cell>
          <table:table-cell office:value-type="float" office:value="24.18" table:style-name="ce1">
            <text:p>24,18</text:p>
          </table:table-cell>
          <table:table-cell office:value-type="float" office:value="1" table:style-name="ce1">
            <text:p>1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6.32" table:style-name="ce1">
            <text:p>6,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31" table:style-name="ce1">
            <text:p>0,3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.23" table:style-name="ce1">
            <text:p>0,23</text:p>
          </table:table-cell>
          <table:table-cell office:value-type="float" office:value="17.88" table:style-name="ce1">
            <text:p>17,8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2 (BT / Culto Religioso con Demanda)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,6</text:p>
          </table:table-cell>
          <table:table-cell office:value-type="float" office:value="53.11" table:style-name="ce1">
            <text:p>53,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5 (BT / Entidades Oficiales)</text:p>
          </table:table-cell>
          <table:table-cell office:value-type="float" office:value="356" table:style-name="ce1">
            <text:p>356</text:p>
          </table:table-cell>
          <table:table-cell office:value-type="float" office:value="97.61" table:style-name="ce1">
            <text:p>97,61</text:p>
          </table:table-cell>
          <table:table-cell office:value-type="float" office:value="9527.5400000000009" table:style-name="ce2">
            <text:p>9.527,54</text:p>
          </table:table-cell>
          <table:table-cell office:value-type="float" office:value="1018" table:style-name="ce3">
            <text:p>1.018</text:p>
          </table:table-cell>
          <table:table-cell office:value-type="float" office:value="381.97" table:style-name="ce1">
            <text:p>381,97</text:p>
          </table:table-cell>
          <table:table-cell office:value-type="float" office:value="35211.15" table:style-name="ce2">
            <text:p>35.211,15</text:p>
          </table:table-cell>
          <table:table-cell office:value-type="float" office:value="406" table:style-name="ce1">
            <text:p>406</text:p>
          </table:table-cell>
          <table:table-cell office:value-type="float" office:value="168.35" table:style-name="ce1">
            <text:p>168,35</text:p>
          </table:table-cell>
          <table:table-cell office:value-type="float" office:value="15539.46" table:style-name="ce2">
            <text:p>15.539,46</text:p>
          </table:table-cell>
          <table:table-cell office:value-type="float" office:value="1380" table:style-name="ce3">
            <text:p>1.380</text:p>
          </table:table-cell>
          <table:table-cell office:value-type="float" office:value="951.24" table:style-name="ce1">
            <text:p>951,24</text:p>
          </table:table-cell>
          <table:table-cell office:value-type="float" office:value="92084.83" table:style-name="ce2">
            <text:p>92.084,83</text:p>
          </table:table-cell>
          <table:table-cell office:value-type="float" office:value="638" table:style-name="ce1">
            <text:p>638</text:p>
          </table:table-cell>
          <table:table-cell office:value-type="float" office:value="437.31" table:style-name="ce1">
            <text:p>437,31</text:p>
          </table:table-cell>
          <table:table-cell office:value-type="float" office:value="38938.14" table:style-name="ce2">
            <text:p>38.938,14</text:p>
          </table:table-cell>
          <table:table-cell office:value-type="float" office:value="265" table:style-name="ce1">
            <text:p>265</text:p>
          </table:table-cell>
          <table:table-cell office:value-type="float" office:value="155.43" table:style-name="ce1">
            <text:p>155,43</text:p>
          </table:table-cell>
          <table:table-cell office:value-type="float" office:value="14275.78" table:style-name="ce2">
            <text:p>14.275,78</text:p>
          </table:table-cell>
          <table:table-cell office:value-type="float" office:value="546" table:style-name="ce1">
            <text:p>546</text:p>
          </table:table-cell>
          <table:table-cell office:value-type="float" office:value="342.19" table:style-name="ce1">
            <text:p>342,19</text:p>
          </table:table-cell>
          <table:table-cell office:value-type="float" office:value="31484.13" table:style-name="ce2">
            <text:p>31.484,13</text:p>
          </table:table-cell>
          <table:table-cell office:value-type="float" office:value="350" table:style-name="ce1">
            <text:p>350</text:p>
          </table:table-cell>
          <table:table-cell office:value-type="float" office:value="298.86" table:style-name="ce1">
            <text:p>298,86</text:p>
          </table:table-cell>
          <table:table-cell office:value-type="float" office:value="27687.19" table:style-name="ce2">
            <text:p>27.687,19</text:p>
          </table:table-cell>
          <table:table-cell office:value-type="float" office:value="607" table:style-name="ce1">
            <text:p>607</text:p>
          </table:table-cell>
          <table:table-cell office:value-type="float" office:value="504.96" table:style-name="ce1">
            <text:p>504,96</text:p>
          </table:table-cell>
          <table:table-cell office:value-type="float" office:value="46572.3" table:style-name="ce2">
            <text:p>46.572,30</text:p>
          </table:table-cell>
          <table:table-cell office:value-type="float" office:value="686" table:style-name="ce1">
            <text:p>686</text:p>
          </table:table-cell>
          <table:table-cell office:value-type="float" office:value="447.22" table:style-name="ce1">
            <text:p>447,22</text:p>
          </table:table-cell>
          <table:table-cell office:value-type="float" office:value="41092.300000000003" table:style-name="ce2">
            <text:p>41.092,30</text:p>
          </table:table-cell>
          <table:table-cell office:value-type="float" office:value="282" table:style-name="ce1">
            <text:p>282</text:p>
          </table:table-cell>
          <table:table-cell office:value-type="float" office:value="138.35" table:style-name="ce1">
            <text:p>138,35</text:p>
          </table:table-cell>
          <table:table-cell office:value-type="float" office:value="12738.78" table:style-name="ce2">
            <text:p>12.738,7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7 (BT / Entidades Oficiales con Demanda)</text:p>
          </table:table-cell>
          <table:table-cell office:value-type="float" office:value="11" table:style-name="ce1">
            <text:p>11</text:p>
          </table:table-cell>
          <table:table-cell office:value-type="float" office:value="37.51" table:style-name="ce1">
            <text:p>37,51</text:p>
          </table:table-cell>
          <table:table-cell office:value-type="float" office:value="3933.9" table:style-name="ce2">
            <text:p>3.933,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54.48" table:style-name="ce1">
            <text:p>54,48</text:p>
          </table:table-cell>
          <table:table-cell office:value-type="float" office:value="5667.41" table:style-name="ce2">
            <text:p>5.667,41</text:p>
          </table:table-cell>
          <table:table-cell office:value-type="float" office:value="310" table:style-name="ce1">
            <text:p>310</text:p>
          </table:table-cell>
          <table:table-cell office:value-type="float" office:value="797.45" table:style-name="ce1">
            <text:p>797,45</text:p>
          </table:table-cell>
          <table:table-cell office:value-type="float" office:value="80616.509999999995" table:style-name="ce2">
            <text:p>80.616,51</text:p>
          </table:table-cell>
          <table:table-cell office:value-type="float" office:value="74" table:style-name="ce1">
            <text:p>74</text:p>
          </table:table-cell>
          <table:table-cell office:value-type="float" office:value="112.66" table:style-name="ce1">
            <text:p>112,66</text:p>
          </table:table-cell>
          <table:table-cell office:value-type="float" office:value="12860.01" table:style-name="ce2">
            <text:p>12.860,01</text:p>
          </table:table-cell>
          <table:table-cell office:value-type="float" office:value="28" table:style-name="ce1">
            <text:p>28</text:p>
          </table:table-cell>
          <table:table-cell office:value-type="float" office:value="74.06" table:style-name="ce1">
            <text:p>74,06</text:p>
          </table:table-cell>
          <table:table-cell office:value-type="float" office:value="8142.57" table:style-name="ce2">
            <text:p>8.142,57</text:p>
          </table:table-cell>
          <table:table-cell office:value-type="float" office:value="92" table:style-name="ce1">
            <text:p>92</text:p>
          </table:table-cell>
          <table:table-cell office:value-type="float" office:value="206.6" table:style-name="ce1">
            <text:p>206,6</text:p>
          </table:table-cell>
          <table:table-cell office:value-type="float" office:value="21071.64" table:style-name="ce2">
            <text:p>21.071,64</text:p>
          </table:table-cell>
          <table:table-cell office:value-type="float" office:value="55" table:style-name="ce1">
            <text:p>55</text:p>
          </table:table-cell>
          <table:table-cell office:value-type="float" office:value="195.87" table:style-name="ce1">
            <text:p>195,87</text:p>
          </table:table-cell>
          <table:table-cell office:value-type="float" office:value="20447.97" table:style-name="ce2">
            <text:p>20.447,97</text:p>
          </table:table-cell>
          <table:table-cell office:value-type="float" office:value="11" table:style-name="ce1">
            <text:p>11</text:p>
          </table:table-cell>
          <table:table-cell office:value-type="float" office:value="18.36" table:style-name="ce1">
            <text:p>18,36</text:p>
          </table:table-cell>
          <table:table-cell office:value-type="float" office:value="1891.71" table:style-name="ce2">
            <text:p>1.891,71</text:p>
          </table:table-cell>
          <table:table-cell office:value-type="float" office:value="3" table:style-name="ce1">
            <text:p>3</text:p>
          </table:table-cell>
          <table:table-cell office:value-type="float" office:value="7.53" table:style-name="ce1">
            <text:p>7,53</text:p>
          </table:table-cell>
          <table:table-cell office:value-type="float" office:value="738.9" table:style-name="ce1">
            <text:p>738,9</text:p>
          </table:table-cell>
          <table:table-cell office:value-type="float" office:value="29" table:style-name="ce1">
            <text:p>29</text:p>
          </table:table-cell>
          <table:table-cell office:value-type="float" office:value="24.21" table:style-name="ce1">
            <text:p>24,21</text:p>
          </table:table-cell>
          <table:table-cell office:value-type="float" office:value="2788.08" table:style-name="ce2">
            <text:p>2.788,0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5 (B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36" table:style-name="ce1">
            <text:p>3,36</text:p>
          </table:table-cell>
          <table:table-cell office:value-type="float" office:value="350.52" table:style-name="ce1">
            <text:p>350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73.2" table:style-name="ce1">
            <text:p>73,2</text:p>
          </table:table-cell>
          <table:table-cell office:value-type="float" office:value="6940.51" table:style-name="ce2">
            <text:p>6.940,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4" table:style-name="ce1">
            <text:p>224</text:p>
          </table:table-cell>
          <table:table-cell office:value-type="float" office:value="982.87" table:style-name="ce1">
            <text:p>982,87</text:p>
          </table:table-cell>
          <table:table-cell office:value-type="float" office:value="93750.2" table:style-name="ce2">
            <text:p>93.750,2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8 (BT / Escenarios Deportivos con Demanda)</text:p>
          </table:table-cell>
          <table:table-cell office:value-type="float" office:value="1" table:style-name="ce1">
            <text:p>1</text:p>
          </table:table-cell>
          <table:table-cell office:value-type="float" office:value="2.0299999999999998" table:style-name="ce1">
            <text:p>2,03</text:p>
          </table:table-cell>
          <table:table-cell office:value-type="float" office:value="226.29" table:style-name="ce1">
            <text:p>226,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.93" table:style-name="ce1">
            <text:p>1,93</text:p>
          </table:table-cell>
          <table:table-cell office:value-type="float" office:value="329.1" table:style-name="ce1">
            <text:p>329,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.2" table:style-name="ce1">
            <text:p>6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6.6" table:style-name="ce1">
            <text:p>6,6</text:p>
          </table:table-cell>
          <table:table-cell office:value-type="float" office:value="745.09" table:style-name="ce1">
            <text:p>745,0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2 (BT / Industrial Artesa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2 (BT / Industr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0 (BT / Industr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99" table:style-name="ce1">
            <text:p>3,99</text:p>
          </table:table-cell>
          <table:table-cell office:value-type="float" office:value="390.31" table:style-name="ce1">
            <text:p>390,3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RE (Residen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53.1" table:style-name="ce1">
            <text:p>53,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9" table:style-name="ce1">
            <text:p>0,59</text:p>
          </table:table-cell>
          <table:table-cell office:value-type="float" office:value="-185.27" table:style-name="ce1">
            <text:p>-185,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09" table:style-name="ce1">
            <text:p>-0,09</text:p>
          </table:table-cell>
          <table:table-cell office:value-type="float" office:value="-9" table:style-name="ce1">
            <text:p>-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4" table:style-name="ce1">
            <text:p>-0,74</text:p>
          </table:table-cell>
          <table:table-cell office:value-type="float" office:value="-82.94" table:style-name="ce1">
            <text:p>-82,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9 (B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7 (BT / Autoconsumo con Deman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8 (B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8 (BT / Otr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2 (BT / Escenarios Deportivos)</text:p>
          </table:table-cell>
          <table:table-cell office:value-type="float" office:value="11" table:style-name="ce1">
            <text:p>11</text:p>
          </table:table-cell>
          <table:table-cell office:value-type="float" office:value="0.69" table:style-name="ce1">
            <text:p>0,69</text:p>
          </table:table-cell>
          <table:table-cell office:value-type="float" office:value="71.83" table:style-name="ce1">
            <text:p>71,83</text:p>
          </table:table-cell>
          <table:table-cell office:value-type="float" office:value="14" table:style-name="ce1">
            <text:p>14</text:p>
          </table:table-cell>
          <table:table-cell office:value-type="float" office:value="1.95" table:style-name="ce1">
            <text:p>1,95</text:p>
          </table:table-cell>
          <table:table-cell office:value-type="float" office:value="181.8" table:style-name="ce1">
            <text:p>181,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.42" table:style-name="ce1">
            <text:p>2,42</text:p>
          </table:table-cell>
          <table:table-cell office:value-type="float" office:value="220.24" table:style-name="ce1">
            <text:p>220,24</text:p>
          </table:table-cell>
          <table:table-cell office:value-type="float" office:value="11" table:style-name="ce1">
            <text:p>11</text:p>
          </table:table-cell>
          <table:table-cell office:value-type="float" office:value="2.98" table:style-name="ce1">
            <text:p>2,98</text:p>
          </table:table-cell>
          <table:table-cell office:value-type="float" office:value="274.93" table:style-name="ce1">
            <text:p>274,93</text:p>
          </table:table-cell>
          <table:table-cell office:value-type="float" office:value="1" table:style-name="ce1">
            <text:p>1</text:p>
          </table:table-cell>
          <table:table-cell office:value-type="float" office:value="0.26" table:style-name="ce1">
            <text:p>0,26</text:p>
          </table:table-cell>
          <table:table-cell office:value-type="float" office:value="22.65" table:style-name="ce1">
            <text:p>22,65</text:p>
          </table:table-cell>
          <table:table-cell office:value-type="float" office:value="11" table:style-name="ce1">
            <text:p>11</text:p>
          </table:table-cell>
          <table:table-cell office:value-type="float" office:value="5.65" table:style-name="ce1">
            <text:p>5,65</text:p>
          </table:table-cell>
          <table:table-cell office:value-type="float" office:value="523.15" table:style-name="ce1">
            <text:p>523,15</text:p>
          </table:table-cell>
          <table:table-cell office:value-type="float" office:value="11" table:style-name="ce1">
            <text:p>11</text:p>
          </table:table-cell>
          <table:table-cell office:value-type="float" office:value="2.4300000000000002" table:style-name="ce1">
            <text:p>2,43</text:p>
          </table:table-cell>
          <table:table-cell office:value-type="float" office:value="224.15" table:style-name="ce1">
            <text:p>224,15</text:p>
          </table:table-cell>
          <table:table-cell office:value-type="float" office:value="6" table:style-name="ce1">
            <text:p>6</text:p>
          </table:table-cell>
          <table:table-cell office:value-type="float" office:value="0.26" table:style-name="ce1">
            <text:p>0,26</text:p>
          </table:table-cell>
          <table:table-cell office:value-type="float" office:value="29.44" table:style-name="ce1">
            <text:p>29,4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RSD02 (BT / Residencial Tempor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.3600000000000003" table:style-name="ce1">
            <text:p>4,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3 (BT / Bombeo de Agua)</text:p>
          </table:table-cell>
          <table:table-cell office:value-type="float" office:value="15" table:style-name="ce1">
            <text:p>15</text:p>
          </table:table-cell>
          <table:table-cell office:value-type="float" office:value="3.11" table:style-name="ce1">
            <text:p>3,11</text:p>
          </table:table-cell>
          <table:table-cell office:value-type="float" office:value="267.17" table:style-name="ce1">
            <text:p>267,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3" table:style-name="ce1">
            <text:p>3</text:p>
          </table:table-cell>
          <table:table-cell office:value-type="float" office:value="2.34" table:style-name="ce1">
            <text:p>2,34</text:p>
          </table:table-cell>
          <table:table-cell office:value-type="float" office:value="191.85" table:style-name="ce1">
            <text:p>191,85</text:p>
          </table:table-cell>
          <table:table-cell office:value-type="float" office:value="1" table:style-name="ce1">
            <text:p>1</text:p>
          </table:table-cell>
          <table:table-cell office:value-type="float" office:value="4.09" table:style-name="ce1">
            <text:p>4,09</text:p>
          </table:table-cell>
          <table:table-cell office:value-type="float" office:value="366.5" table:style-name="ce1">
            <text:p>366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.35" table:style-name="ce1">
            <text:p>5,35</text:p>
          </table:table-cell>
          <table:table-cell office:value-type="float" office:value="440.72" table:style-name="ce1">
            <text:p>440,72</text:p>
          </table:table-cell>
          <table:table-cell office:value-type="float" office:value="14" table:style-name="ce1">
            <text:p>14</text:p>
          </table:table-cell>
          <table:table-cell office:value-type="float" office:value="14.73" table:style-name="ce1">
            <text:p>14,73</text:p>
          </table:table-cell>
          <table:table-cell office:value-type="float" office:value="1222.31" table:style-name="ce2">
            <text:p>1.222,31</text:p>
          </table:table-cell>
          <table:table-cell office:value-type="float" office:value="29" table:style-name="ce1">
            <text:p>29</text:p>
          </table:table-cell>
          <table:table-cell office:value-type="float" office:value="29.58" table:style-name="ce1">
            <text:p>29,58</text:p>
          </table:table-cell>
          <table:table-cell office:value-type="float" office:value="2437.12" table:style-name="ce2">
            <text:p>2.437,12</text:p>
          </table:table-cell>
          <table:table-cell office:value-type="float" office:value="6" table:style-name="ce1">
            <text:p>6</text:p>
          </table:table-cell>
          <table:table-cell office:value-type="float" office:value="6.9" table:style-name="ce1">
            <text:p>6,9</text:p>
          </table:table-cell>
          <table:table-cell office:value-type="float" office:value="564.34" table:style-name="ce1">
            <text:p>564,34</text:p>
          </table:table-cell>
          <table:table-cell office:value-type="float" office:value="24" table:style-name="ce1">
            <text:p>24</text:p>
          </table:table-cell>
          <table:table-cell office:value-type="float" office:value="26.46" table:style-name="ce1">
            <text:p>26,46</text:p>
          </table:table-cell>
          <table:table-cell office:value-type="float" office:value="2180.5100000000002" table:style-name="ce2">
            <text:p>2.180,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12 (BT / Ocasio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1 (BT / Servicio Comunitari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19" table:style-name="ce1">
            <text:p>0,19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6" table:style-name="ce1">
            <text:p>6</text:p>
          </table:table-cell>
          <table:table-cell office:value-type="float" office:value="0.59" table:style-name="ce1">
            <text:p>0,59</text:p>
          </table:table-cell>
          <table:table-cell office:value-type="float" office:value="56.85" table:style-name="ce1">
            <text:p>56,85</text:p>
          </table:table-cell>
          <table:table-cell office:value-type="float" office:value="17" table:style-name="ce1">
            <text:p>17</text:p>
          </table:table-cell>
          <table:table-cell office:value-type="float" office:value="9.4499999999999993" table:style-name="ce1">
            <text:p>9,45</text:p>
          </table:table-cell>
          <table:table-cell office:value-type="float" office:value="920.44" table:style-name="ce1">
            <text:p>920,44</text:p>
          </table:table-cell>
          <table:table-cell office:value-type="float" office:value="3" table:style-name="ce1">
            <text:p>3</text:p>
          </table:table-cell>
          <table:table-cell office:value-type="float" office:value="11.83" table:style-name="ce1">
            <text:p>11,83</text:p>
          </table:table-cell>
          <table:table-cell office:value-type="float" office:value="1094.9000000000001" table:style-name="ce2">
            <text:p>1.094,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11 (B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.55" table:style-name="ce1">
            <text:p>4,55</text:p>
          </table:table-cell>
          <table:table-cell office:value-type="float" office:value="507.57" table:style-name="ce1">
            <text:p>507,57</text:p>
          </table:table-cell>
          <table:table-cell office:value-type="float" office:value="2" table:style-name="ce1">
            <text:p>2</text:p>
          </table:table-cell>
          <table:table-cell office:value-type="float" office:value="0.5" table:style-name="ce1">
            <text:p>0,5</text:p>
          </table:table-cell>
          <table:table-cell office:value-type="float" office:value="143.16999999999999" table:style-name="ce1">
            <text:p>143,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6 (B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3.66" table:style-name="ce1">
            <text:p>13,66</text:p>
          </table:table-cell>
          <table:table-cell office:value-type="float" office:value="1603.26" table:style-name="ce2">
            <text:p>1.603,2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9 (B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RSD01 (BT / Residen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6.06" table:style-name="ce1">
            <text:p>6,06</text:p>
          </table:table-cell>
          <table:table-cell office:value-type="float" office:value="694.86" table:style-name="ce1">
            <text:p>694,86</text:p>
          </table:table-cell>
          <table:table-cell office:value-type="float" office:value="679" table:style-name="ce1">
            <text:p>679</text:p>
          </table:table-cell>
          <table:table-cell office:value-type="float" office:value="114.41" table:style-name="ce1">
            <text:p>114,41</text:p>
          </table:table-cell>
          <table:table-cell office:value-type="float" office:value="12362.3" table:style-name="ce2">
            <text:p>12.362,30</text:p>
          </table:table-cell>
          <table:table-cell office:value-type="float" office:value="38" table:style-name="ce1">
            <text:p>38</text:p>
          </table:table-cell>
          <table:table-cell office:value-type="float" office:value="23.23" table:style-name="ce1">
            <text:p>23,23</text:p>
          </table:table-cell>
          <table:table-cell office:value-type="float" office:value="3223.59" table:style-name="ce2">
            <text:p>3.223,59</text:p>
          </table:table-cell>
          <table:table-cell office:value-type="float" office:value="230" table:style-name="ce1">
            <text:p>230</text:p>
          </table:table-cell>
          <table:table-cell office:value-type="float" office:value="21.93" table:style-name="ce1">
            <text:p>21,93</text:p>
          </table:table-cell>
          <table:table-cell office:value-type="float" office:value="2462.65" table:style-name="ce2">
            <text:p>2.462,65</text:p>
          </table:table-cell>
          <table:table-cell office:value-type="float" office:value="2" table:style-name="ce1">
            <text:p>2</text:p>
          </table:table-cell>
          <table:table-cell office:value-type="float" office:value="0.26" table:style-name="ce1">
            <text:p>0,26</text:p>
          </table:table-cell>
          <table:table-cell office:value-type="float" office:value="27.48" table:style-name="ce1">
            <text:p>27,48</text:p>
          </table:table-cell>
          <table:table-cell office:value-type="float" office:value="268" table:style-name="ce1">
            <text:p>268</text:p>
          </table:table-cell>
          <table:table-cell office:value-type="float" office:value="42.25" table:style-name="ce1">
            <text:p>42,25</text:p>
          </table:table-cell>
          <table:table-cell office:value-type="float" office:value="4491.37" table:style-name="ce2">
            <text:p>4.491,37</text:p>
          </table:table-cell>
          <table:table-cell office:value-type="float" office:value="9" table:style-name="ce1">
            <text:p>9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63.82" table:style-name="ce1">
            <text:p>63,82</text:p>
          </table:table-cell>
          <table:table-cell office:value-type="float" office:value="192" table:style-name="ce1">
            <text:p>192</text:p>
          </table:table-cell>
          <table:table-cell office:value-type="float" office:value="18.66" table:style-name="ce1">
            <text:p>18,66</text:p>
          </table:table-cell>
          <table:table-cell office:value-type="float" office:value="2009.62" table:style-name="ce2">
            <text:p>2.009,62</text:p>
          </table:table-cell>
          <table:table-cell office:value-type="float" office:value="118" table:style-name="ce1">
            <text:p>118</text:p>
          </table:table-cell>
          <table:table-cell office:value-type="float" office:value="19.95" table:style-name="ce1">
            <text:p>19,95</text:p>
          </table:table-cell>
          <table:table-cell office:value-type="float" office:value="2229.58" table:style-name="ce2">
            <text:p>2.229,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41 (BT / Vehículos Eléctric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5 (M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6 (M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7 (MT / Asistencia Social con Demanda)</text:p>
          </table:table-cell>
          <table:table-cell office:value-type="float" office:value="14" table:style-name="ce1">
            <text:p>14</text:p>
          </table:table-cell>
          <table:table-cell office:value-type="float" office:value="108.92" table:style-name="ce1">
            <text:p>108,92</text:p>
          </table:table-cell>
          <table:table-cell office:value-type="float" office:value="8191.26" table:style-name="ce2">
            <text:p>8.191,26</text:p>
          </table:table-cell>
          <table:table-cell office:value-type="float" office:value="17" table:style-name="ce1">
            <text:p>17</text:p>
          </table:table-cell>
          <table:table-cell office:value-type="float" office:value="17.55" table:style-name="ce1">
            <text:p>17,55</text:p>
          </table:table-cell>
          <table:table-cell office:value-type="float" office:value="1467.43" table:style-name="ce2">
            <text:p>1.467,43</text:p>
          </table:table-cell>
          <table:table-cell office:value-type="float" office:value="16" table:style-name="ce1">
            <text:p>16</text:p>
          </table:table-cell>
          <table:table-cell office:value-type="float" office:value="109.32" table:style-name="ce1">
            <text:p>109,32</text:p>
          </table:table-cell>
          <table:table-cell office:value-type="float" office:value="8652.1200000000008" table:style-name="ce2">
            <text:p>8.652,12</text:p>
          </table:table-cell>
          <table:table-cell office:value-type="float" office:value="27" table:style-name="ce1">
            <text:p>27</text:p>
          </table:table-cell>
          <table:table-cell office:value-type="float" office:value="384.87" table:style-name="ce1">
            <text:p>384,87</text:p>
          </table:table-cell>
          <table:table-cell office:value-type="float" office:value="27958.46" table:style-name="ce2">
            <text:p>27.958,46</text:p>
          </table:table-cell>
          <table:table-cell office:value-type="float" office:value="27" table:style-name="ce1">
            <text:p>27</text:p>
          </table:table-cell>
          <table:table-cell office:value-type="float" office:value="255.69" table:style-name="ce1">
            <text:p>255,69</text:p>
          </table:table-cell>
          <table:table-cell office:value-type="float" office:value="19566.73" table:style-name="ce2">
            <text:p>19.566,73</text:p>
          </table:table-cell>
          <table:table-cell office:value-type="float" office:value="27" table:style-name="ce1">
            <text:p>27</text:p>
          </table:table-cell>
          <table:table-cell office:value-type="float" office:value="236.65" table:style-name="ce1">
            <text:p>236,65</text:p>
          </table:table-cell>
          <table:table-cell office:value-type="float" office:value="17935.07" table:style-name="ce2">
            <text:p>17.935,07</text:p>
          </table:table-cell>
          <table:table-cell office:value-type="float" office:value="38" table:style-name="ce1">
            <text:p>38</text:p>
          </table:table-cell>
          <table:table-cell office:value-type="float" office:value="95.77" table:style-name="ce1">
            <text:p>95,77</text:p>
          </table:table-cell>
          <table:table-cell office:value-type="float" office:value="7897.33" table:style-name="ce2">
            <text:p>7.897,33</text:p>
          </table:table-cell>
          <table:table-cell office:value-type="float" office:value="9" table:style-name="ce1">
            <text:p>9</text:p>
          </table:table-cell>
          <table:table-cell office:value-type="float" office:value="190.13" table:style-name="ce1">
            <text:p>190,13</text:p>
          </table:table-cell>
          <table:table-cell office:value-type="float" office:value="13995.06" table:style-name="ce2">
            <text:p>13.995,06</text:p>
          </table:table-cell>
          <table:table-cell office:value-type="float" office:value="13" table:style-name="ce1">
            <text:p>13</text:p>
          </table:table-cell>
          <table:table-cell office:value-type="float" office:value="272.95999999999998" table:style-name="ce1">
            <text:p>272,96</text:p>
          </table:table-cell>
          <table:table-cell office:value-type="float" office:value="20404.2" table:style-name="ce2">
            <text:p>20.404,20</text:p>
          </table:table-cell>
          <table:table-cell office:value-type="float" office:value="18" table:style-name="ce1">
            <text:p>18</text:p>
          </table:table-cell>
          <table:table-cell office:value-type="float" office:value="83.01" table:style-name="ce1">
            <text:p>83,01</text:p>
          </table:table-cell>
          <table:table-cell office:value-type="float" office:value="6701.5" table:style-name="ce2">
            <text:p>6.701,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8 (M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118.42" table:style-name="ce2">
            <text:p>1.118,42</text:p>
          </table:table-cell>
          <table:table-cell office:value-type="float" office:value="76685.94" table:style-name="ce2">
            <text:p>76.685,94</text:p>
          </table:table-cell>
          <table:table-cell office:value-type="float" office:value="8" table:style-name="ce1">
            <text:p>8</text:p>
          </table:table-cell>
          <table:table-cell office:value-type="float" office:value="777.1" table:style-name="ce1">
            <text:p>777,1</text:p>
          </table:table-cell>
          <table:table-cell office:value-type="float" office:value="51283.65" table:style-name="ce2">
            <text:p>51.283,65</text:p>
          </table:table-cell>
          <table:table-cell office:value-type="float" office:value="19" table:style-name="ce1">
            <text:p>19</text:p>
          </table:table-cell>
          <table:table-cell office:value-type="float" office:value="5193.09" table:style-name="ce2">
            <text:p>5.193,09</text:p>
          </table:table-cell>
          <table:table-cell office:value-type="float" office:value="315536.57" table:style-name="ce2">
            <text:p>315.536,57</text:p>
          </table:table-cell>
          <table:table-cell office:value-type="float" office:value="2" table:style-name="ce1">
            <text:p>2</text:p>
          </table:table-cell>
          <table:table-cell office:value-type="float" office:value="34.29" table:style-name="ce1">
            <text:p>34,29</text:p>
          </table:table-cell>
          <table:table-cell office:value-type="float" office:value="2322.7199999999998" table:style-name="ce2">
            <text:p>2.322,72</text:p>
          </table:table-cell>
          <table:table-cell office:value-type="float" office:value="3" table:style-name="ce1">
            <text:p>3</text:p>
          </table:table-cell>
          <table:table-cell office:value-type="float" office:value="354.15" table:style-name="ce1">
            <text:p>354,15</text:p>
          </table:table-cell>
          <table:table-cell office:value-type="float" office:value="23736.87" table:style-name="ce2">
            <text:p>23.736,87</text:p>
          </table:table-cell>
          <table:table-cell office:value-type="float" office:value="18" table:style-name="ce1">
            <text:p>18</text:p>
          </table:table-cell>
          <table:table-cell office:value-type="float" office:value="457.76" table:style-name="ce1">
            <text:p>457,76</text:p>
          </table:table-cell>
          <table:table-cell office:value-type="float" office:value="32157.43" table:style-name="ce2">
            <text:p>32.157,43</text:p>
          </table:table-cell>
          <table:table-cell office:value-type="float" office:value="1" table:style-name="ce1">
            <text:p>1</text:p>
          </table:table-cell>
          <table:table-cell office:value-type="float" office:value="361.97" table:style-name="ce1">
            <text:p>361,97</text:p>
          </table:table-cell>
          <table:table-cell office:value-type="float" office:value="24534.74" table:style-name="ce2">
            <text:p>24.534,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26.82000000000005" table:style-name="ce1">
            <text:p>526,82</text:p>
          </table:table-cell>
          <table:table-cell office:value-type="float" office:value="35353.26" table:style-name="ce2">
            <text:p>35.353,26</text:p>
          </table:table-cell>
          <table:table-cell office:value-type="float" office:value="7" table:style-name="ce1">
            <text:p>7</text:p>
          </table:table-cell>
          <table:table-cell office:value-type="float" office:value="217.78" table:style-name="ce1">
            <text:p>217,78</text:p>
          </table:table-cell>
          <table:table-cell office:value-type="float" office:value="15125.59" table:style-name="ce2">
            <text:p>15.125,5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9 (MT / Beneficio Público con Demanda)</text:p>
          </table:table-cell>
          <table:table-cell office:value-type="float" office:value="33" table:style-name="ce1">
            <text:p>33</text:p>
          </table:table-cell>
          <table:table-cell office:value-type="float" office:value="73.349999999999994" table:style-name="ce1">
            <text:p>73,35</text:p>
          </table:table-cell>
          <table:table-cell office:value-type="float" office:value="5688.1" table:style-name="ce2">
            <text:p>5.688,10</text:p>
          </table:table-cell>
          <table:table-cell office:value-type="float" office:value="43" table:style-name="ce1">
            <text:p>43</text:p>
          </table:table-cell>
          <table:table-cell office:value-type="float" office:value="46.51" table:style-name="ce1">
            <text:p>46,51</text:p>
          </table:table-cell>
          <table:table-cell office:value-type="float" office:value="3623.94" table:style-name="ce2">
            <text:p>3.623,94</text:p>
          </table:table-cell>
          <table:table-cell office:value-type="float" office:value="54" table:style-name="ce1">
            <text:p>54</text:p>
          </table:table-cell>
          <table:table-cell office:value-type="float" office:value="280.58999999999997" table:style-name="ce1">
            <text:p>280,59</text:p>
          </table:table-cell>
          <table:table-cell office:value-type="float" office:value="22900.63" table:style-name="ce2">
            <text:p>22.900,63</text:p>
          </table:table-cell>
          <table:table-cell office:value-type="float" office:value="56" table:style-name="ce1">
            <text:p>56</text:p>
          </table:table-cell>
          <table:table-cell office:value-type="float" office:value="934.28" table:style-name="ce1">
            <text:p>934,28</text:p>
          </table:table-cell>
          <table:table-cell office:value-type="float" office:value="66440.789999999994" table:style-name="ce2">
            <text:p>66.440,79</text:p>
          </table:table-cell>
          <table:table-cell office:value-type="float" office:value="64" table:style-name="ce1">
            <text:p>64</text:p>
          </table:table-cell>
          <table:table-cell office:value-type="float" office:value="288.48" table:style-name="ce1">
            <text:p>288,48</text:p>
          </table:table-cell>
          <table:table-cell office:value-type="float" office:value="24651.78" table:style-name="ce2">
            <text:p>24.651,78</text:p>
          </table:table-cell>
          <table:table-cell office:value-type="float" office:value="29" table:style-name="ce1">
            <text:p>29</text:p>
          </table:table-cell>
          <table:table-cell office:value-type="float" office:value="80.52" table:style-name="ce1">
            <text:p>80,52</text:p>
          </table:table-cell>
          <table:table-cell office:value-type="float" office:value="6786.37" table:style-name="ce2">
            <text:p>6.786,37</text:p>
          </table:table-cell>
          <table:table-cell office:value-type="float" office:value="123" table:style-name="ce1">
            <text:p>123</text:p>
          </table:table-cell>
          <table:table-cell office:value-type="float" office:value="164.55" table:style-name="ce1">
            <text:p>164,55</text:p>
          </table:table-cell>
          <table:table-cell office:value-type="float" office:value="14946.09" table:style-name="ce2">
            <text:p>14.946,09</text:p>
          </table:table-cell>
          <table:table-cell office:value-type="float" office:value="14" table:style-name="ce1">
            <text:p>14</text:p>
          </table:table-cell>
          <table:table-cell office:value-type="float" office:value="272.33" table:style-name="ce1">
            <text:p>272,33</text:p>
          </table:table-cell>
          <table:table-cell office:value-type="float" office:value="21497.17" table:style-name="ce2">
            <text:p>21.497,17</text:p>
          </table:table-cell>
          <table:table-cell office:value-type="float" office:value="20" table:style-name="ce1">
            <text:p>20</text:p>
          </table:table-cell>
          <table:table-cell office:value-type="float" office:value="52.46" table:style-name="ce1">
            <text:p>52,46</text:p>
          </table:table-cell>
          <table:table-cell office:value-type="float" office:value="5162.28" table:style-name="ce2">
            <text:p>5.162,28</text:p>
          </table:table-cell>
          <table:table-cell office:value-type="float" office:value="34" table:style-name="ce1">
            <text:p>34</text:p>
          </table:table-cell>
          <table:table-cell office:value-type="float" office:value="161.22" table:style-name="ce1">
            <text:p>161,22</text:p>
          </table:table-cell>
          <table:table-cell office:value-type="float" office:value="14279.13" table:style-name="ce2">
            <text:p>14.279,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0 (M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54.88999999999999" table:style-name="ce1">
            <text:p>154,89</text:p>
          </table:table-cell>
          <table:table-cell office:value-type="float" office:value="11943.29" table:style-name="ce2">
            <text:p>11.943,29</text:p>
          </table:table-cell>
          <table:table-cell office:value-type="float" office:value="4" table:style-name="ce1">
            <text:p>4</text:p>
          </table:table-cell>
          <table:table-cell office:value-type="float" office:value="10.76" table:style-name="ce1">
            <text:p>10,76</text:p>
          </table:table-cell>
          <table:table-cell office:value-type="float" office:value="1186.69" table:style-name="ce2">
            <text:p>1.186,69</text:p>
          </table:table-cell>
          <table:table-cell office:value-type="float" office:value="21" table:style-name="ce1">
            <text:p>21</text:p>
          </table:table-cell>
          <table:table-cell office:value-type="float" office:value="1490.07" table:style-name="ce2">
            <text:p>1.490,07</text:p>
          </table:table-cell>
          <table:table-cell office:value-type="float" office:value="94533.58" table:style-name="ce2">
            <text:p>94.533,58</text:p>
          </table:table-cell>
          <table:table-cell office:value-type="float" office:value="4" table:style-name="ce1">
            <text:p>4</text:p>
          </table:table-cell>
          <table:table-cell office:value-type="float" office:value="27.44" table:style-name="ce1">
            <text:p>27,44</text:p>
          </table:table-cell>
          <table:table-cell office:value-type="float" office:value="1734.64" table:style-name="ce2">
            <text:p>1.734,64</text:p>
          </table:table-cell>
          <table:table-cell office:value-type="float" office:value="1" table:style-name="ce1">
            <text:p>1</text:p>
          </table:table-cell>
          <table:table-cell office:value-type="float" office:value="32.69" table:style-name="ce1">
            <text:p>32,69</text:p>
          </table:table-cell>
          <table:table-cell office:value-type="float" office:value="2342.9499999999998" table:style-name="ce2">
            <text:p>2.342,95</text:p>
          </table:table-cell>
          <table:table-cell office:value-type="float" office:value="19" table:style-name="ce1">
            <text:p>19</text:p>
          </table:table-cell>
          <table:table-cell office:value-type="float" office:value="627.61" table:style-name="ce1">
            <text:p>627,61</text:p>
          </table:table-cell>
          <table:table-cell office:value-type="float" office:value="45277.13" table:style-name="ce2">
            <text:p>45.277,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3.33" table:style-name="ce1">
            <text:p>23,33</text:p>
          </table:table-cell>
          <table:table-cell office:value-type="float" office:value="1819.93" table:style-name="ce2">
            <text:p>1.819,93</text:p>
          </table:table-cell>
          <table:table-cell office:value-type="float" office:value="10" table:style-name="ce1">
            <text:p>10</text:p>
          </table:table-cell>
          <table:table-cell office:value-type="float" office:value="106.65" table:style-name="ce1">
            <text:p>106,65</text:p>
          </table:table-cell>
          <table:table-cell office:value-type="float" office:value="7437.08" table:style-name="ce2">
            <text:p>7.437,0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0 (M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37" table:style-name="ce1">
            <text:p>0,37</text:p>
          </table:table-cell>
          <table:table-cell office:value-type="float" office:value="16.079999999999998" table:style-name="ce1">
            <text:p>16,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.35" table:style-name="ce1">
            <text:p>7,35</text:p>
          </table:table-cell>
          <table:table-cell office:value-type="float" office:value="295.52" table:style-name="ce1">
            <text:p>295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1 (M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12" table:style-name="ce1">
            <text:p>0,12</text:p>
          </table:table-cell>
          <table:table-cell office:value-type="float" office:value="62.89" table:style-name="ce1">
            <text:p>62,89</text:p>
          </table:table-cell>
          <table:table-cell office:value-type="float" office:value="44" table:style-name="ce1">
            <text:p>44</text:p>
          </table:table-cell>
          <table:table-cell office:value-type="float" office:value="213.18" table:style-name="ce1">
            <text:p>213,18</text:p>
          </table:table-cell>
          <table:table-cell office:value-type="float" office:value="20769.98" table:style-name="ce2">
            <text:p>20.769,98</text:p>
          </table:table-cell>
          <table:table-cell office:value-type="float" office:value="1" table:style-name="ce1">
            <text:p>1</text:p>
          </table:table-cell>
          <table:table-cell office:value-type="float" office:value="15.75" table:style-name="ce1">
            <text:p>15,75</text:p>
          </table:table-cell>
          <table:table-cell office:value-type="float" office:value="1074.28" table:style-name="ce2">
            <text:p>1.074,28</text:p>
          </table:table-cell>
          <table:table-cell office:value-type="float" office:value="178" table:style-name="ce1">
            <text:p>178</text:p>
          </table:table-cell>
          <table:table-cell office:value-type="float" office:value="1169.9000000000001" table:style-name="ce2">
            <text:p>1.169,90</text:p>
          </table:table-cell>
          <table:table-cell office:value-type="float" office:value="99033.67" table:style-name="ce2">
            <text:p>99.033,67</text:p>
          </table:table-cell>
          <table:table-cell office:value-type="float" office:value="67" table:style-name="ce1">
            <text:p>67</text:p>
          </table:table-cell>
          <table:table-cell office:value-type="float" office:value="904.61" table:style-name="ce1">
            <text:p>904,61</text:p>
          </table:table-cell>
          <table:table-cell office:value-type="float" office:value="69625.759999999995" table:style-name="ce2">
            <text:p>69.625,76</text:p>
          </table:table-cell>
          <table:table-cell office:value-type="float" office:value="29" table:style-name="ce1">
            <text:p>29</text:p>
          </table:table-cell>
          <table:table-cell office:value-type="float" office:value="54.74" table:style-name="ce1">
            <text:p>54,74</text:p>
          </table:table-cell>
          <table:table-cell office:value-type="float" office:value="5026.22" table:style-name="ce2">
            <text:p>5.026,22</text:p>
          </table:table-cell>
          <table:table-cell office:value-type="float" office:value="33" table:style-name="ce1">
            <text:p>33</text:p>
          </table:table-cell>
          <table:table-cell office:value-type="float" office:value="772.97" table:style-name="ce1">
            <text:p>772,97</text:p>
          </table:table-cell>
          <table:table-cell office:value-type="float" office:value="55367.08" table:style-name="ce2">
            <text:p>55.367,08</text:p>
          </table:table-cell>
          <table:table-cell office:value-type="float" office:value="7" table:style-name="ce1">
            <text:p>7</text:p>
          </table:table-cell>
          <table:table-cell office:value-type="float" office:value="32.19" table:style-name="ce1">
            <text:p>32,19</text:p>
          </table:table-cell>
          <table:table-cell office:value-type="float" office:value="2858.42" table:style-name="ce2">
            <text:p>2.858,42</text:p>
          </table:table-cell>
          <table:table-cell office:value-type="float" office:value="37" table:style-name="ce1">
            <text:p>37</text:p>
          </table:table-cell>
          <table:table-cell office:value-type="float" office:value="283.36" table:style-name="ce1">
            <text:p>283,36</text:p>
          </table:table-cell>
          <table:table-cell office:value-type="float" office:value="23013.35" table:style-name="ce2">
            <text:p>23.013,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2 (M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3.89" table:style-name="ce1">
            <text:p>33,89</text:p>
          </table:table-cell>
          <table:table-cell office:value-type="float" office:value="2269.63" table:style-name="ce2">
            <text:p>2.269,63</text:p>
          </table:table-cell>
          <table:table-cell office:value-type="float" office:value="4" table:style-name="ce1">
            <text:p>4</text:p>
          </table:table-cell>
          <table:table-cell office:value-type="float" office:value="375.27" table:style-name="ce1">
            <text:p>375,27</text:p>
          </table:table-cell>
          <table:table-cell office:value-type="float" office:value="26244.78" table:style-name="ce2">
            <text:p>26.244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8.7" table:style-name="ce1">
            <text:p>48,7</text:p>
          </table:table-cell>
          <table:table-cell office:value-type="float" office:value="4246.59" table:style-name="ce2">
            <text:p>4.246,5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0.05" table:style-name="ce1">
            <text:p>70,05</text:p>
          </table:table-cell>
          <table:table-cell office:value-type="float" office:value="29" table:style-name="ce1">
            <text:p>29</text:p>
          </table:table-cell>
          <table:table-cell office:value-type="float" office:value="569.69000000000005" table:style-name="ce1">
            <text:p>569,69</text:p>
          </table:table-cell>
          <table:table-cell office:value-type="float" office:value="41799.449999999997" table:style-name="ce2">
            <text:p>41.799,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686.89" table:style-name="ce2">
            <text:p>1.686,89</text:p>
          </table:table-cell>
          <table:table-cell office:value-type="float" office:value="114779.27" table:style-name="ce2">
            <text:p>114.779,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9.92" table:style-name="ce1">
            <text:p>29,92</text:p>
          </table:table-cell>
          <table:table-cell office:value-type="float" office:value="2427.85" table:style-name="ce2">
            <text:p>2.427,8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1 (MT / Comer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.89" table:style-name="ce1">
            <text:p>2,89</text:p>
          </table:table-cell>
          <table:table-cell office:value-type="float" office:value="290.89999999999998" table:style-name="ce1">
            <text:p>290,9</text:p>
          </table:table-cell>
          <table:table-cell office:value-type="float" office:value="21" table:style-name="ce1">
            <text:p>21</text:p>
          </table:table-cell>
          <table:table-cell office:value-type="float" office:value="93.26" table:style-name="ce1">
            <text:p>93,26</text:p>
          </table:table-cell>
          <table:table-cell office:value-type="float" office:value="10208.969999999999" table:style-name="ce2">
            <text:p>10.208,97</text:p>
          </table:table-cell>
          <table:table-cell office:value-type="float" office:value="5" table:style-name="ce1">
            <text:p>5</text:p>
          </table:table-cell>
          <table:table-cell office:value-type="float" office:value="55.42" table:style-name="ce1">
            <text:p>55,42</text:p>
          </table:table-cell>
          <table:table-cell office:value-type="float" office:value="6015.66" table:style-name="ce2">
            <text:p>6.015,66</text:p>
          </table:table-cell>
          <table:table-cell office:value-type="float" office:value="11" table:style-name="ce1">
            <text:p>11</text:p>
          </table:table-cell>
          <table:table-cell office:value-type="float" office:value="61.64" table:style-name="ce1">
            <text:p>61,64</text:p>
          </table:table-cell>
          <table:table-cell office:value-type="float" office:value="7318.71" table:style-name="ce2">
            <text:p>7.318,71</text:p>
          </table:table-cell>
          <table:table-cell office:value-type="float" office:value="4" table:style-name="ce1">
            <text:p>4</text:p>
          </table:table-cell>
          <table:table-cell office:value-type="float" office:value="4.7699999999999996" table:style-name="ce1">
            <text:p>4,77</text:p>
          </table:table-cell>
          <table:table-cell office:value-type="float" office:value="707.61" table:style-name="ce1">
            <text:p>707,61</text:p>
          </table:table-cell>
          <table:table-cell office:value-type="float" office:value="17" table:style-name="ce1">
            <text:p>17</text:p>
          </table:table-cell>
          <table:table-cell office:value-type="float" office:value="35.97" table:style-name="ce1">
            <text:p>35,97</text:p>
          </table:table-cell>
          <table:table-cell office:value-type="float" office:value="4490.8500000000004" table:style-name="ce2">
            <text:p>4.490,85</text:p>
          </table:table-cell>
          <table:table-cell office:value-type="float" office:value="6" table:style-name="ce1">
            <text:p>6</text:p>
          </table:table-cell>
          <table:table-cell office:value-type="float" office:value="45.78" table:style-name="ce1">
            <text:p>45,78</text:p>
          </table:table-cell>
          <table:table-cell office:value-type="float" office:value="5254.25" table:style-name="ce2">
            <text:p>5.254,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13" table:style-name="ce1">
            <text:p>4,13</text:p>
          </table:table-cell>
          <table:table-cell office:value-type="float" office:value="431.89" table:style-name="ce1">
            <text:p>431,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2 (M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4.8" table:style-name="ce1">
            <text:p>44,8</text:p>
          </table:table-cell>
          <table:table-cell office:value-type="float" office:value="4385.8" table:style-name="ce2">
            <text:p>4.385,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02" table:style-name="ce1">
            <text:p>3,02</text:p>
          </table:table-cell>
          <table:table-cell office:value-type="float" office:value="296.68" table:style-name="ce1">
            <text:p>296,6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.29" table:style-name="ce1">
            <text:p>24,29</text:p>
          </table:table-cell>
          <table:table-cell office:value-type="float" office:value="8" table:style-name="ce1">
            <text:p>8</text:p>
          </table:table-cell>
          <table:table-cell office:value-type="float" office:value="124.11" table:style-name="ce1">
            <text:p>124,11</text:p>
          </table:table-cell>
          <table:table-cell office:value-type="float" office:value="12833.33" table:style-name="ce2">
            <text:p>12.833,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3 (MT / Entidades Oficiales Con Demanda)</text:p>
          </table:table-cell>
          <table:table-cell office:value-type="float" office:value="96" table:style-name="ce1">
            <text:p>96</text:p>
          </table:table-cell>
          <table:table-cell office:value-type="float" office:value="202.95" table:style-name="ce1">
            <text:p>202,95</text:p>
          </table:table-cell>
          <table:table-cell office:value-type="float" office:value="18108.29" table:style-name="ce2">
            <text:p>18.108,29</text:p>
          </table:table-cell>
          <table:table-cell office:value-type="float" office:value="212" table:style-name="ce1">
            <text:p>212</text:p>
          </table:table-cell>
          <table:table-cell office:value-type="float" office:value="255.61" table:style-name="ce1">
            <text:p>255,61</text:p>
          </table:table-cell>
          <table:table-cell office:value-type="float" office:value="24121.49" table:style-name="ce2">
            <text:p>24.121,49</text:p>
          </table:table-cell>
          <table:table-cell office:value-type="float" office:value="164" table:style-name="ce1">
            <text:p>164</text:p>
          </table:table-cell>
          <table:table-cell office:value-type="float" office:value="1071.92" table:style-name="ce2">
            <text:p>1.071,92</text:p>
          </table:table-cell>
          <table:table-cell office:value-type="float" office:value="101609.26" table:style-name="ce2">
            <text:p>101.609,26</text:p>
          </table:table-cell>
          <table:table-cell office:value-type="float" office:value="179" table:style-name="ce1">
            <text:p>179</text:p>
          </table:table-cell>
          <table:table-cell office:value-type="float" office:value="2992.63" table:style-name="ce2">
            <text:p>2.992,63</text:p>
          </table:table-cell>
          <table:table-cell office:value-type="float" office:value="231155.11" table:style-name="ce2">
            <text:p>231.155,11</text:p>
          </table:table-cell>
          <table:table-cell office:value-type="float" office:value="315" table:style-name="ce1">
            <text:p>315</text:p>
          </table:table-cell>
          <table:table-cell office:value-type="float" office:value="1757.02" table:style-name="ce2">
            <text:p>1.757,02</text:p>
          </table:table-cell>
          <table:table-cell office:value-type="float" office:value="164145.32999999999" table:style-name="ce2">
            <text:p>164.145,33</text:p>
          </table:table-cell>
          <table:table-cell office:value-type="float" office:value="134" table:style-name="ce1">
            <text:p>134</text:p>
          </table:table-cell>
          <table:table-cell office:value-type="float" office:value="545.14" table:style-name="ce1">
            <text:p>545,14</text:p>
          </table:table-cell>
          <table:table-cell office:value-type="float" office:value="51355.46" table:style-name="ce2">
            <text:p>51.355,46</text:p>
          </table:table-cell>
          <table:table-cell office:value-type="float" office:value="493" table:style-name="ce1">
            <text:p>493</text:p>
          </table:table-cell>
          <table:table-cell office:value-type="float" office:value="1310.71" table:style-name="ce2">
            <text:p>1.310,71</text:p>
          </table:table-cell>
          <table:table-cell office:value-type="float" office:value="124753.81" table:style-name="ce2">
            <text:p>124.753,81</text:p>
          </table:table-cell>
          <table:table-cell office:value-type="float" office:value="35" table:style-name="ce1">
            <text:p>35</text:p>
          </table:table-cell>
          <table:table-cell office:value-type="float" office:value="452.63" table:style-name="ce1">
            <text:p>452,63</text:p>
          </table:table-cell>
          <table:table-cell office:value-type="float" office:value="40840.74" table:style-name="ce2">
            <text:p>40.840,74</text:p>
          </table:table-cell>
          <table:table-cell office:value-type="float" office:value="175" table:style-name="ce1">
            <text:p>175</text:p>
          </table:table-cell>
          <table:table-cell office:value-type="float" office:value="1182.22" table:style-name="ce2">
            <text:p>1.182,22</text:p>
          </table:table-cell>
          <table:table-cell office:value-type="float" office:value="114735.85" table:style-name="ce2">
            <text:p>114.735,85</text:p>
          </table:table-cell>
          <table:table-cell office:value-type="float" office:value="119" table:style-name="ce1">
            <text:p>119</text:p>
          </table:table-cell>
          <table:table-cell office:value-type="float" office:value="581.38" table:style-name="ce1">
            <text:p>581,38</text:p>
          </table:table-cell>
          <table:table-cell office:value-type="float" office:value="59718.97" table:style-name="ce2">
            <text:p>59.718,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4 (M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" table:style-name="ce1">
            <text:p>161</text:p>
          </table:table-cell>
          <table:table-cell office:value-type="float" office:value="1626.9" table:style-name="ce2">
            <text:p>1.626,90</text:p>
          </table:table-cell>
          <table:table-cell office:value-type="float" office:value="134327.74" table:style-name="ce2">
            <text:p>134.327,74</text:p>
          </table:table-cell>
          <table:table-cell office:value-type="float" office:value="11" table:style-name="ce1">
            <text:p>11</text:p>
          </table:table-cell>
          <table:table-cell office:value-type="float" office:value="365.32" table:style-name="ce1">
            <text:p>365,32</text:p>
          </table:table-cell>
          <table:table-cell office:value-type="float" office:value="32059.13" table:style-name="ce2">
            <text:p>32.059,13</text:p>
          </table:table-cell>
          <table:table-cell office:value-type="float" office:value="129" table:style-name="ce1">
            <text:p>129</text:p>
          </table:table-cell>
          <table:table-cell office:value-type="float" office:value="6690.64" table:style-name="ce2">
            <text:p>6.690,64</text:p>
          </table:table-cell>
          <table:table-cell office:value-type="float" office:value="461732.14" table:style-name="ce2">
            <text:p>461.732,14</text:p>
          </table:table-cell>
          <table:table-cell office:value-type="float" office:value="9" table:style-name="ce1">
            <text:p>9</text:p>
          </table:table-cell>
          <table:table-cell office:value-type="float" office:value="120.39" table:style-name="ce1">
            <text:p>120,39</text:p>
          </table:table-cell>
          <table:table-cell office:value-type="float" office:value="11504.59" table:style-name="ce2">
            <text:p>11.504,59</text:p>
          </table:table-cell>
          <table:table-cell office:value-type="float" office:value="6" table:style-name="ce1">
            <text:p>6</text:p>
          </table:table-cell>
          <table:table-cell office:value-type="float" office:value="113.75" table:style-name="ce1">
            <text:p>113,75</text:p>
          </table:table-cell>
          <table:table-cell office:value-type="float" office:value="8902.18" table:style-name="ce2">
            <text:p>8.902,18</text:p>
          </table:table-cell>
          <table:table-cell office:value-type="float" office:value="121" table:style-name="ce1">
            <text:p>121</text:p>
          </table:table-cell>
          <table:table-cell office:value-type="float" office:value="2009.95" table:style-name="ce2">
            <text:p>2.009,95</text:p>
          </table:table-cell>
          <table:table-cell office:value-type="float" office:value="166500.03" table:style-name="ce2">
            <text:p>166.500,03</text:p>
          </table:table-cell>
          <table:table-cell office:value-type="float" office:value="1" table:style-name="ce1">
            <text:p>1</text:p>
          </table:table-cell>
          <table:table-cell office:value-type="float" office:value="118.77" table:style-name="ce1">
            <text:p>118,77</text:p>
          </table:table-cell>
          <table:table-cell office:value-type="float" office:value="9905.67" table:style-name="ce2">
            <text:p>9.905,67</text:p>
          </table:table-cell>
          <table:table-cell office:value-type="float" office:value="2" table:style-name="ce1">
            <text:p>2</text:p>
          </table:table-cell>
          <table:table-cell office:value-type="float" office:value="203.8" table:style-name="ce1">
            <text:p>203,8</text:p>
          </table:table-cell>
          <table:table-cell office:value-type="float" office:value="16278.85" table:style-name="ce2">
            <text:p>16.278,85</text:p>
          </table:table-cell>
          <table:table-cell office:value-type="float" office:value="39" table:style-name="ce1">
            <text:p>39</text:p>
          </table:table-cell>
          <table:table-cell office:value-type="float" office:value="1937.55" table:style-name="ce2">
            <text:p>1.937,55</text:p>
          </table:table-cell>
          <table:table-cell office:value-type="float" office:value="148123.70000000001" table:style-name="ce2">
            <text:p>148.123,70</text:p>
          </table:table-cell>
          <table:table-cell office:value-type="float" office:value="31" table:style-name="ce1">
            <text:p>31</text:p>
          </table:table-cell>
          <table:table-cell office:value-type="float" office:value="1379.38" table:style-name="ce2">
            <text:p>1.379,38</text:p>
          </table:table-cell>
          <table:table-cell office:value-type="float" office:value="111661.52" table:style-name="ce2">
            <text:p>111.661,5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5 (MT / Escenarios Deportivos con Demanda)</text:p>
          </table:table-cell>
          <table:table-cell office:value-type="float" office:value="2" table:style-name="ce1">
            <text:p>2</text:p>
          </table:table-cell>
          <table:table-cell office:value-type="float" office:value="0.63" table:style-name="ce1">
            <text:p>0,63</text:p>
          </table:table-cell>
          <table:table-cell office:value-type="float" office:value="129.06" table:style-name="ce1">
            <text:p>129,06</text:p>
          </table:table-cell>
          <table:table-cell office:value-type="float" office:value="4" table:style-name="ce1">
            <text:p>4</text:p>
          </table:table-cell>
          <table:table-cell office:value-type="float" office:value="0.81" table:style-name="ce1">
            <text:p>0,81</text:p>
          </table:table-cell>
          <table:table-cell office:value-type="float" office:value="149.30000000000001" table:style-name="ce1">
            <text:p>149,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9" table:style-name="ce1">
            <text:p>1,9</text:p>
          </table:table-cell>
          <table:table-cell office:value-type="float" office:value="138.97999999999999" table:style-name="ce1">
            <text:p>138,98</text:p>
          </table:table-cell>
          <table:table-cell office:value-type="float" office:value="6" table:style-name="ce1">
            <text:p>6</text:p>
          </table:table-cell>
          <table:table-cell office:value-type="float" office:value="15.74" table:style-name="ce1">
            <text:p>15,74</text:p>
          </table:table-cell>
          <table:table-cell office:value-type="float" office:value="1599.93" table:style-name="ce2">
            <text:p>1.599,93</text:p>
          </table:table-cell>
          <table:table-cell office:value-type="float" office:value="4" table:style-name="ce1">
            <text:p>4</text:p>
          </table:table-cell>
          <table:table-cell office:value-type="float" office:value="0.81" table:style-name="ce1">
            <text:p>0,81</text:p>
          </table:table-cell>
          <table:table-cell office:value-type="float" office:value="233.25" table:style-name="ce1">
            <text:p>233,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.45" table:style-name="ce1">
            <text:p>3,45</text:p>
          </table:table-cell>
          <table:table-cell office:value-type="float" office:value="1241.43" table:style-name="ce2">
            <text:p>1.241,43</text:p>
          </table:table-cell>
          <table:table-cell office:value-type="float" office:value="1" table:style-name="ce1">
            <text:p>1</text:p>
          </table:table-cell>
          <table:table-cell office:value-type="float" office:value="3.83" table:style-name="ce1">
            <text:p>3,83</text:p>
          </table:table-cell>
          <table:table-cell office:value-type="float" office:value="393.37" table:style-name="ce1">
            <text:p>393,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6 (M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4.85" table:style-name="ce1">
            <text:p>24,85</text:p>
          </table:table-cell>
          <table:table-cell office:value-type="float" office:value="2233.1" table:style-name="ce2">
            <text:p>2.233,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6.83" table:style-name="ce1">
            <text:p>36,83</text:p>
          </table:table-cell>
          <table:table-cell office:value-type="float" office:value="3112.56" table:style-name="ce2">
            <text:p>3.112,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25 (M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1 (MT / Estacionales y Ocasional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3 (MT / Industr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88" table:style-name="ce1">
            <text:p>1,88</text:p>
          </table:table-cell>
          <table:table-cell office:value-type="float" office:value="327.83" table:style-name="ce1">
            <text:p>327,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40.69" table:style-name="ce1">
            <text:p>240,69</text:p>
          </table:table-cell>
          <table:table-cell office:value-type="float" office:value="26314.43" table:style-name="ce2">
            <text:p>26.314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2 (M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44.38999999999999" table:style-name="ce1">
            <text:p>144,39</text:p>
          </table:table-cell>
          <table:table-cell office:value-type="float" office:value="12547.96" table:style-name="ce2">
            <text:p>12.547,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9.2" table:style-name="ce1">
            <text:p>79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IN (Industr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,03</text:p>
          </table:table-cell>
          <table:table-cell office:value-type="float" office:value="2571.1799999999998" table:style-name="ce2">
            <text:p>2.571,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6 (M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7 (M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9 (M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CO (Comer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23" table:style-name="ce1">
            <text:p>-2,23</text:p>
          </table:table-cell>
          <table:table-cell office:value-type="float" office:value="-208.67" table:style-name="ce1">
            <text:p>-208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78.97" table:style-name="ce2">
            <text:p>1.078,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5 (M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4.91" table:style-name="ce1">
            <text:p>14,91</text:p>
          </table:table-cell>
          <table:table-cell office:value-type="float" office:value="1171.3800000000001" table:style-name="ce2">
            <text:p>1.171,38</text:p>
          </table:table-cell>
          <table:table-cell office:value-type="float" office:value="4" table:style-name="ce1">
            <text:p>4</text:p>
          </table:table-cell>
          <table:table-cell office:value-type="float" office:value="3.94" table:style-name="ce1">
            <text:p>3,94</text:p>
          </table:table-cell>
          <table:table-cell office:value-type="float" office:value="429" table:style-name="ce1">
            <text:p>4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64" table:style-name="ce1">
            <text:p>0,64</text:p>
          </table:table-cell>
          <table:table-cell office:value-type="float" office:value="104.54" table:style-name="ce1">
            <text:p>104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4 (M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9 (MT / Bombeo de Agua para Servicio Público de Agua con Demanda Horaria)</text:p>
          </table:table-cell>
          <table:table-cell office:value-type="float" office:value="7" table:style-name="ce1">
            <text:p>7</text:p>
          </table:table-cell>
          <table:table-cell office:value-type="float" office:value="4.6100000000000003" table:style-name="ce1">
            <text:p>4,61</text:p>
          </table:table-cell>
          <table:table-cell office:value-type="float" office:value="396.17" table:style-name="ce1">
            <text:p>396,17</text:p>
          </table:table-cell>
          <table:table-cell office:value-type="float" office:value="36" table:style-name="ce1">
            <text:p>36</text:p>
          </table:table-cell>
          <table:table-cell office:value-type="float" office:value="1082.74" table:style-name="ce2">
            <text:p>1.082,74</text:p>
          </table:table-cell>
          <table:table-cell office:value-type="float" office:value="52506.13" table:style-name="ce2">
            <text:p>52.506,13</text:p>
          </table:table-cell>
          <table:table-cell office:value-type="float" office:value="1" table:style-name="ce1">
            <text:p>1</text:p>
          </table:table-cell>
          <table:table-cell office:value-type="float" office:value="17.809999999999999" table:style-name="ce1">
            <text:p>17,81</text:p>
          </table:table-cell>
          <table:table-cell office:value-type="float" office:value="880.01" table:style-name="ce1">
            <text:p>880,01</text:p>
          </table:table-cell>
          <table:table-cell office:value-type="float" office:value="17" table:style-name="ce1">
            <text:p>17</text:p>
          </table:table-cell>
          <table:table-cell office:value-type="float" office:value="697.73" table:style-name="ce1">
            <text:p>697,73</text:p>
          </table:table-cell>
          <table:table-cell office:value-type="float" office:value="34616.53" table:style-name="ce2">
            <text:p>34.616,53</text:p>
          </table:table-cell>
          <table:table-cell office:value-type="float" office:value="15" table:style-name="ce1">
            <text:p>15</text:p>
          </table:table-cell>
          <table:table-cell office:value-type="float" office:value="679.98" table:style-name="ce1">
            <text:p>679,98</text:p>
          </table:table-cell>
          <table:table-cell office:value-type="float" office:value="35170.839999999997" table:style-name="ce2">
            <text:p>35.170,84</text:p>
          </table:table-cell>
          <table:table-cell office:value-type="float" office:value="8" table:style-name="ce1">
            <text:p>8</text:p>
          </table:table-cell>
          <table:table-cell office:value-type="float" office:value="55.92" table:style-name="ce1">
            <text:p>55,92</text:p>
          </table:table-cell>
          <table:table-cell office:value-type="float" office:value="2830.77" table:style-name="ce2">
            <text:p>2.830,77</text:p>
          </table:table-cell>
          <table:table-cell office:value-type="float" office:value="64" table:style-name="ce1">
            <text:p>64</text:p>
          </table:table-cell>
          <table:table-cell office:value-type="float" office:value="4823.25" table:style-name="ce2">
            <text:p>4.823,25</text:p>
          </table:table-cell>
          <table:table-cell office:value-type="float" office:value="227641.59" table:style-name="ce2">
            <text:p>227.641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253.57" table:style-name="ce1">
            <text:p>253,57</text:p>
          </table:table-cell>
          <table:table-cell office:value-type="float" office:value="14310.23" table:style-name="ce2">
            <text:p>14.310,23</text:p>
          </table:table-cell>
          <table:table-cell office:value-type="float" office:value="3" table:style-name="ce1">
            <text:p>3</text:p>
          </table:table-cell>
          <table:table-cell office:value-type="float" office:value="243.44" table:style-name="ce1">
            <text:p>243,44</text:p>
          </table:table-cell>
          <table:table-cell office:value-type="float" office:value="11583.52" table:style-name="ce2">
            <text:p>11.583,5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4 (A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64" table:style-name="ce1">
            <text:p>364</text:p>
          </table:table-cell>
          <table:table-cell office:value-type="float" office:value="24050.6" table:style-name="ce2">
            <text:p>24.050,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39.71" table:style-name="ce1">
            <text:p>639,71</text:p>
          </table:table-cell>
          <table:table-cell office:value-type="float" office:value="42634.62" table:style-name="ce2">
            <text:p>42.634,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5 (A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3 (A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4 (A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01" table:style-name="ce1">
            <text:p>301</text:p>
          </table:table-cell>
          <table:table-cell office:value-type="float" office:value="15295.14" table:style-name="ce2">
            <text:p>15.295,14</text:p>
          </table:table-cell>
          <table:table-cell office:value-type="float" office:value="1" table:style-name="ce1">
            <text:p>1</text:p>
          </table:table-cell>
          <table:table-cell office:value-type="float" office:value="7036.08" table:style-name="ce2">
            <text:p>7.036,08</text:p>
          </table:table-cell>
          <table:table-cell office:value-type="float" office:value="414573.71" table:style-name="ce2">
            <text:p>414.573,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514.78" table:style-name="ce2">
            <text:p>5.514,78</text:p>
          </table:table-cell>
          <table:table-cell office:value-type="float" office:value="329592.11" table:style-name="ce2">
            <text:p>329.592,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6 (A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7 (A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077.5600000000004" table:style-name="ce2">
            <text:p>5.077,56</text:p>
          </table:table-cell>
          <table:table-cell office:value-type="float" office:value="402301.56" table:style-name="ce2">
            <text:p>402.301,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158.13" table:style-name="ce2">
            <text:p>2.158,13</text:p>
          </table:table-cell>
          <table:table-cell office:value-type="float" office:value="164362.26999999999" table:style-name="ce2">
            <text:p>164.362,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OT (Otros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.29" table:style-name="ce1">
            <text:p>10,29</text:p>
          </table:table-cell>
          <table:table-cell office:value-type="float" office:value="-1777.76" table:style-name="ce2">
            <text:p>-1.777,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8000000000000003" table:style-name="ce1">
            <text:p>-0,28</text:p>
          </table:table-cell>
          <table:table-cell office:value-type="float" office:value="4304.7299999999996" table:style-name="ce2">
            <text:p>4.304,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5.79" table:style-name="ce1">
            <text:p>-45,79</text:p>
          </table:table-cell>
          <table:table-cell office:value-type="float" office:value="-583711.4" table:style-name="ce2">
            <text:p>-583.711,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2" table:style-name="ce1">
            <text:p>0,32</text:p>
          </table:table-cell>
          <table:table-cell office:value-type="float" office:value="-269.24" table:style-name="ce1">
            <text:p>-269,2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8 (A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2 (A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5 (A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9 (A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0 (A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086.16" table:style-name="ce2">
            <text:p>2.086,16</text:p>
          </table:table-cell>
          <table:table-cell office:value-type="float" office:value="144979.29" table:style-name="ce2">
            <text:p>144.979,29</text:p>
          </table:table-cell>
          <table:table-cell office:value-type="float" office:value="1" table:style-name="ce1">
            <text:p>1</text:p>
          </table:table-cell>
          <table:table-cell office:value-type="float" office:value="349.17" table:style-name="ce1">
            <text:p>349,17</text:p>
          </table:table-cell>
          <table:table-cell office:value-type="float" office:value="28948.44" table:style-name="ce2">
            <text:p>28.948,44</text:p>
          </table:table-cell>
          <table:table-cell office:value-type="float" office:value="6" table:style-name="ce1">
            <text:p>6</text:p>
          </table:table-cell>
          <table:table-cell office:value-type="float" office:value="2774.23" table:style-name="ce2">
            <text:p>2.774,23</text:p>
          </table:table-cell>
          <table:table-cell office:value-type="float" office:value="177875.72" table:style-name="ce2">
            <text:p>177.875,72</text:p>
          </table:table-cell>
          <table:table-cell office:value-type="float" office:value="2" table:style-name="ce1">
            <text:p>2</text:p>
          </table:table-cell>
          <table:table-cell office:value-type="float" office:value="308.56" table:style-name="ce1">
            <text:p>308,56</text:p>
          </table:table-cell>
          <table:table-cell office:value-type="float" office:value="21661.89" table:style-name="ce2">
            <text:p>21.661,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45.6" table:style-name="ce1">
            <text:p>345,6</text:p>
          </table:table-cell>
          <table:table-cell office:value-type="float" office:value="25400.21" table:style-name="ce2">
            <text:p>25.400,21</text:p>
          </table:table-cell>
          <table:table-cell office:value-type="float" office:value="2" table:style-name="ce1">
            <text:p>2</text:p>
          </table:table-cell>
          <table:table-cell office:value-type="float" office:value="1056.79" table:style-name="ce2">
            <text:p>1.056,79</text:p>
          </table:table-cell>
          <table:table-cell office:value-type="float" office:value="77610.14" table:style-name="ce2">
            <text:p>77.610,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1 (A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3 (AT / Bombeo de Agua para Servicio Públic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45.7199999999998" table:style-name="ce2">
            <text:p>2.245,72</text:p>
          </table:table-cell>
          <table:table-cell office:value-type="float" office:value="93177.87" table:style-name="ce2">
            <text:p>93.177,87</text:p>
          </table:table-cell>
          <table:table-cell office:value-type="float" office:value="1" table:style-name="ce1">
            <text:p>1</text:p>
          </table:table-cell>
          <table:table-cell office:value-type="float" office:value="599.20000000000005" table:style-name="ce1">
            <text:p>599,2</text:p>
          </table:table-cell>
          <table:table-cell office:value-type="float" office:value="25155.81" table:style-name="ce2">
            <text:p>25.155,81</text:p>
          </table:table-cell>
          <table:table-cell office:value-type="float" office:value="1" table:style-name="ce1">
            <text:p>1</text:p>
          </table:table-cell>
          <table:table-cell office:value-type="float" office:value="11603.35" table:style-name="ce2">
            <text:p>11.603,35</text:p>
          </table:table-cell>
          <table:table-cell office:value-type="float" office:value="481733.99" table:style-name="ce2">
            <text:p>481.733,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9072.73" table:style-name="ce2">
            <text:p>9.072,73</text:p>
          </table:table-cell>
          <table:table-cell office:value-type="float" office:value="375506.71" table:style-name="ce2">
            <text:p>375.506,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EATCGCD1 (AT / Industrial con Demanda Horaria Diferenciada - AT1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4161.29" table:style-name="ce2">
            <text:p>34.161,29</text:p>
          </table:table-cell>
          <table:table-cell office:value-type="float" office:value="2343230.04" table:style-name="ce2">
            <text:p>2.343.230,0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6 (B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0 (B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NDCGCD01 (B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.74" table:style-name="ce1">
            <text:p>7,74</text:p>
          </table:table-cell>
          <table:table-cell office:value-type="float" office:value="642.65" table:style-name="ce1">
            <text:p>642,6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21 (B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9.579999999999998" table:style-name="ce1">
            <text:p>19,58</text:p>
          </table:table-cell>
          <table:table-cell office:value-type="float" office:value="795.26" table:style-name="ce1">
            <text:p>795,26</text:p>
          </table:table-cell>
          <table:table-cell office:value-type="float" office:value="8" table:style-name="ce1">
            <text:p>8</text:p>
          </table:table-cell>
          <table:table-cell office:value-type="float" office:value="4.2699999999999996" table:style-name="ce1">
            <text:p>4,27</text:p>
          </table:table-cell>
          <table:table-cell office:value-type="float" office:value="176.64" table:style-name="ce1">
            <text:p>176,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2" table:style-name="ce1">
            <text:p>612</text:p>
          </table:table-cell>
          <table:table-cell office:value-type="float" office:value="375.97" table:style-name="ce1">
            <text:p>375,97</text:p>
          </table:table-cell>
          <table:table-cell office:value-type="float" office:value="15165.06" table:style-name="ce2">
            <text:p>15.165,06</text:p>
          </table:table-cell>
          <table:table-cell office:value-type="float" office:value="51" table:style-name="ce1">
            <text:p>51</text:p>
          </table:table-cell>
          <table:table-cell office:value-type="float" office:value="31.84" table:style-name="ce1">
            <text:p>31,84</text:p>
          </table:table-cell>
          <table:table-cell office:value-type="float" office:value="1306.3699999999999" table:style-name="ce2">
            <text:p>1.306,37</text:p>
          </table:table-cell>
          <table:table-cell office:value-type="float" office:value="994" table:style-name="ce1">
            <text:p>994</text:p>
          </table:table-cell>
          <table:table-cell office:value-type="float" office:value="711.38" table:style-name="ce1">
            <text:p>711,38</text:p>
          </table:table-cell>
          <table:table-cell office:value-type="float" office:value="28962.52" table:style-name="ce2">
            <text:p>28.962,52</text:p>
          </table:table-cell>
          <table:table-cell office:value-type="float" office:value="17" table:style-name="ce1">
            <text:p>17</text:p>
          </table:table-cell>
          <table:table-cell office:value-type="float" office:value="31.71" table:style-name="ce1">
            <text:p>31,71</text:p>
          </table:table-cell>
          <table:table-cell office:value-type="float" office:value="1312.44" table:style-name="ce2">
            <text:p>1.312,44</text:p>
          </table:table-cell>
          <table:table-cell office:value-type="float" office:value="15" table:style-name="ce1">
            <text:p>15</text:p>
          </table:table-cell>
          <table:table-cell office:value-type="float" office:value="5.31" table:style-name="ce1">
            <text:p>5,31</text:p>
          </table:table-cell>
          <table:table-cell office:value-type="float" office:value="222.78" table:style-name="ce1">
            <text:p>222,78</text:p>
          </table:table-cell>
          <table:table-cell office:value-type="float" office:value="30" table:style-name="ce1">
            <text:p>30</text:p>
          </table:table-cell>
          <table:table-cell office:value-type="float" office:value="34.380000000000003" table:style-name="ce1">
            <text:p>34,38</text:p>
          </table:table-cell>
          <table:table-cell office:value-type="float" office:value="1396.08" table:style-name="ce2">
            <text:p>1.396,08</text:p>
          </table:table-cell>
          <table:table-cell office:value-type="float" office:value="104" table:style-name="ce1">
            <text:p>104</text:p>
          </table:table-cell>
          <table:table-cell office:value-type="float" office:value="69.180000000000007" table:style-name="ce1">
            <text:p>69,18</text:p>
          </table:table-cell>
          <table:table-cell office:value-type="float" office:value="2839.8" table:style-name="ce2">
            <text:p>2.839,8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6 (B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3.56" table:style-name="ce1">
            <text:p>3,56</text:p>
          </table:table-cell>
          <table:table-cell office:value-type="float" office:value="536.42999999999995" table:style-name="ce1">
            <text:p>536,43</text:p>
          </table:table-cell>
          <table:table-cell office:value-type="float" office:value="46" table:style-name="ce1">
            <text:p>46</text:p>
          </table:table-cell>
          <table:table-cell office:value-type="float" office:value="160.88999999999999" table:style-name="ce1">
            <text:p>160,89</text:p>
          </table:table-cell>
          <table:table-cell office:value-type="float" office:value="15062.88" table:style-name="ce2">
            <text:p>15.062,88</text:p>
          </table:table-cell>
          <table:table-cell office:value-type="float" office:value="366" table:style-name="ce1">
            <text:p>366</text:p>
          </table:table-cell>
          <table:table-cell office:value-type="float" office:value="310.83" table:style-name="ce1">
            <text:p>310,83</text:p>
          </table:table-cell>
          <table:table-cell office:value-type="float" office:value="30119.41" table:style-name="ce2">
            <text:p>30.119,41</text:p>
          </table:table-cell>
          <table:table-cell office:value-type="float" office:value="11" table:style-name="ce1">
            <text:p>11</text:p>
          </table:table-cell>
          <table:table-cell office:value-type="float" office:value="35.880000000000003" table:style-name="ce1">
            <text:p>35,88</text:p>
          </table:table-cell>
          <table:table-cell office:value-type="float" office:value="3535.21" table:style-name="ce2">
            <text:p>3.535,21</text:p>
          </table:table-cell>
          <table:table-cell office:value-type="float" office:value="38" table:style-name="ce1">
            <text:p>38</text:p>
          </table:table-cell>
          <table:table-cell office:value-type="float" office:value="156.93" table:style-name="ce1">
            <text:p>156,93</text:p>
          </table:table-cell>
          <table:table-cell office:value-type="float" office:value="13778.84" table:style-name="ce2">
            <text:p>13.778,84</text:p>
          </table:table-cell>
          <table:table-cell office:value-type="float" office:value="17" table:style-name="ce1">
            <text:p>17</text:p>
          </table:table-cell>
          <table:table-cell office:value-type="float" office:value="105.05" table:style-name="ce1">
            <text:p>105,05</text:p>
          </table:table-cell>
          <table:table-cell office:value-type="float" office:value="9934" table:style-name="ce2">
            <text:p>9.934,00</text:p>
          </table:table-cell>
          <table:table-cell office:value-type="float" office:value="5" table:style-name="ce1">
            <text:p>5</text:p>
          </table:table-cell>
          <table:table-cell office:value-type="float" office:value="12.97" table:style-name="ce1">
            <text:p>12,97</text:p>
          </table:table-cell>
          <table:table-cell office:value-type="float" office:value="1203.3599999999999" table:style-name="ce2">
            <text:p>1.203,36</text:p>
          </table:table-cell>
          <table:table-cell office:value-type="float" office:value="1" table:style-name="ce1">
            <text:p>1</text:p>
          </table:table-cell>
          <table:table-cell office:value-type="float" office:value="6.52" table:style-name="ce1">
            <text:p>6,52</text:p>
          </table:table-cell>
          <table:table-cell office:value-type="float" office:value="559.63" table:style-name="ce1">
            <text:p>559,63</text:p>
          </table:table-cell>
          <table:table-cell office:value-type="float" office:value="22" table:style-name="ce1">
            <text:p>22</text:p>
          </table:table-cell>
          <table:table-cell office:value-type="float" office:value="15.03" table:style-name="ce1">
            <text:p>15,03</text:p>
          </table:table-cell>
          <table:table-cell office:value-type="float" office:value="1538.94" table:style-name="ce2">
            <text:p>1.538,9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4 (B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.29" table:style-name="ce1">
            <text:p>2,29</text:p>
          </table:table-cell>
          <table:table-cell office:value-type="float" office:value="275.39999999999998" table:style-name="ce1">
            <text:p>275,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80.15" table:style-name="ce1">
            <text:p>180,15</text:p>
          </table:table-cell>
          <table:table-cell office:value-type="float" office:value="13414.6" table:style-name="ce2">
            <text:p>13.414,60</text:p>
          </table:table-cell>
          <table:table-cell office:value-type="float" office:value="2" table:style-name="ce1">
            <text:p>2</text:p>
          </table:table-cell>
          <table:table-cell office:value-type="float" office:value="50.1" table:style-name="ce1">
            <text:p>50,1</text:p>
          </table:table-cell>
          <table:table-cell office:value-type="float" office:value="3777.39" table:style-name="ce2">
            <text:p>3.777,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5.31" table:style-name="ce1">
            <text:p>15,31</text:p>
          </table:table-cell>
          <table:table-cell office:value-type="float" office:value="1173.8599999999999" table:style-name="ce2">
            <text:p>1.173,8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1 (BT / Comercial)</text:p>
          </table:table-cell>
          <table:table-cell office:value-type="float" office:value="3415" table:style-name="ce3">
            <text:p>3.415</text:p>
          </table:table-cell>
          <table:table-cell office:value-type="float" office:value="861.31" table:style-name="ce1">
            <text:p>861,31</text:p>
          </table:table-cell>
          <table:table-cell office:value-type="float" office:value="87938.04" table:style-name="ce2">
            <text:p>87.938,04</text:p>
          </table:table-cell>
          <table:table-cell office:value-type="float" office:value="19759" table:style-name="ce3">
            <text:p>19.759</text:p>
          </table:table-cell>
          <table:table-cell office:value-type="float" office:value="7006.84" table:style-name="ce2">
            <text:p>7.006,84</text:p>
          </table:table-cell>
          <table:table-cell office:value-type="float" office:value="712492.02" table:style-name="ce2">
            <text:p>712.492,02</text:p>
          </table:table-cell>
          <table:table-cell office:value-type="float" office:value="7610" table:style-name="ce3">
            <text:p>7.610</text:p>
          </table:table-cell>
          <table:table-cell office:value-type="float" office:value="2772.96" table:style-name="ce2">
            <text:p>2.772,96</text:p>
          </table:table-cell>
          <table:table-cell office:value-type="float" office:value="281752.19" table:style-name="ce2">
            <text:p>281.752,19</text:p>
          </table:table-cell>
          <table:table-cell office:value-type="float" office:value="69268" table:style-name="ce3">
            <text:p>69.268</text:p>
          </table:table-cell>
          <table:table-cell office:value-type="float" office:value="29778.77" table:style-name="ce2">
            <text:p>29.778,77</text:p>
          </table:table-cell>
          <table:table-cell office:value-type="float" office:value="3103903.3" table:style-name="ce2">
            <text:p>3.103.903,30</text:p>
          </table:table-cell>
          <table:table-cell office:value-type="float" office:value="16702" table:style-name="ce3">
            <text:p>16.702</text:p>
          </table:table-cell>
          <table:table-cell office:value-type="float" office:value="8100.04" table:style-name="ce2">
            <text:p>8.100,04</text:p>
          </table:table-cell>
          <table:table-cell office:value-type="float" office:value="821498.04" table:style-name="ce2">
            <text:p>821.498,04</text:p>
          </table:table-cell>
          <table:table-cell office:value-type="float" office:value="6936" table:style-name="ce3">
            <text:p>6.936</text:p>
          </table:table-cell>
          <table:table-cell office:value-type="float" office:value="2792.26" table:style-name="ce2">
            <text:p>2.792,26</text:p>
          </table:table-cell>
          <table:table-cell office:value-type="float" office:value="279921.87" table:style-name="ce2">
            <text:p>279.921,87</text:p>
          </table:table-cell>
          <table:table-cell office:value-type="float" office:value="16107" table:style-name="ce3">
            <text:p>16.107</text:p>
          </table:table-cell>
          <table:table-cell office:value-type="float" office:value="7173.51" table:style-name="ce2">
            <text:p>7.173,51</text:p>
          </table:table-cell>
          <table:table-cell office:value-type="float" office:value="724974.17" table:style-name="ce2">
            <text:p>724.974,17</text:p>
          </table:table-cell>
          <table:table-cell office:value-type="float" office:value="11006" table:style-name="ce3">
            <text:p>11.006</text:p>
          </table:table-cell>
          <table:table-cell office:value-type="float" office:value="3916.86" table:style-name="ce2">
            <text:p>3.916,86</text:p>
          </table:table-cell>
          <table:table-cell office:value-type="float" office:value="397942.69" table:style-name="ce2">
            <text:p>397.942,69</text:p>
          </table:table-cell>
          <table:table-cell office:value-type="float" office:value="8882" table:style-name="ce3">
            <text:p>8.882</text:p>
          </table:table-cell>
          <table:table-cell office:value-type="float" office:value="3149.88" table:style-name="ce2">
            <text:p>3.149,88</text:p>
          </table:table-cell>
          <table:table-cell office:value-type="float" office:value="320100.36" table:style-name="ce2">
            <text:p>320.100,36</text:p>
          </table:table-cell>
          <table:table-cell office:value-type="float" office:value="25222" table:style-name="ce3">
            <text:p>25.222</text:p>
          </table:table-cell>
          <table:table-cell office:value-type="float" office:value="8080.16" table:style-name="ce2">
            <text:p>8.080,16</text:p>
          </table:table-cell>
          <table:table-cell office:value-type="float" office:value="799205.26" table:style-name="ce2">
            <text:p>799.205,26</text:p>
          </table:table-cell>
          <table:table-cell office:value-type="float" office:value="11475" table:style-name="ce3">
            <text:p>11.475</text:p>
          </table:table-cell>
          <table:table-cell office:value-type="float" office:value="4263.3100000000004" table:style-name="ce2">
            <text:p>4.263,31</text:p>
          </table:table-cell>
          <table:table-cell office:value-type="float" office:value="433303.5" table:style-name="ce2">
            <text:p>433.303,5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1 (BT / Comercial con Demanda)</text:p>
          </table:table-cell>
          <table:table-cell office:value-type="float" office:value="6" table:style-name="ce1">
            <text:p>6</text:p>
          </table:table-cell>
          <table:table-cell office:value-type="float" office:value="21.35" table:style-name="ce1">
            <text:p>21,35</text:p>
          </table:table-cell>
          <table:table-cell office:value-type="float" office:value="2138.7199999999998" table:style-name="ce2">
            <text:p>2.138,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office:value-type="float" office:value="121.17" table:style-name="ce1">
            <text:p>121,17</text:p>
          </table:table-cell>
          <table:table-cell office:value-type="float" office:value="15977.05" table:style-name="ce2">
            <text:p>15.977,05</text:p>
          </table:table-cell>
          <table:table-cell office:value-type="float" office:value="4222" table:style-name="ce3">
            <text:p>4.222</text:p>
          </table:table-cell>
          <table:table-cell office:value-type="float" office:value="13844.13" table:style-name="ce2">
            <text:p>13.844,13</text:p>
          </table:table-cell>
          <table:table-cell office:value-type="float" office:value="1567408.79" table:style-name="ce2">
            <text:p>1.567.408,79</text:p>
          </table:table-cell>
          <table:table-cell office:value-type="float" office:value="1123" table:style-name="ce3">
            <text:p>1.123</text:p>
          </table:table-cell>
          <table:table-cell office:value-type="float" office:value="3944.65" table:style-name="ce2">
            <text:p>3.944,65</text:p>
          </table:table-cell>
          <table:table-cell office:value-type="float" office:value="451956.76" table:style-name="ce2">
            <text:p>451.956,76</text:p>
          </table:table-cell>
          <table:table-cell office:value-type="float" office:value="67" table:style-name="ce1">
            <text:p>67</text:p>
          </table:table-cell>
          <table:table-cell office:value-type="float" office:value="150.41999999999999" table:style-name="ce1">
            <text:p>150,42</text:p>
          </table:table-cell>
          <table:table-cell office:value-type="float" office:value="17529.63" table:style-name="ce2">
            <text:p>17.529,63</text:p>
          </table:table-cell>
          <table:table-cell office:value-type="float" office:value="128" table:style-name="ce1">
            <text:p>128</text:p>
          </table:table-cell>
          <table:table-cell office:value-type="float" office:value="264.2" table:style-name="ce1">
            <text:p>264,2</text:p>
          </table:table-cell>
          <table:table-cell office:value-type="float" office:value="30752.49" table:style-name="ce2">
            <text:p>30.752,49</text:p>
          </table:table-cell>
          <table:table-cell office:value-type="float" office:value="350" table:style-name="ce1">
            <text:p>350</text:p>
          </table:table-cell>
          <table:table-cell office:value-type="float" office:value="903.94" table:style-name="ce1">
            <text:p>903,94</text:p>
          </table:table-cell>
          <table:table-cell office:value-type="float" office:value="101871.5" table:style-name="ce2">
            <text:p>101.871,50</text:p>
          </table:table-cell>
          <table:table-cell office:value-type="float" office:value="51" table:style-name="ce1">
            <text:p>51</text:p>
          </table:table-cell>
          <table:table-cell office:value-type="float" office:value="120.22" table:style-name="ce1">
            <text:p>120,22</text:p>
          </table:table-cell>
          <table:table-cell office:value-type="float" office:value="13341.31" table:style-name="ce2">
            <text:p>13.341,31</text:p>
          </table:table-cell>
          <table:table-cell office:value-type="float" office:value="33" table:style-name="ce1">
            <text:p>33</text:p>
          </table:table-cell>
          <table:table-cell office:value-type="float" office:value="86.09" table:style-name="ce1">
            <text:p>86,09</text:p>
          </table:table-cell>
          <table:table-cell office:value-type="float" office:value="9516.2000000000007" table:style-name="ce2">
            <text:p>9.516,20</text:p>
          </table:table-cell>
          <table:table-cell office:value-type="float" office:value="83" table:style-name="ce1">
            <text:p>83</text:p>
          </table:table-cell>
          <table:table-cell office:value-type="float" office:value="110.64" table:style-name="ce1">
            <text:p>110,64</text:p>
          </table:table-cell>
          <table:table-cell office:value-type="float" office:value="12942.3" table:style-name="ce2">
            <text:p>12.942,3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1 (B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418.59" table:style-name="ce1">
            <text:p>418,59</text:p>
          </table:table-cell>
          <table:table-cell office:value-type="float" office:value="42349.5" table:style-name="ce2">
            <text:p>42.349,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51" table:style-name="ce1">
            <text:p>4,51</text:p>
          </table:table-cell>
          <table:table-cell office:value-type="float" office:value="672.22" table:style-name="ce1">
            <text:p>672,22</text:p>
          </table:table-cell>
          <table:table-cell office:value-type="float" office:value="23" table:style-name="ce1">
            <text:p>23</text:p>
          </table:table-cell>
          <table:table-cell office:value-type="float" office:value="154.97" table:style-name="ce1">
            <text:p>154,97</text:p>
          </table:table-cell>
          <table:table-cell office:value-type="float" office:value="16241.92" table:style-name="ce2">
            <text:p>16.241,9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590.13" table:style-name="ce1">
            <text:p>590,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9" table:style-name="ce1">
            <text:p>569</text:p>
          </table:table-cell>
          <table:table-cell office:value-type="float" office:value="2559.3200000000002" table:style-name="ce2">
            <text:p>2.559,32</text:p>
          </table:table-cell>
          <table:table-cell office:value-type="float" office:value="269357.23" table:style-name="ce2">
            <text:p>269.357,2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9 (BT / Culto Religioso)</text:p>
          </table:table-cell>
          <table:table-cell office:value-type="float" office:value="314" table:style-name="ce1">
            <text:p>314</text:p>
          </table:table-cell>
          <table:table-cell office:value-type="float" office:value="19.760000000000002" table:style-name="ce1">
            <text:p>19,76</text:p>
          </table:table-cell>
          <table:table-cell office:value-type="float" office:value="1230.76" table:style-name="ce2">
            <text:p>1.230,76</text:p>
          </table:table-cell>
          <table:table-cell office:value-type="float" office:value="541" table:style-name="ce1">
            <text:p>541</text:p>
          </table:table-cell>
          <table:table-cell office:value-type="float" office:value="73.37" table:style-name="ce1">
            <text:p>73,37</text:p>
          </table:table-cell>
          <table:table-cell office:value-type="float" office:value="3987.61" table:style-name="ce2">
            <text:p>3.987,61</text:p>
          </table:table-cell>
          <table:table-cell office:value-type="float" office:value="428" table:style-name="ce1">
            <text:p>428</text:p>
          </table:table-cell>
          <table:table-cell office:value-type="float" office:value="80.48" table:style-name="ce1">
            <text:p>80,48</text:p>
          </table:table-cell>
          <table:table-cell office:value-type="float" office:value="4212.8999999999996" table:style-name="ce2">
            <text:p>4.212,90</text:p>
          </table:table-cell>
          <table:table-cell office:value-type="float" office:value="386" table:style-name="ce1">
            <text:p>386</text:p>
          </table:table-cell>
          <table:table-cell office:value-type="float" office:value="169.08" table:style-name="ce1">
            <text:p>169,08</text:p>
          </table:table-cell>
          <table:table-cell office:value-type="float" office:value="15436.7" table:style-name="ce2">
            <text:p>15.436,70</text:p>
          </table:table-cell>
          <table:table-cell office:value-type="float" office:value="914" table:style-name="ce1">
            <text:p>914</text:p>
          </table:table-cell>
          <table:table-cell office:value-type="float" office:value="190.94" table:style-name="ce1">
            <text:p>190,94</text:p>
          </table:table-cell>
          <table:table-cell office:value-type="float" office:value="9925.83" table:style-name="ce2">
            <text:p>9.925,83</text:p>
          </table:table-cell>
          <table:table-cell office:value-type="float" office:value="426" table:style-name="ce1">
            <text:p>426</text:p>
          </table:table-cell>
          <table:table-cell office:value-type="float" office:value="70.989999999999995" table:style-name="ce1">
            <text:p>70,99</text:p>
          </table:table-cell>
          <table:table-cell office:value-type="float" office:value="3774.8" table:style-name="ce2">
            <text:p>3.774,80</text:p>
          </table:table-cell>
          <table:table-cell office:value-type="float" office:value="385" table:style-name="ce1">
            <text:p>385</text:p>
          </table:table-cell>
          <table:table-cell office:value-type="float" office:value="83.27" table:style-name="ce1">
            <text:p>83,27</text:p>
          </table:table-cell>
          <table:table-cell office:value-type="float" office:value="4355.42" table:style-name="ce2">
            <text:p>4.355,42</text:p>
          </table:table-cell>
          <table:table-cell office:value-type="float" office:value="414" table:style-name="ce1">
            <text:p>414</text:p>
          </table:table-cell>
          <table:table-cell office:value-type="float" office:value="64.42" table:style-name="ce1">
            <text:p>64,42</text:p>
          </table:table-cell>
          <table:table-cell office:value-type="float" office:value="3264" table:style-name="ce2">
            <text:p>3.264,00</text:p>
          </table:table-cell>
          <table:table-cell office:value-type="float" office:value="265" table:style-name="ce1">
            <text:p>265</text:p>
          </table:table-cell>
          <table:table-cell office:value-type="float" office:value="48.3" table:style-name="ce1">
            <text:p>48,3</text:p>
          </table:table-cell>
          <table:table-cell office:value-type="float" office:value="2465.79" table:style-name="ce2">
            <text:p>2.465,79</text:p>
          </table:table-cell>
          <table:table-cell office:value-type="float" office:value="729" table:style-name="ce1">
            <text:p>729</text:p>
          </table:table-cell>
          <table:table-cell office:value-type="float" office:value="127.1" table:style-name="ce1">
            <text:p>127,1</text:p>
          </table:table-cell>
          <table:table-cell office:value-type="float" office:value="6786.96" table:style-name="ce2">
            <text:p>6.786,96</text:p>
          </table:table-cell>
          <table:table-cell office:value-type="float" office:value="405" table:style-name="ce1">
            <text:p>405</text:p>
          </table:table-cell>
          <table:table-cell office:value-type="float" office:value="50.72" table:style-name="ce1">
            <text:p>50,72</text:p>
          </table:table-cell>
          <table:table-cell office:value-type="float" office:value="2762.28" table:style-name="ce2">
            <text:p>2.762,2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2 (BT / Culto Religios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54.76" table:style-name="ce1">
            <text:p>54,76</text:p>
          </table:table-cell>
          <table:table-cell office:value-type="float" office:value="5953.21" table:style-name="ce2">
            <text:p>5.953,21</text:p>
          </table:table-cell>
          <table:table-cell office:value-type="float" office:value="13" table:style-name="ce1">
            <text:p>13</text:p>
          </table:table-cell>
          <table:table-cell office:value-type="float" office:value="6.89" table:style-name="ce1">
            <text:p>6,89</text:p>
          </table:table-cell>
          <table:table-cell office:value-type="float" office:value="717.71" table:style-name="ce1">
            <text:p>717,71</text:p>
          </table:table-cell>
          <table:table-cell office:value-type="float" office:value="3" table:style-name="ce1">
            <text:p>3</text:p>
          </table:table-cell>
          <table:table-cell office:value-type="float" office:value="3.08" table:style-name="ce1">
            <text:p>3,08</text:p>
          </table:table-cell>
          <table:table-cell office:value-type="float" office:value="315.37" table:style-name="ce1">
            <text:p>315,37</text:p>
          </table:table-cell>
          <table:table-cell office:value-type="float" office:value="2" table:style-name="ce1">
            <text:p>2</text:p>
          </table:table-cell>
          <table:table-cell office:value-type="float" office:value="4.12" table:style-name="ce1">
            <text:p>4,12</text:p>
          </table:table-cell>
          <table:table-cell office:value-type="float" office:value="360.43" table:style-name="ce1">
            <text:p>360,43</text:p>
          </table:table-cell>
          <table:table-cell office:value-type="float" office:value="15" table:style-name="ce1">
            <text:p>15</text:p>
          </table:table-cell>
          <table:table-cell office:value-type="float" office:value="15.61" table:style-name="ce1">
            <text:p>15,61</text:p>
          </table:table-cell>
          <table:table-cell office:value-type="float" office:value="1874.12" table:style-name="ce2">
            <text:p>1.874,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8 (BT / Escenarios Deportiv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5.99" table:style-name="ce1">
            <text:p>25,99</text:p>
          </table:table-cell>
          <table:table-cell office:value-type="float" office:value="2900.48" table:style-name="ce2">
            <text:p>2.900,48</text:p>
          </table:table-cell>
          <table:table-cell office:value-type="float" office:value="6" table:style-name="ce1">
            <text:p>6</text:p>
          </table:table-cell>
          <table:table-cell office:value-type="float" office:value="0.49" table:style-name="ce1">
            <text:p>0,49</text:p>
          </table:table-cell>
          <table:table-cell office:value-type="float" office:value="198.9" table:style-name="ce1">
            <text:p>198,9</text:p>
          </table:table-cell>
          <table:table-cell office:value-type="float" office:value="1" table:style-name="ce1">
            <text:p>1</text:p>
          </table:table-cell>
          <table:table-cell office:value-type="float" office:value="1.97" table:style-name="ce1">
            <text:p>1,97</text:p>
          </table:table-cell>
          <table:table-cell office:value-type="float" office:value="225.99" table:style-name="ce1">
            <text:p>225,99</text:p>
          </table:table-cell>
          <table:table-cell office:value-type="float" office:value="2" table:style-name="ce1">
            <text:p>2</text:p>
          </table:table-cell>
          <table:table-cell office:value-type="float" office:value="4.7300000000000004" table:style-name="ce1">
            <text:p>4,73</text:p>
          </table:table-cell>
          <table:table-cell office:value-type="float" office:value="543.76" table:style-name="ce1">
            <text:p>543,7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57" table:style-name="ce1">
            <text:p>1,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2 (BT / Industrial Artesanal)</text:p>
          </table:table-cell>
          <table:table-cell office:value-type="float" office:value="97" table:style-name="ce1">
            <text:p>97</text:p>
          </table:table-cell>
          <table:table-cell office:value-type="float" office:value="16.920000000000002" table:style-name="ce1">
            <text:p>16,92</text:p>
          </table:table-cell>
          <table:table-cell office:value-type="float" office:value="1419.76" table:style-name="ce2">
            <text:p>1.419,76</text:p>
          </table:table-cell>
          <table:table-cell office:value-type="float" office:value="939" table:style-name="ce1">
            <text:p>939</text:p>
          </table:table-cell>
          <table:table-cell office:value-type="float" office:value="315.82" table:style-name="ce1">
            <text:p>315,82</text:p>
          </table:table-cell>
          <table:table-cell office:value-type="float" office:value="26810.5" table:style-name="ce2">
            <text:p>26.810,50</text:p>
          </table:table-cell>
          <table:table-cell office:value-type="float" office:value="251" table:style-name="ce1">
            <text:p>251</text:p>
          </table:table-cell>
          <table:table-cell office:value-type="float" office:value="59.72" table:style-name="ce1">
            <text:p>59,72</text:p>
          </table:table-cell>
          <table:table-cell office:value-type="float" office:value="4999.83" table:style-name="ce2">
            <text:p>4.999,83</text:p>
          </table:table-cell>
          <table:table-cell office:value-type="float" office:value="915" table:style-name="ce1">
            <text:p>915</text:p>
          </table:table-cell>
          <table:table-cell office:value-type="float" office:value="515.86" table:style-name="ce1">
            <text:p>515,86</text:p>
          </table:table-cell>
          <table:table-cell office:value-type="float" office:value="47446.89" table:style-name="ce2">
            <text:p>47.446,89</text:p>
          </table:table-cell>
          <table:table-cell office:value-type="float" office:value="188" table:style-name="ce1">
            <text:p>188</text:p>
          </table:table-cell>
          <table:table-cell office:value-type="float" office:value="81.55" table:style-name="ce1">
            <text:p>81,55</text:p>
          </table:table-cell>
          <table:table-cell office:value-type="float" office:value="6887.94" table:style-name="ce2">
            <text:p>6.887,94</text:p>
          </table:table-cell>
          <table:table-cell office:value-type="float" office:value="196" table:style-name="ce1">
            <text:p>196</text:p>
          </table:table-cell>
          <table:table-cell office:value-type="float" office:value="47.4" table:style-name="ce1">
            <text:p>47,4</text:p>
          </table:table-cell>
          <table:table-cell office:value-type="float" office:value="3965.93" table:style-name="ce2">
            <text:p>3.965,93</text:p>
          </table:table-cell>
          <table:table-cell office:value-type="float" office:value="316" table:style-name="ce1">
            <text:p>316</text:p>
          </table:table-cell>
          <table:table-cell office:value-type="float" office:value="142.88" table:style-name="ce1">
            <text:p>142,88</text:p>
          </table:table-cell>
          <table:table-cell office:value-type="float" office:value="12177.47" table:style-name="ce2">
            <text:p>12.177,47</text:p>
          </table:table-cell>
          <table:table-cell office:value-type="float" office:value="24" table:style-name="ce1">
            <text:p>24</text:p>
          </table:table-cell>
          <table:table-cell office:value-type="float" office:value="7.01" table:style-name="ce1">
            <text:p>7,01</text:p>
          </table:table-cell>
          <table:table-cell office:value-type="float" office:value="594.03" table:style-name="ce1">
            <text:p>594,03</text:p>
          </table:table-cell>
          <table:table-cell office:value-type="float" office:value="88" table:style-name="ce1">
            <text:p>88</text:p>
          </table:table-cell>
          <table:table-cell office:value-type="float" office:value="30.2" table:style-name="ce1">
            <text:p>30,2</text:p>
          </table:table-cell>
          <table:table-cell office:value-type="float" office:value="2516.75" table:style-name="ce2">
            <text:p>2.516,75</text:p>
          </table:table-cell>
          <table:table-cell office:value-type="float" office:value="91" table:style-name="ce1">
            <text:p>91</text:p>
          </table:table-cell>
          <table:table-cell office:value-type="float" office:value="28.18" table:style-name="ce1">
            <text:p>28,18</text:p>
          </table:table-cell>
          <table:table-cell office:value-type="float" office:value="2370.2199999999998" table:style-name="ce2">
            <text:p>2.370,22</text:p>
          </table:table-cell>
          <table:table-cell office:value-type="float" office:value="240" table:style-name="ce1">
            <text:p>240</text:p>
          </table:table-cell>
          <table:table-cell office:value-type="float" office:value="79.150000000000006" table:style-name="ce1">
            <text:p>79,15</text:p>
          </table:table-cell>
          <table:table-cell office:value-type="float" office:value="6611.77" table:style-name="ce2">
            <text:p>6.611,7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2 (BT / Industrial con Demanda)</text:p>
          </table:table-cell>
          <table:table-cell office:value-type="float" office:value="5" table:style-name="ce1">
            <text:p>5</text:p>
          </table:table-cell>
          <table:table-cell office:value-type="float" office:value="2.35" table:style-name="ce1">
            <text:p>2,35</text:p>
          </table:table-cell>
          <table:table-cell office:value-type="float" office:value="368.34" table:style-name="ce1">
            <text:p>368,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.82" table:style-name="ce1">
            <text:p>3,82</text:p>
          </table:table-cell>
          <table:table-cell office:value-type="float" office:value="652.1" table:style-name="ce1">
            <text:p>652,1</text:p>
          </table:table-cell>
          <table:table-cell office:value-type="float" office:value="521" table:style-name="ce1">
            <text:p>521</text:p>
          </table:table-cell>
          <table:table-cell office:value-type="float" office:value="1212.9100000000001" table:style-name="ce2">
            <text:p>1.212,91</text:p>
          </table:table-cell>
          <table:table-cell office:value-type="float" office:value="140778.42000000001" table:style-name="ce2">
            <text:p>140.778,42</text:p>
          </table:table-cell>
          <table:table-cell office:value-type="float" office:value="18" table:style-name="ce1">
            <text:p>18</text:p>
          </table:table-cell>
          <table:table-cell office:value-type="float" office:value="30.45" table:style-name="ce1">
            <text:p>30,45</text:p>
          </table:table-cell>
          <table:table-cell office:value-type="float" office:value="3777.41" table:style-name="ce2">
            <text:p>3.777,41</text:p>
          </table:table-cell>
          <table:table-cell office:value-type="float" office:value="4" table:style-name="ce1">
            <text:p>4</text:p>
          </table:table-cell>
          <table:table-cell office:value-type="float" office:value="0.91" table:style-name="ce1">
            <text:p>0,91</text:p>
          </table:table-cell>
          <table:table-cell office:value-type="float" office:value="274.89" table:style-name="ce1">
            <text:p>274,89</text:p>
          </table:table-cell>
          <table:table-cell office:value-type="float" office:value="55" table:style-name="ce1">
            <text:p>55</text:p>
          </table:table-cell>
          <table:table-cell office:value-type="float" office:value="92.58" table:style-name="ce1">
            <text:p>92,58</text:p>
          </table:table-cell>
          <table:table-cell office:value-type="float" office:value="10807.68" table:style-name="ce2">
            <text:p>10.807,68</text:p>
          </table:table-cell>
          <table:table-cell office:value-type="float" office:value="49" table:style-name="ce1">
            <text:p>49</text:p>
          </table:table-cell>
          <table:table-cell office:value-type="float" office:value="23.59" table:style-name="ce1">
            <text:p>23,59</text:p>
          </table:table-cell>
          <table:table-cell office:value-type="float" office:value="3076.64" table:style-name="ce2">
            <text:p>3.076,64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,2</text:p>
          </table:table-cell>
          <table:table-cell office:value-type="float" office:value="61.73" table:style-name="ce1">
            <text:p>61,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7.21" table:style-name="ce1">
            <text:p>7,21</text:p>
          </table:table-cell>
          <table:table-cell office:value-type="float" office:value="845.43" table:style-name="ce1">
            <text:p>845,4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0 (BT / Industr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.15" table:style-name="ce1">
            <text:p>7,15</text:p>
          </table:table-cell>
          <table:table-cell office:value-type="float" office:value="592.46" table:style-name="ce1">
            <text:p>592,46</text:p>
          </table:table-cell>
          <table:table-cell office:value-type="float" office:value="1" table:style-name="ce1">
            <text:p>1</text:p>
          </table:table-cell>
          <table:table-cell office:value-type="float" office:value="26.8" table:style-name="ce1">
            <text:p>26,8</text:p>
          </table:table-cell>
          <table:table-cell office:value-type="float" office:value="1999.99" table:style-name="ce2">
            <text:p>1.999,99</text:p>
          </table:table-cell>
          <table:table-cell office:value-type="float" office:value="6" table:style-name="ce1">
            <text:p>6</text:p>
          </table:table-cell>
          <table:table-cell office:value-type="float" office:value="57.01" table:style-name="ce1">
            <text:p>57,01</text:p>
          </table:table-cell>
          <table:table-cell office:value-type="float" office:value="5679.26" table:style-name="ce2">
            <text:p>5.679,26</text:p>
          </table:table-cell>
          <table:table-cell office:value-type="float" office:value="25" table:style-name="ce1">
            <text:p>25</text:p>
          </table:table-cell>
          <table:table-cell office:value-type="float" office:value="311.76" table:style-name="ce1">
            <text:p>311,76</text:p>
          </table:table-cell>
          <table:table-cell office:value-type="float" office:value="27321.63" table:style-name="ce2">
            <text:p>27.321,63</text:p>
          </table:table-cell>
          <table:table-cell office:value-type="float" office:value="1" table:style-name="ce1">
            <text:p>1</text:p>
          </table:table-cell>
          <table:table-cell office:value-type="float" office:value="8.24" table:style-name="ce1">
            <text:p>8,24</text:p>
          </table:table-cell>
          <table:table-cell office:value-type="float" office:value="723.33" table:style-name="ce1">
            <text:p>723,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7" table:style-name="ce1">
            <text:p>177</text:p>
          </table:table-cell>
          <table:table-cell office:value-type="float" office:value="949.46" table:style-name="ce1">
            <text:p>949,46</text:p>
          </table:table-cell>
          <table:table-cell office:value-type="float" office:value="83756.89" table:style-name="ce2">
            <text:p>83.756,8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RE (Residen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08.23" table:style-name="ce1">
            <text:p>-408,23</text:p>
          </table:table-cell>
          <table:table-cell office:value-type="float" office:value="-77664.62" table:style-name="ce2">
            <text:p>-77.664,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080.68" table:style-name="ce2">
            <text:p>-6.080,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71.22" table:style-name="ce1">
            <text:p>-171,22</text:p>
          </table:table-cell>
          <table:table-cell office:value-type="float" office:value="-12467.51" table:style-name="ce2">
            <text:p>-12.467,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5.57" table:style-name="ce1">
            <text:p>-35,57</text:p>
          </table:table-cell>
          <table:table-cell office:value-type="float" office:value="38637.15" table:style-name="ce2">
            <text:p>38.637,1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1 (BT / Residencial)</text:p>
          </table:table-cell>
          <table:table-cell office:value-type="float" office:value="60597" table:style-name="ce3">
            <text:p>60.597</text:p>
          </table:table-cell>
          <table:table-cell office:value-type="float" office:value="3618.26" table:style-name="ce2">
            <text:p>3.618,26</text:p>
          </table:table-cell>
          <table:table-cell office:value-type="float" office:value="426307.5" table:style-name="ce2">
            <text:p>426.307,50</text:p>
          </table:table-cell>
          <table:table-cell office:value-type="float" office:value="218393" table:style-name="ce3">
            <text:p>218.393</text:p>
          </table:table-cell>
          <table:table-cell office:value-type="float" office:value="24956.959999999999" table:style-name="ce2">
            <text:p>24.956,96</text:p>
          </table:table-cell>
          <table:table-cell office:value-type="float" office:value="2722482.71" table:style-name="ce2">
            <text:p>2.722.482,71</text:p>
          </table:table-cell>
          <table:table-cell office:value-type="float" office:value="97510" table:style-name="ce3">
            <text:p>97.510</text:p>
          </table:table-cell>
          <table:table-cell office:value-type="float" office:value="12106.91" table:style-name="ce2">
            <text:p>12.106,91</text:p>
          </table:table-cell>
          <table:table-cell office:value-type="float" office:value="1309254.43" table:style-name="ce2">
            <text:p>1.309.254,43</text:p>
          </table:table-cell>
          <table:table-cell office:value-type="float" office:value="515896" table:style-name="ce3">
            <text:p>515.896</text:p>
          </table:table-cell>
          <table:table-cell office:value-type="float" office:value="102449.57" table:style-name="ce2">
            <text:p>102.449,57</text:p>
          </table:table-cell>
          <table:table-cell office:value-type="float" office:value="10489300.710000001" table:style-name="ce2">
            <text:p>10.489.300,71</text:p>
          </table:table-cell>
          <table:table-cell office:value-type="float" office:value="277186" table:style-name="ce3">
            <text:p>277.186</text:p>
          </table:table-cell>
          <table:table-cell office:value-type="float" office:value="51036.15" table:style-name="ce2">
            <text:p>51.036,15</text:p>
          </table:table-cell>
          <table:table-cell office:value-type="float" office:value="5731033.3899999997" table:style-name="ce2">
            <text:p>5.731.033,39</text:p>
          </table:table-cell>
          <table:table-cell office:value-type="float" office:value="113549" table:style-name="ce3">
            <text:p>113.549</text:p>
          </table:table-cell>
          <table:table-cell office:value-type="float" office:value="13447.74" table:style-name="ce2">
            <text:p>13.447,74</text:p>
          </table:table-cell>
          <table:table-cell office:value-type="float" office:value="1456497.74" table:style-name="ce2">
            <text:p>1.456.497,74</text:p>
          </table:table-cell>
          <table:table-cell office:value-type="float" office:value="269513" table:style-name="ce3">
            <text:p>269.513</text:p>
          </table:table-cell>
          <table:table-cell office:value-type="float" office:value="37499.96" table:style-name="ce2">
            <text:p>37.499,96</text:p>
          </table:table-cell>
          <table:table-cell office:value-type="float" office:value="4008263.69" table:style-name="ce2">
            <text:p>4.008.263,69</text:p>
          </table:table-cell>
          <table:table-cell office:value-type="float" office:value="120694" table:style-name="ce3">
            <text:p>120.694</text:p>
          </table:table-cell>
          <table:table-cell office:value-type="float" office:value="14906.84" table:style-name="ce2">
            <text:p>14.906,84</text:p>
          </table:table-cell>
          <table:table-cell office:value-type="float" office:value="1602453.09" table:style-name="ce2">
            <text:p>1.602.453,09</text:p>
          </table:table-cell>
          <table:table-cell office:value-type="float" office:value="87461" table:style-name="ce3">
            <text:p>87.461</text:p>
          </table:table-cell>
          <table:table-cell office:value-type="float" office:value="10305.09" table:style-name="ce2">
            <text:p>10.305,09</text:p>
          </table:table-cell>
          <table:table-cell office:value-type="float" office:value="1118911.6499999999" table:style-name="ce2">
            <text:p>1.118.911,65</text:p>
          </table:table-cell>
          <table:table-cell office:value-type="float" office:value="196103" table:style-name="ce3">
            <text:p>196.103</text:p>
          </table:table-cell>
          <table:table-cell office:value-type="float" office:value="21584.85" table:style-name="ce2">
            <text:p>21.584,85</text:p>
          </table:table-cell>
          <table:table-cell office:value-type="float" office:value="2378111.94" table:style-name="ce2">
            <text:p>2.378.111,94</text:p>
          </table:table-cell>
          <table:table-cell office:value-type="float" office:value="81253" table:style-name="ce3">
            <text:p>81.253</text:p>
          </table:table-cell>
          <table:table-cell office:value-type="float" office:value="10823.06" table:style-name="ce2">
            <text:p>10.823,06</text:p>
          </table:table-cell>
          <table:table-cell office:value-type="float" office:value="1184520.74" table:style-name="ce2">
            <text:p>1.184.520,7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2 (BT / Residencial Tempor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09" table:style-name="ce3">
            <text:p>5.909</text:p>
          </table:table-cell>
          <table:table-cell office:value-type="float" office:value="514.92999999999995" table:style-name="ce1">
            <text:p>514,93</text:p>
          </table:table-cell>
          <table:table-cell office:value-type="float" office:value="74500.62" table:style-name="ce2">
            <text:p>74.500,62</text:p>
          </table:table-cell>
          <table:table-cell office:value-type="float" office:value="0" table:style-name="ce1">
            <text:p>0</text:p>
          </table:table-cell>
          <table:table-cell office:value-type="float" office:value="-0.28000000000000003" table:style-name="ce1">
            <text:p>-0,28</text:p>
          </table:table-cell>
          <table:table-cell office:value-type="float" office:value="-38.03" table:style-name="ce1">
            <text:p>-38,03</text:p>
          </table:table-cell>
          <table:table-cell office:value-type="float" office:value="17" table:style-name="ce1">
            <text:p>17</text:p>
          </table:table-cell>
          <table:table-cell office:value-type="float" office:value="3.61" table:style-name="ce1">
            <text:p>3,61</text:p>
          </table:table-cell>
          <table:table-cell office:value-type="float" office:value="487.73" table:style-name="ce1">
            <text:p>487,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1" table:style-name="ce1">
            <text:p>311</text:p>
          </table:table-cell>
          <table:table-cell office:value-type="float" office:value="18.45" table:style-name="ce1">
            <text:p>18,45</text:p>
          </table:table-cell>
          <table:table-cell office:value-type="float" office:value="2809.96" table:style-name="ce2">
            <text:p>2.809,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263" table:style-name="ce3">
            <text:p>13.263</text:p>
          </table:table-cell>
          <table:table-cell office:value-type="float" office:value="1139.0899999999999" table:style-name="ce2">
            <text:p>1.139,09</text:p>
          </table:table-cell>
          <table:table-cell office:value-type="float" office:value="161926.26" table:style-name="ce2">
            <text:p>161.926,26</text:p>
          </table:table-cell>
          <table:table-cell office:value-type="float" office:value="3183" table:style-name="ce3">
            <text:p>3.183</text:p>
          </table:table-cell>
          <table:table-cell office:value-type="float" office:value="420.43" table:style-name="ce1">
            <text:p>420,43</text:p>
          </table:table-cell>
          <table:table-cell office:value-type="float" office:value="44771.46" table:style-name="ce2">
            <text:p>44.771,46</text:p>
          </table:table-cell>
          <table:table-cell office:value-type="float" office:value="28" table:style-name="ce1">
            <text:p>28</text:p>
          </table:table-cell>
          <table:table-cell office:value-type="float" office:value="21.95" table:style-name="ce1">
            <text:p>21,95</text:p>
          </table:table-cell>
          <table:table-cell office:value-type="float" office:value="3188.11" table:style-name="ce2">
            <text:p>3.188,1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3 (BT / Residencial para el Programa PEC)</text:p>
          </table:table-cell>
          <table:table-cell office:value-type="float" office:value="3409" table:style-name="ce3">
            <text:p>3.409</text:p>
          </table:table-cell>
          <table:table-cell office:value-type="float" office:value="389.57" table:style-name="ce1">
            <text:p>389,57</text:p>
          </table:table-cell>
          <table:table-cell office:value-type="float" office:value="33195.15" table:style-name="ce2">
            <text:p>33.195,15</text:p>
          </table:table-cell>
          <table:table-cell office:value-type="float" office:value="29078" table:style-name="ce3">
            <text:p>29.078</text:p>
          </table:table-cell>
          <table:table-cell office:value-type="float" office:value="4250.16" table:style-name="ce2">
            <text:p>4.250,16</text:p>
          </table:table-cell>
          <table:table-cell office:value-type="float" office:value="362354.54" table:style-name="ce2">
            <text:p>362.354,54</text:p>
          </table:table-cell>
          <table:table-cell office:value-type="float" office:value="17960" table:style-name="ce3">
            <text:p>17.960</text:p>
          </table:table-cell>
          <table:table-cell office:value-type="float" office:value="2749.19" table:style-name="ce2">
            <text:p>2.749,19</text:p>
          </table:table-cell>
          <table:table-cell office:value-type="float" office:value="240345.46" table:style-name="ce2">
            <text:p>240.345,46</text:p>
          </table:table-cell>
          <table:table-cell office:value-type="float" office:value="109682" table:style-name="ce3">
            <text:p>109.682</text:p>
          </table:table-cell>
          <table:table-cell office:value-type="float" office:value="21851.55" table:style-name="ce2">
            <text:p>21.851,55</text:p>
          </table:table-cell>
          <table:table-cell office:value-type="float" office:value="2164921.6" table:style-name="ce2">
            <text:p>2.164.921,60</text:p>
          </table:table-cell>
          <table:table-cell office:value-type="float" office:value="54649" table:style-name="ce3">
            <text:p>54.649</text:p>
          </table:table-cell>
          <table:table-cell office:value-type="float" office:value="10819.12" table:style-name="ce2">
            <text:p>10.819,12</text:p>
          </table:table-cell>
          <table:table-cell office:value-type="float" office:value="1509513.67" table:style-name="ce2">
            <text:p>1.509.513,67</text:p>
          </table:table-cell>
          <table:table-cell office:value-type="float" office:value="19873" table:style-name="ce3">
            <text:p>19.873</text:p>
          </table:table-cell>
          <table:table-cell office:value-type="float" office:value="2949.1" table:style-name="ce2">
            <text:p>2.949,10</text:p>
          </table:table-cell>
          <table:table-cell office:value-type="float" office:value="240977.4" table:style-name="ce2">
            <text:p>240.977,40</text:p>
          </table:table-cell>
          <table:table-cell office:value-type="float" office:value="39302" table:style-name="ce3">
            <text:p>39.302</text:p>
          </table:table-cell>
          <table:table-cell office:value-type="float" office:value="6980.09" table:style-name="ce2">
            <text:p>6.980,09</text:p>
          </table:table-cell>
          <table:table-cell office:value-type="float" office:value="599145.18999999994" table:style-name="ce2">
            <text:p>599.145,19</text:p>
          </table:table-cell>
          <table:table-cell office:value-type="float" office:value="22287" table:style-name="ce3">
            <text:p>22.287</text:p>
          </table:table-cell>
          <table:table-cell office:value-type="float" office:value="3491.03" table:style-name="ce2">
            <text:p>3.491,03</text:p>
          </table:table-cell>
          <table:table-cell office:value-type="float" office:value="292512.53000000003" table:style-name="ce2">
            <text:p>292.512,53</text:p>
          </table:table-cell>
          <table:table-cell office:value-type="float" office:value="21431" table:style-name="ce3">
            <text:p>21.431</text:p>
          </table:table-cell>
          <table:table-cell office:value-type="float" office:value="3201.52" table:style-name="ce2">
            <text:p>3.201,52</text:p>
          </table:table-cell>
          <table:table-cell office:value-type="float" office:value="265936.90000000002" table:style-name="ce2">
            <text:p>265.936,90</text:p>
          </table:table-cell>
          <table:table-cell office:value-type="float" office:value="32027" table:style-name="ce3">
            <text:p>32.027</text:p>
          </table:table-cell>
          <table:table-cell office:value-type="float" office:value="4526.76" table:style-name="ce2">
            <text:p>4.526,76</text:p>
          </table:table-cell>
          <table:table-cell office:value-type="float" office:value="382131.78" table:style-name="ce2">
            <text:p>382.131,78</text:p>
          </table:table-cell>
          <table:table-cell office:value-type="float" office:value="10063" table:style-name="ce3">
            <text:p>10.063</text:p>
          </table:table-cell>
          <table:table-cell office:value-type="float" office:value="1986.15" table:style-name="ce2">
            <text:p>1.986,15</text:p>
          </table:table-cell>
          <table:table-cell office:value-type="float" office:value="196057.66" table:style-name="ce2">
            <text:p>196.057,6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4 (B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3 (BT / Asistencia So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184.66" table:style-name="ce1">
            <text:p>184,66</text:p>
          </table:table-cell>
          <table:table-cell office:value-type="float" office:value="14857.24" table:style-name="ce2">
            <text:p>14.857,24</text:p>
          </table:table-cell>
          <table:table-cell office:value-type="float" office:value="5" table:style-name="ce1">
            <text:p>5</text:p>
          </table:table-cell>
          <table:table-cell office:value-type="float" office:value="12.89" table:style-name="ce1">
            <text:p>12,89</text:p>
          </table:table-cell>
          <table:table-cell office:value-type="float" office:value="1169.0999999999999" table:style-name="ce2">
            <text:p>1.169,10</text:p>
          </table:table-cell>
          <table:table-cell office:value-type="float" office:value="2" table:style-name="ce1">
            <text:p>2</text:p>
          </table:table-cell>
          <table:table-cell office:value-type="float" office:value="20.74" table:style-name="ce1">
            <text:p>20,74</text:p>
          </table:table-cell>
          <table:table-cell office:value-type="float" office:value="1542.83" table:style-name="ce2">
            <text:p>1.542,83</text:p>
          </table:table-cell>
          <table:table-cell office:value-type="float" office:value="5" table:style-name="ce1">
            <text:p>5</text:p>
          </table:table-cell>
          <table:table-cell office:value-type="float" office:value="13.15" table:style-name="ce1">
            <text:p>13,15</text:p>
          </table:table-cell>
          <table:table-cell office:value-type="float" office:value="1089.6099999999999" table:style-name="ce2">
            <text:p>1.089,61</text:p>
          </table:table-cell>
          <table:table-cell office:value-type="float" office:value="1" table:style-name="ce1">
            <text:p>1</text:p>
          </table:table-cell>
          <table:table-cell office:value-type="float" office:value="0.76" table:style-name="ce1">
            <text:p>0,76</text:p>
          </table:table-cell>
          <table:table-cell office:value-type="float" office:value="78.010000000000005" table:style-name="ce1">
            <text:p>78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.59" table:style-name="ce1">
            <text:p>1,59</text:p>
          </table:table-cell>
          <table:table-cell office:value-type="float" office:value="155.59" table:style-name="ce1">
            <text:p>155,5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5 (BT / Beneficio Públic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38" table:style-name="ce1">
            <text:p>3,38</text:p>
          </table:table-cell>
          <table:table-cell office:value-type="float" office:value="250.58" table:style-name="ce1">
            <text:p>250,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69" table:style-name="ce1">
            <text:p>3,69</text:p>
          </table:table-cell>
          <table:table-cell office:value-type="float" office:value="305.41000000000003" table:style-name="ce1">
            <text:p>305,41</text:p>
          </table:table-cell>
          <table:table-cell office:value-type="float" office:value="4" table:style-name="ce1">
            <text:p>4</text:p>
          </table:table-cell>
          <table:table-cell office:value-type="float" office:value="6.96" table:style-name="ce1">
            <text:p>6,96</text:p>
          </table:table-cell>
          <table:table-cell office:value-type="float" office:value="552.54" table:style-name="ce1">
            <text:p>552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6" table:style-name="ce1">
            <text:p>0,26</text:p>
          </table:table-cell>
          <table:table-cell office:value-type="float" office:value="53.9" table:style-name="ce1">
            <text:p>53,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9 (B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20 (B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0.86" table:style-name="ce1">
            <text:p>10,86</text:p>
          </table:table-cell>
          <table:table-cell office:value-type="float" office:value="950.91" table:style-name="ce1">
            <text:p>950,9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7 (BT / Autoconsumo con Deman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8 (B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3 (BT / Asistencia So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6.85" table:style-name="ce1">
            <text:p>6,85</text:p>
          </table:table-cell>
          <table:table-cell office:value-type="float" office:value="352.82" table:style-name="ce1">
            <text:p>352,82</text:p>
          </table:table-cell>
          <table:table-cell office:value-type="float" office:value="37" table:style-name="ce1">
            <text:p>37</text:p>
          </table:table-cell>
          <table:table-cell office:value-type="float" office:value="12.64" table:style-name="ce1">
            <text:p>12,64</text:p>
          </table:table-cell>
          <table:table-cell office:value-type="float" office:value="683.81" table:style-name="ce1">
            <text:p>683,81</text:p>
          </table:table-cell>
          <table:table-cell office:value-type="float" office:value="403" table:style-name="ce1">
            <text:p>403</text:p>
          </table:table-cell>
          <table:table-cell office:value-type="float" office:value="210.6" table:style-name="ce1">
            <text:p>210,6</text:p>
          </table:table-cell>
          <table:table-cell office:value-type="float" office:value="19822.39" table:style-name="ce2">
            <text:p>19.822,39</text:p>
          </table:table-cell>
          <table:table-cell office:value-type="float" office:value="45" table:style-name="ce1">
            <text:p>45</text:p>
          </table:table-cell>
          <table:table-cell office:value-type="float" office:value="21.1" table:style-name="ce1">
            <text:p>21,1</text:p>
          </table:table-cell>
          <table:table-cell office:value-type="float" office:value="1148.81" table:style-name="ce2">
            <text:p>1.148,81</text:p>
          </table:table-cell>
          <table:table-cell office:value-type="float" office:value="30" table:style-name="ce1">
            <text:p>30</text:p>
          </table:table-cell>
          <table:table-cell office:value-type="float" office:value="11.52" table:style-name="ce1">
            <text:p>11,52</text:p>
          </table:table-cell>
          <table:table-cell office:value-type="float" office:value="623.65" table:style-name="ce1">
            <text:p>623,65</text:p>
          </table:table-cell>
          <table:table-cell office:value-type="float" office:value="347" table:style-name="ce1">
            <text:p>347</text:p>
          </table:table-cell>
          <table:table-cell office:value-type="float" office:value="109.9" table:style-name="ce1">
            <text:p>109,9</text:p>
          </table:table-cell>
          <table:table-cell office:value-type="float" office:value="6004.73" table:style-name="ce2">
            <text:p>6.004,73</text:p>
          </table:table-cell>
          <table:table-cell office:value-type="float" office:value="18" table:style-name="ce1">
            <text:p>18</text:p>
          </table:table-cell>
          <table:table-cell office:value-type="float" office:value="6.94" table:style-name="ce1">
            <text:p>6,94</text:p>
          </table:table-cell>
          <table:table-cell office:value-type="float" office:value="343.73" table:style-name="ce1">
            <text:p>343,73</text:p>
          </table:table-cell>
          <table:table-cell office:value-type="float" office:value="15" table:style-name="ce1">
            <text:p>15</text:p>
          </table:table-cell>
          <table:table-cell office:value-type="float" office:value="2.82" table:style-name="ce1">
            <text:p>2,82</text:p>
          </table:table-cell>
          <table:table-cell office:value-type="float" office:value="155.53" table:style-name="ce1">
            <text:p>155,53</text:p>
          </table:table-cell>
          <table:table-cell office:value-type="float" office:value="2" table:style-name="ce1">
            <text:p>2</text:p>
          </table:table-cell>
          <table:table-cell office:value-type="float" office:value="0.09" table:style-name="ce1">
            <text:p>0,09</text:p>
          </table:table-cell>
          <table:table-cell office:value-type="float" office:value="5.94" table:style-name="ce1">
            <text:p>5,94</text:p>
          </table:table-cell>
          <table:table-cell office:value-type="float" office:value="49" table:style-name="ce1">
            <text:p>49</text:p>
          </table:table-cell>
          <table:table-cell office:value-type="float" office:value="9.73" table:style-name="ce1">
            <text:p>9,73</text:p>
          </table:table-cell>
          <table:table-cell office:value-type="float" office:value="545.28" table:style-name="ce1">
            <text:p>545,2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4 (BT / Beneficio Públic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.73" table:style-name="ce1">
            <text:p>0,73</text:p>
          </table:table-cell>
          <table:table-cell office:value-type="float" office:value="34.090000000000003" table:style-name="ce1">
            <text:p>34,09</text:p>
          </table:table-cell>
          <table:table-cell office:value-type="float" office:value="57" table:style-name="ce1">
            <text:p>57</text:p>
          </table:table-cell>
          <table:table-cell office:value-type="float" office:value="13.71" table:style-name="ce1">
            <text:p>13,71</text:p>
          </table:table-cell>
          <table:table-cell office:value-type="float" office:value="747.74" table:style-name="ce1">
            <text:p>747,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7.49" table:style-name="ce1">
            <text:p>7,49</text:p>
          </table:table-cell>
          <table:table-cell office:value-type="float" office:value="407.41" table:style-name="ce1">
            <text:p>407,41</text:p>
          </table:table-cell>
          <table:table-cell office:value-type="float" office:value="100" table:style-name="ce1">
            <text:p>100</text:p>
          </table:table-cell>
          <table:table-cell office:value-type="float" office:value="27.77" table:style-name="ce1">
            <text:p>27,77</text:p>
          </table:table-cell>
          <table:table-cell office:value-type="float" office:value="1603.73" table:style-name="ce2">
            <text:p>1.603,73</text:p>
          </table:table-cell>
          <table:table-cell office:value-type="float" office:value="249" table:style-name="ce1">
            <text:p>249</text:p>
          </table:table-cell>
          <table:table-cell office:value-type="float" office:value="54.75" table:style-name="ce1">
            <text:p>54,75</text:p>
          </table:table-cell>
          <table:table-cell office:value-type="float" office:value="2986.92" table:style-name="ce2">
            <text:p>2.986,92</text:p>
          </table:table-cell>
          <table:table-cell office:value-type="float" office:value="64" table:style-name="ce1">
            <text:p>64</text:p>
          </table:table-cell>
          <table:table-cell office:value-type="float" office:value="26.89" table:style-name="ce1">
            <text:p>26,89</text:p>
          </table:table-cell>
          <table:table-cell office:value-type="float" office:value="1456.42" table:style-name="ce2">
            <text:p>1.456,42</text:p>
          </table:table-cell>
          <table:table-cell office:value-type="float" office:value="18" table:style-name="ce1">
            <text:p>18</text:p>
          </table:table-cell>
          <table:table-cell office:value-type="float" office:value="8.8800000000000008" table:style-name="ce1">
            <text:p>8,88</text:p>
          </table:table-cell>
          <table:table-cell office:value-type="float" office:value="503.47" table:style-name="ce1">
            <text:p>503,47</text:p>
          </table:table-cell>
          <table:table-cell office:value-type="float" office:value="26" table:style-name="ce1">
            <text:p>26</text:p>
          </table:table-cell>
          <table:table-cell office:value-type="float" office:value="5.49" table:style-name="ce1">
            <text:p>5,49</text:p>
          </table:table-cell>
          <table:table-cell office:value-type="float" office:value="310.39999999999998" table:style-name="ce1">
            <text:p>310,4</text:p>
          </table:table-cell>
          <table:table-cell office:value-type="float" office:value="51" table:style-name="ce1">
            <text:p>51</text:p>
          </table:table-cell>
          <table:table-cell office:value-type="float" office:value="11.3" table:style-name="ce1">
            <text:p>11,3</text:p>
          </table:table-cell>
          <table:table-cell office:value-type="float" office:value="620.34" table:style-name="ce1">
            <text:p>620,3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8 (BT / Otr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2 (BT / Escenarios Deportiv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7.69" table:style-name="ce1">
            <text:p>7,69</text:p>
          </table:table-cell>
          <table:table-cell office:value-type="float" office:value="717.84" table:style-name="ce1">
            <text:p>717,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218.24" table:style-name="ce1">
            <text:p>218,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.42" table:style-name="ce1">
            <text:p>2,42</text:p>
          </table:table-cell>
          <table:table-cell office:value-type="float" office:value="222.28" table:style-name="ce1">
            <text:p>222,28</text:p>
          </table:table-cell>
          <table:table-cell office:value-type="float" office:value="14" table:style-name="ce1">
            <text:p>14</text:p>
          </table:table-cell>
          <table:table-cell office:value-type="float" office:value="2.4500000000000002" table:style-name="ce1">
            <text:p>2,45</text:p>
          </table:table-cell>
          <table:table-cell office:value-type="float" office:value="227.75" table:style-name="ce1">
            <text:p>227,75</text:p>
          </table:table-cell>
          <table:table-cell office:value-type="float" office:value="6" table:style-name="ce1">
            <text:p>6</text:p>
          </table:table-cell>
          <table:table-cell office:value-type="float" office:value="2.58" table:style-name="ce1">
            <text:p>2,58</text:p>
          </table:table-cell>
          <table:table-cell office:value-type="float" office:value="235.93" table:style-name="ce1">
            <text:p>235,93</text:p>
          </table:table-cell>
          <table:table-cell office:value-type="float" office:value="6" table:style-name="ce1">
            <text:p>6</text:p>
          </table:table-cell>
          <table:table-cell office:value-type="float" office:value="1.73" table:style-name="ce1">
            <text:p>1,73</text:p>
          </table:table-cell>
          <table:table-cell office:value-type="float" office:value="159.88" table:style-name="ce1">
            <text:p>159,88</text:p>
          </table:table-cell>
          <table:table-cell office:value-type="float" office:value="18" table:style-name="ce1">
            <text:p>18</text:p>
          </table:table-cell>
          <table:table-cell office:value-type="float" office:value="6.12" table:style-name="ce1">
            <text:p>6,12</text:p>
          </table:table-cell>
          <table:table-cell office:value-type="float" office:value="553.41" table:style-name="ce1">
            <text:p>553,41</text:p>
          </table:table-cell>
          <table:table-cell office:value-type="float" office:value="12" table:style-name="ce1">
            <text:p>12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109.53" table:style-name="ce1">
            <text:p>109,5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3 (BT / Bombeo de Agu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44.88" table:style-name="ce1">
            <text:p>44,88</text:p>
          </table:table-cell>
          <table:table-cell office:value-type="float" office:value="-2355.0500000000002" table:style-name="ce2">
            <text:p>-2.355,05</text:p>
          </table:table-cell>
          <table:table-cell office:value-type="float" office:value="51" table:style-name="ce1">
            <text:p>51</text:p>
          </table:table-cell>
          <table:table-cell office:value-type="float" office:value="23.75" table:style-name="ce1">
            <text:p>23,75</text:p>
          </table:table-cell>
          <table:table-cell office:value-type="float" office:value="1933.65" table:style-name="ce2">
            <text:p>1.933,65</text:p>
          </table:table-cell>
          <table:table-cell office:value-type="float" office:value="12" table:style-name="ce1">
            <text:p>12</text:p>
          </table:table-cell>
          <table:table-cell office:value-type="float" office:value="7.67" table:style-name="ce1">
            <text:p>7,67</text:p>
          </table:table-cell>
          <table:table-cell office:value-type="float" office:value="675.16" table:style-name="ce1">
            <text:p>675,16</text:p>
          </table:table-cell>
          <table:table-cell office:value-type="float" office:value="1" table:style-name="ce1">
            <text:p>1</text:p>
          </table:table-cell>
          <table:table-cell office:value-type="float" office:value="0.04" table:style-name="ce1">
            <text:p>0,04</text:p>
          </table:table-cell>
          <table:table-cell office:value-type="float" office:value="4.1500000000000004" table:style-name="ce1">
            <text:p>4,15</text:p>
          </table:table-cell>
          <table:table-cell office:value-type="float" office:value="81" table:style-name="ce1">
            <text:p>81</text:p>
          </table:table-cell>
          <table:table-cell office:value-type="float" office:value="41.49" table:style-name="ce1">
            <text:p>41,49</text:p>
          </table:table-cell>
          <table:table-cell office:value-type="float" office:value="3369.2" table:style-name="ce2">
            <text:p>3.369,20</text:p>
          </table:table-cell>
          <table:table-cell office:value-type="float" office:value="270" table:style-name="ce1">
            <text:p>270</text:p>
          </table:table-cell>
          <table:table-cell office:value-type="float" office:value="108.62" table:style-name="ce1">
            <text:p>108,62</text:p>
          </table:table-cell>
          <table:table-cell office:value-type="float" office:value="8953.86" table:style-name="ce2">
            <text:p>8.953,86</text:p>
          </table:table-cell>
          <table:table-cell office:value-type="float" office:value="71" table:style-name="ce1">
            <text:p>71</text:p>
          </table:table-cell>
          <table:table-cell office:value-type="float" office:value="69.42" table:style-name="ce1">
            <text:p>69,42</text:p>
          </table:table-cell>
          <table:table-cell office:value-type="float" office:value="5689.36" table:style-name="ce2">
            <text:p>5.689,36</text:p>
          </table:table-cell>
          <table:table-cell office:value-type="float" office:value="26" table:style-name="ce1">
            <text:p>26</text:p>
          </table:table-cell>
          <table:table-cell office:value-type="float" office:value="14.41" table:style-name="ce1">
            <text:p>14,41</text:p>
          </table:table-cell>
          <table:table-cell office:value-type="float" office:value="1175.53" table:style-name="ce2">
            <text:p>1.175,53</text:p>
          </table:table-cell>
          <table:table-cell office:value-type="float" office:value="101" table:style-name="ce1">
            <text:p>101</text:p>
          </table:table-cell>
          <table:table-cell office:value-type="float" office:value="100.75" table:style-name="ce1">
            <text:p>100,75</text:p>
          </table:table-cell>
          <table:table-cell office:value-type="float" office:value="7607.62" table:style-name="ce2">
            <text:p>7.607,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12 (BT / Ocasio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1 (BT / Servicio Comunitari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23.42" table:style-name="ce1">
            <text:p>23,42</text:p>
          </table:table-cell>
          <table:table-cell office:value-type="float" office:value="2161.5300000000002" table:style-name="ce2">
            <text:p>2.161,53</text:p>
          </table:table-cell>
          <table:table-cell office:value-type="float" office:value="40" table:style-name="ce1">
            <text:p>40</text:p>
          </table:table-cell>
          <table:table-cell office:value-type="float" office:value="23.24" table:style-name="ce1">
            <text:p>23,24</text:p>
          </table:table-cell>
          <table:table-cell office:value-type="float" office:value="2106.92" table:style-name="ce2">
            <text:p>2.106,92</text:p>
          </table:table-cell>
          <table:table-cell office:value-type="float" office:value="651" table:style-name="ce1">
            <text:p>651</text:p>
          </table:table-cell>
          <table:table-cell office:value-type="float" office:value="206.08" table:style-name="ce1">
            <text:p>206,08</text:p>
          </table:table-cell>
          <table:table-cell office:value-type="float" office:value="19111.689999999999" table:style-name="ce2">
            <text:p>19.111,69</text:p>
          </table:table-cell>
          <table:table-cell office:value-type="float" office:value="523" table:style-name="ce1">
            <text:p>523</text:p>
          </table:table-cell>
          <table:table-cell office:value-type="float" office:value="300.52999999999997" table:style-name="ce1">
            <text:p>300,53</text:p>
          </table:table-cell>
          <table:table-cell office:value-type="float" office:value="27627.84" table:style-name="ce2">
            <text:p>27.627,84</text:p>
          </table:table-cell>
          <table:table-cell office:value-type="float" office:value="1" table:style-name="ce1">
            <text:p>1</text:p>
          </table:table-cell>
          <table:table-cell office:value-type="float" office:value="0.05" table:style-name="ce1">
            <text:p>0,05</text:p>
          </table:table-cell>
          <table:table-cell office:value-type="float" office:value="5.76" table:style-name="ce1">
            <text:p>5,76</text:p>
          </table:table-cell>
          <table:table-cell office:value-type="float" office:value="71" table:style-name="ce1">
            <text:p>71</text:p>
          </table:table-cell>
          <table:table-cell office:value-type="float" office:value="37.43" table:style-name="ce1">
            <text:p>37,43</text:p>
          </table:table-cell>
          <table:table-cell office:value-type="float" office:value="3416.96" table:style-name="ce2">
            <text:p>3.416,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2" table:style-name="ce1">
            <text:p>322</text:p>
          </table:table-cell>
          <table:table-cell office:value-type="float" office:value="527.16999999999996" table:style-name="ce1">
            <text:p>527,17</text:p>
          </table:table-cell>
          <table:table-cell office:value-type="float" office:value="48699.22" table:style-name="ce2">
            <text:p>48.699,22</text:p>
          </table:table-cell>
          <table:table-cell office:value-type="float" office:value="119" table:style-name="ce1">
            <text:p>119</text:p>
          </table:table-cell>
          <table:table-cell office:value-type="float" office:value="21.36" table:style-name="ce1">
            <text:p>21,36</text:p>
          </table:table-cell>
          <table:table-cell office:value-type="float" office:value="-3157.89" table:style-name="ce2">
            <text:p>-3.157,89</text:p>
          </table:table-cell>
          <table:table-cell office:value-type="float" office:value="40" table:style-name="ce1">
            <text:p>40</text:p>
          </table:table-cell>
          <table:table-cell office:value-type="float" office:value="2.63" table:style-name="ce1">
            <text:p>2,63</text:p>
          </table:table-cell>
          <table:table-cell office:value-type="float" office:value="276.69" table:style-name="ce1">
            <text:p>276,6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11 (B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8.0500000000000007" table:style-name="ce1">
            <text:p>8,05</text:p>
          </table:table-cell>
          <table:table-cell office:value-type="float" office:value="706.84" table:style-name="ce1">
            <text:p>706,84</text:p>
          </table:table-cell>
          <table:table-cell office:value-type="float" office:value="244" table:style-name="ce1">
            <text:p>244</text:p>
          </table:table-cell>
          <table:table-cell office:value-type="float" office:value="472.16" table:style-name="ce1">
            <text:p>472,16</text:p>
          </table:table-cell>
          <table:table-cell office:value-type="float" office:value="49302.93" table:style-name="ce2">
            <text:p>49.302,93</text:p>
          </table:table-cell>
          <table:table-cell office:value-type="float" office:value="92" table:style-name="ce1">
            <text:p>92</text:p>
          </table:table-cell>
          <table:table-cell office:value-type="float" office:value="290.52" table:style-name="ce1">
            <text:p>290,52</text:p>
          </table:table-cell>
          <table:table-cell office:value-type="float" office:value="32795.230000000003" table:style-name="ce2">
            <text:p>32.795,23</text:p>
          </table:table-cell>
          <table:table-cell office:value-type="float" office:value="1" table:style-name="ce1">
            <text:p>1</text:p>
          </table:table-cell>
          <table:table-cell office:value-type="float" office:value="6.01" table:style-name="ce1">
            <text:p>6,01</text:p>
          </table:table-cell>
          <table:table-cell office:value-type="float" office:value="573.29999999999995" table:style-name="ce1">
            <text:p>573,3</text:p>
          </table:table-cell>
          <table:table-cell office:value-type="float" office:value="22" table:style-name="ce1">
            <text:p>22</text:p>
          </table:table-cell>
          <table:table-cell office:value-type="float" office:value="62.84" table:style-name="ce1">
            <text:p>62,84</text:p>
          </table:table-cell>
          <table:table-cell office:value-type="float" office:value="6179.8" table:style-name="ce2">
            <text:p>6.179,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6 (B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9 (B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85.15" table:style-name="ce1">
            <text:p>185,15</text:p>
          </table:table-cell>
          <table:table-cell office:value-type="float" office:value="15459.56" table:style-name="ce2">
            <text:p>15.459,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3.06" table:style-name="ce1">
            <text:p>43,06</text:p>
          </table:table-cell>
          <table:table-cell office:value-type="float" office:value="3732.02" table:style-name="ce2">
            <text:p>3.732,0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41 (BT / Vehículos Eléctricos con Demanda Horaria)</text:p>
          </table:table-cell>
          <table:table-cell office:value-type="float" office:value="2" table:style-name="ce1">
            <text:p>2</text:p>
          </table:table-cell>
          <table:table-cell office:value-type="float" office:value="0.51" table:style-name="ce1">
            <text:p>0,51</text:p>
          </table:table-cell>
          <table:table-cell office:value-type="float" office:value="43.3" table:style-name="ce1">
            <text:p>43,3</text:p>
          </table:table-cell>
          <table:table-cell office:value-type="float" office:value="2" table:style-name="ce1">
            <text:p>2</text:p>
          </table:table-cell>
          <table:table-cell office:value-type="float" office:value="0.49" table:style-name="ce1">
            <text:p>0,49</text:p>
          </table:table-cell>
          <table:table-cell office:value-type="float" office:value="62.56" table:style-name="ce1">
            <text:p>62,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19.43" table:style-name="ce1">
            <text:p>19,43</text:p>
          </table:table-cell>
          <table:table-cell office:value-type="float" office:value="1650.83" table:style-name="ce2">
            <text:p>1.650,83</text:p>
          </table:table-cell>
          <table:table-cell office:value-type="float" office:value="22" table:style-name="ce1">
            <text:p>22</text:p>
          </table:table-cell>
          <table:table-cell office:value-type="float" office:value="6.68" table:style-name="ce1">
            <text:p>6,68</text:p>
          </table:table-cell>
          <table:table-cell office:value-type="float" office:value="1117.03" table:style-name="ce2">
            <text:p>1.117,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42" table:style-name="ce1">
            <text:p>0,42</text:p>
          </table:table-cell>
          <table:table-cell office:value-type="float" office:value="60.41" table:style-name="ce1">
            <text:p>60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5 (M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6" table:style-name="ce1">
            <text:p>0,16</text:p>
          </table:table-cell>
          <table:table-cell office:value-type="float" office:value="26.93" table:style-name="ce1">
            <text:p>26,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6 (M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0 (M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47.42" table:style-name="ce1">
            <text:p>47,42</text:p>
          </table:table-cell>
          <table:table-cell office:value-type="float" office:value="1883.34" table:style-name="ce2">
            <text:p>1.883,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66.84" table:style-name="ce1">
            <text:p>66,84</text:p>
          </table:table-cell>
          <table:table-cell office:value-type="float" office:value="2689.82" table:style-name="ce2">
            <text:p>2.689,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1 (M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44.35" table:style-name="ce1">
            <text:p>44,35</text:p>
          </table:table-cell>
          <table:table-cell office:value-type="float" office:value="4014.66" table:style-name="ce2">
            <text:p>4.014,66</text:p>
          </table:table-cell>
          <table:table-cell office:value-type="float" office:value="23" table:style-name="ce1">
            <text:p>23</text:p>
          </table:table-cell>
          <table:table-cell office:value-type="float" office:value="64.239999999999995" table:style-name="ce1">
            <text:p>64,24</text:p>
          </table:table-cell>
          <table:table-cell office:value-type="float" office:value="8711.44" table:style-name="ce2">
            <text:p>8.711,44</text:p>
          </table:table-cell>
          <table:table-cell office:value-type="float" office:value="30" table:style-name="ce1">
            <text:p>30</text:p>
          </table:table-cell>
          <table:table-cell office:value-type="float" office:value="350.69" table:style-name="ce1">
            <text:p>350,69</text:p>
          </table:table-cell>
          <table:table-cell office:value-type="float" office:value="24268.54" table:style-name="ce2">
            <text:p>24.268,54</text:p>
          </table:table-cell>
          <table:table-cell office:value-type="float" office:value="473" table:style-name="ce1">
            <text:p>473</text:p>
          </table:table-cell>
          <table:table-cell office:value-type="float" office:value="2792.17" table:style-name="ce2">
            <text:p>2.792,17</text:p>
          </table:table-cell>
          <table:table-cell office:value-type="float" office:value="224182.89" table:style-name="ce2">
            <text:p>224.182,89</text:p>
          </table:table-cell>
          <table:table-cell office:value-type="float" office:value="71" table:style-name="ce1">
            <text:p>71</text:p>
          </table:table-cell>
          <table:table-cell office:value-type="float" office:value="558.9" table:style-name="ce1">
            <text:p>558,9</text:p>
          </table:table-cell>
          <table:table-cell office:value-type="float" office:value="44924.34" table:style-name="ce2">
            <text:p>44.924,34</text:p>
          </table:table-cell>
          <table:table-cell office:value-type="float" office:value="214" table:style-name="ce1">
            <text:p>214</text:p>
          </table:table-cell>
          <table:table-cell office:value-type="float" office:value="905" table:style-name="ce1">
            <text:p>905</text:p>
          </table:table-cell>
          <table:table-cell office:value-type="float" office:value="73942.490000000005" table:style-name="ce2">
            <text:p>73.942,49</text:p>
          </table:table-cell>
          <table:table-cell office:value-type="float" office:value="84" table:style-name="ce1">
            <text:p>84</text:p>
          </table:table-cell>
          <table:table-cell office:value-type="float" office:value="2609.37" table:style-name="ce2">
            <text:p>2.609,37</text:p>
          </table:table-cell>
          <table:table-cell office:value-type="float" office:value="202762.08" table:style-name="ce2">
            <text:p>202.762,08</text:p>
          </table:table-cell>
          <table:table-cell office:value-type="float" office:value="275" table:style-name="ce1">
            <text:p>275</text:p>
          </table:table-cell>
          <table:table-cell office:value-type="float" office:value="6696.98" table:style-name="ce2">
            <text:p>6.696,98</text:p>
          </table:table-cell>
          <table:table-cell office:value-type="float" office:value="516194.06" table:style-name="ce2">
            <text:p>516.194,06</text:p>
          </table:table-cell>
          <table:table-cell office:value-type="float" office:value="49" table:style-name="ce1">
            <text:p>49</text:p>
          </table:table-cell>
          <table:table-cell office:value-type="float" office:value="337.44" table:style-name="ce1">
            <text:p>337,44</text:p>
          </table:table-cell>
          <table:table-cell office:value-type="float" office:value="24705.11" table:style-name="ce2">
            <text:p>24.705,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2 (M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6" table:style-name="ce1">
            <text:p>356</text:p>
          </table:table-cell>
          <table:table-cell office:value-type="float" office:value="9615.24" table:style-name="ce2">
            <text:p>9.615,24</text:p>
          </table:table-cell>
          <table:table-cell office:value-type="float" office:value="688660.01" table:style-name="ce2">
            <text:p>688.660,01</text:p>
          </table:table-cell>
          <table:table-cell office:value-type="float" office:value="2" table:style-name="ce1">
            <text:p>2</text:p>
          </table:table-cell>
          <table:table-cell office:value-type="float" office:value="3.11" table:style-name="ce1">
            <text:p>3,11</text:p>
          </table:table-cell>
          <table:table-cell office:value-type="float" office:value="614.08000000000004" table:style-name="ce1">
            <text:p>614,08</text:p>
          </table:table-cell>
          <table:table-cell office:value-type="float" office:value="24" table:style-name="ce1">
            <text:p>24</text:p>
          </table:table-cell>
          <table:table-cell office:value-type="float" office:value="2436.11" table:style-name="ce2">
            <text:p>2.436,11</text:p>
          </table:table-cell>
          <table:table-cell office:value-type="float" office:value="142115.57" table:style-name="ce2">
            <text:p>142.115,57</text:p>
          </table:table-cell>
          <table:table-cell office:value-type="float" office:value="26" table:style-name="ce1">
            <text:p>26</text:p>
          </table:table-cell>
          <table:table-cell office:value-type="float" office:value="1720.46" table:style-name="ce2">
            <text:p>1.720,46</text:p>
          </table:table-cell>
          <table:table-cell office:value-type="float" office:value="118213.85" table:style-name="ce2">
            <text:p>118.213,85</text:p>
          </table:table-cell>
          <table:table-cell office:value-type="float" office:value="7" table:style-name="ce1">
            <text:p>7</text:p>
          </table:table-cell>
          <table:table-cell office:value-type="float" office:value="322.86" table:style-name="ce1">
            <text:p>322,86</text:p>
          </table:table-cell>
          <table:table-cell office:value-type="float" office:value="22405.78" table:style-name="ce2">
            <text:p>22.405,78</text:p>
          </table:table-cell>
          <table:table-cell office:value-type="float" office:value="49" table:style-name="ce1">
            <text:p>49</text:p>
          </table:table-cell>
          <table:table-cell office:value-type="float" office:value="686.62" table:style-name="ce1">
            <text:p>686,62</text:p>
          </table:table-cell>
          <table:table-cell office:value-type="float" office:value="51138.83" table:style-name="ce2">
            <text:p>51.138,83</text:p>
          </table:table-cell>
          <table:table-cell office:value-type="float" office:value="37" table:style-name="ce1">
            <text:p>37</text:p>
          </table:table-cell>
          <table:table-cell office:value-type="float" office:value="5601.95" table:style-name="ce2">
            <text:p>5.601,95</text:p>
          </table:table-cell>
          <table:table-cell office:value-type="float" office:value="378603.65" table:style-name="ce2">
            <text:p>378.603,65</text:p>
          </table:table-cell>
          <table:table-cell office:value-type="float" office:value="23" table:style-name="ce1">
            <text:p>23</text:p>
          </table:table-cell>
          <table:table-cell office:value-type="float" office:value="2384.44" table:style-name="ce2">
            <text:p>2.384,44</text:p>
          </table:table-cell>
          <table:table-cell office:value-type="float" office:value="161257.51" table:style-name="ce2">
            <text:p>161.257,51</text:p>
          </table:table-cell>
          <table:table-cell office:value-type="float" office:value="34" table:style-name="ce1">
            <text:p>34</text:p>
          </table:table-cell>
          <table:table-cell office:value-type="float" office:value="282.47000000000003" table:style-name="ce1">
            <text:p>282,47</text:p>
          </table:table-cell>
          <table:table-cell office:value-type="float" office:value="20037.97" table:style-name="ce2">
            <text:p>20.037,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1 (MT / Comercial con Demanda)</text:p>
          </table:table-cell>
          <table:table-cell office:value-type="float" office:value="187" table:style-name="ce1">
            <text:p>187</text:p>
          </table:table-cell>
          <table:table-cell office:value-type="float" office:value="293.87" table:style-name="ce1">
            <text:p>293,87</text:p>
          </table:table-cell>
          <table:table-cell office:value-type="float" office:value="35017.75" table:style-name="ce2">
            <text:p>35.017,75</text:p>
          </table:table-cell>
          <table:table-cell office:value-type="float" office:value="769" table:style-name="ce1">
            <text:p>769</text:p>
          </table:table-cell>
          <table:table-cell office:value-type="float" office:value="773.25" table:style-name="ce1">
            <text:p>773,25</text:p>
          </table:table-cell>
          <table:table-cell office:value-type="float" office:value="85419.43" table:style-name="ce2">
            <text:p>85.419,43</text:p>
          </table:table-cell>
          <table:table-cell office:value-type="float" office:value="457" table:style-name="ce1">
            <text:p>457</text:p>
          </table:table-cell>
          <table:table-cell office:value-type="float" office:value="1434.38" table:style-name="ce2">
            <text:p>1.434,38</text:p>
          </table:table-cell>
          <table:table-cell office:value-type="float" office:value="176819.26" table:style-name="ce2">
            <text:p>176.819,26</text:p>
          </table:table-cell>
          <table:table-cell office:value-type="float" office:value="1366" table:style-name="ce3">
            <text:p>1.366</text:p>
          </table:table-cell>
          <table:table-cell office:value-type="float" office:value="19276.509999999998" table:style-name="ce2">
            <text:p>19.276,51</text:p>
          </table:table-cell>
          <table:table-cell office:value-type="float" office:value="2048541.9" table:style-name="ce2">
            <text:p>2.048.541,90</text:p>
          </table:table-cell>
          <table:table-cell office:value-type="float" office:value="1622" table:style-name="ce3">
            <text:p>1.622</text:p>
          </table:table-cell>
          <table:table-cell office:value-type="float" office:value="10089.01" table:style-name="ce2">
            <text:p>10.089,01</text:p>
          </table:table-cell>
          <table:table-cell office:value-type="float" office:value="1179052.99" table:style-name="ce2">
            <text:p>1.179.052,99</text:p>
          </table:table-cell>
          <table:table-cell office:value-type="float" office:value="661" table:style-name="ce1">
            <text:p>661</text:p>
          </table:table-cell>
          <table:table-cell office:value-type="float" office:value="2177.87" table:style-name="ce2">
            <text:p>2.177,87</text:p>
          </table:table-cell>
          <table:table-cell office:value-type="float" office:value="264096.95" table:style-name="ce2">
            <text:p>264.096,95</text:p>
          </table:table-cell>
          <table:table-cell office:value-type="float" office:value="1928" table:style-name="ce3">
            <text:p>1.928</text:p>
          </table:table-cell>
          <table:table-cell office:value-type="float" office:value="4908.1499999999996" table:style-name="ce2">
            <text:p>4.908,15</text:p>
          </table:table-cell>
          <table:table-cell office:value-type="float" office:value="594784.85" table:style-name="ce2">
            <text:p>594.784,85</text:p>
          </table:table-cell>
          <table:table-cell office:value-type="float" office:value="449" table:style-name="ce1">
            <text:p>449</text:p>
          </table:table-cell>
          <table:table-cell office:value-type="float" office:value="2994.42" table:style-name="ce2">
            <text:p>2.994,42</text:p>
          </table:table-cell>
          <table:table-cell office:value-type="float" office:value="348925.16" table:style-name="ce2">
            <text:p>348.925,16</text:p>
          </table:table-cell>
          <table:table-cell office:value-type="float" office:value="621" table:style-name="ce1">
            <text:p>621</text:p>
          </table:table-cell>
          <table:table-cell office:value-type="float" office:value="4220.04" table:style-name="ce2">
            <text:p>4.220,04</text:p>
          </table:table-cell>
          <table:table-cell office:value-type="float" office:value="495677.61" table:style-name="ce2">
            <text:p>495.677,61</text:p>
          </table:table-cell>
          <table:table-cell office:value-type="float" office:value="750" table:style-name="ce1">
            <text:p>750</text:p>
          </table:table-cell>
          <table:table-cell office:value-type="float" office:value="2668.11" table:style-name="ce2">
            <text:p>2.668,11</text:p>
          </table:table-cell>
          <table:table-cell office:value-type="float" office:value="321474.15000000002" table:style-name="ce2">
            <text:p>321.474,15</text:p>
          </table:table-cell>
          <table:table-cell office:value-type="float" office:value="15" table:style-name="ce1">
            <text:p>15</text:p>
          </table:table-cell>
          <table:table-cell office:value-type="float" office:value="10.98" table:style-name="ce1">
            <text:p>10,98</text:p>
          </table:table-cell>
          <table:table-cell office:value-type="float" office:value="1492.66" table:style-name="ce2">
            <text:p>1.492,6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2 (M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4" table:style-name="ce1">
            <text:p>554</text:p>
          </table:table-cell>
          <table:table-cell office:value-type="float" office:value="4452.79" table:style-name="ce2">
            <text:p>4.452,79</text:p>
          </table:table-cell>
          <table:table-cell office:value-type="float" office:value="468665.01" table:style-name="ce2">
            <text:p>468.665,01</text:p>
          </table:table-cell>
          <table:table-cell office:value-type="float" office:value="46" table:style-name="ce1">
            <text:p>46</text:p>
          </table:table-cell>
          <table:table-cell office:value-type="float" office:value="702.09" table:style-name="ce1">
            <text:p>702,09</text:p>
          </table:table-cell>
          <table:table-cell office:value-type="float" office:value="76853.2" table:style-name="ce2">
            <text:p>76.853,20</text:p>
          </table:table-cell>
          <table:table-cell office:value-type="float" office:value="574" table:style-name="ce1">
            <text:p>574</text:p>
          </table:table-cell>
          <table:table-cell office:value-type="float" office:value="21640.799999999999" table:style-name="ce2">
            <text:p>21.640,80</text:p>
          </table:table-cell>
          <table:table-cell office:value-type="float" office:value="2090824.14" table:style-name="ce2">
            <text:p>2.090.824,14</text:p>
          </table:table-cell>
          <table:table-cell office:value-type="float" office:value="89" table:style-name="ce1">
            <text:p>89</text:p>
          </table:table-cell>
          <table:table-cell office:value-type="float" office:value="2416.35" table:style-name="ce2">
            <text:p>2.416,35</text:p>
          </table:table-cell>
          <table:table-cell office:value-type="float" office:value="251456.6" table:style-name="ce2">
            <text:p>251.456,60</text:p>
          </table:table-cell>
          <table:table-cell office:value-type="float" office:value="38" table:style-name="ce1">
            <text:p>38</text:p>
          </table:table-cell>
          <table:table-cell office:value-type="float" office:value="469.85" table:style-name="ce1">
            <text:p>469,85</text:p>
          </table:table-cell>
          <table:table-cell office:value-type="float" office:value="50054.39" table:style-name="ce2">
            <text:p>50.054,39</text:p>
          </table:table-cell>
          <table:table-cell office:value-type="float" office:value="395" table:style-name="ce1">
            <text:p>395</text:p>
          </table:table-cell>
          <table:table-cell office:value-type="float" office:value="7399.65" table:style-name="ce2">
            <text:p>7.399,65</text:p>
          </table:table-cell>
          <table:table-cell office:value-type="float" office:value="773047.45" table:style-name="ce2">
            <text:p>773.047,45</text:p>
          </table:table-cell>
          <table:table-cell office:value-type="float" office:value="31" table:style-name="ce1">
            <text:p>31</text:p>
          </table:table-cell>
          <table:table-cell office:value-type="float" office:value="1754.64" table:style-name="ce2">
            <text:p>1.754,64</text:p>
          </table:table-cell>
          <table:table-cell office:value-type="float" office:value="178570.76" table:style-name="ce2">
            <text:p>178.570,76</text:p>
          </table:table-cell>
          <table:table-cell office:value-type="float" office:value="6" table:style-name="ce1">
            <text:p>6</text:p>
          </table:table-cell>
          <table:table-cell office:value-type="float" office:value="412.73" table:style-name="ce1">
            <text:p>412,73</text:p>
          </table:table-cell>
          <table:table-cell office:value-type="float" office:value="41592.550000000003" table:style-name="ce2">
            <text:p>41.592,55</text:p>
          </table:table-cell>
          <table:table-cell office:value-type="float" office:value="180" table:style-name="ce1">
            <text:p>180</text:p>
          </table:table-cell>
          <table:table-cell office:value-type="float" office:value="3985.71" table:style-name="ce2">
            <text:p>3.985,71</text:p>
          </table:table-cell>
          <table:table-cell office:value-type="float" office:value="408215.95" table:style-name="ce2">
            <text:p>408.215,95</text:p>
          </table:table-cell>
          <table:table-cell office:value-type="float" office:value="10" table:style-name="ce1">
            <text:p>10</text:p>
          </table:table-cell>
          <table:table-cell office:value-type="float" office:value="288.47000000000003" table:style-name="ce1">
            <text:p>288,47</text:p>
          </table:table-cell>
          <table:table-cell office:value-type="float" office:value="29352.33" table:style-name="ce2">
            <text:p>29.352,3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3 (MT / Culto Religioso con Demanda)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.85" table:style-name="ce1">
            <text:p>120,85</text:p>
          </table:table-cell>
          <table:table-cell office:value-type="float" office:value="28" table:style-name="ce1">
            <text:p>28</text:p>
          </table:table-cell>
          <table:table-cell office:value-type="float" office:value="56.93" table:style-name="ce1">
            <text:p>56,93</text:p>
          </table:table-cell>
          <table:table-cell office:value-type="float" office:value="5113.72" table:style-name="ce2">
            <text:p>5.113,72</text:p>
          </table:table-cell>
          <table:table-cell office:value-type="float" office:value="4" table:style-name="ce1">
            <text:p>4</text:p>
          </table:table-cell>
          <table:table-cell office:value-type="float" office:value="7.45" table:style-name="ce1">
            <text:p>7,45</text:p>
          </table:table-cell>
          <table:table-cell office:value-type="float" office:value="744.63" table:style-name="ce1">
            <text:p>744,63</text:p>
          </table:table-cell>
          <table:table-cell office:value-type="float" office:value="36" table:style-name="ce1">
            <text:p>36</text:p>
          </table:table-cell>
          <table:table-cell office:value-type="float" office:value="102.74" table:style-name="ce1">
            <text:p>102,74</text:p>
          </table:table-cell>
          <table:table-cell office:value-type="float" office:value="10414.540000000001" table:style-name="ce2">
            <text:p>10.414,54</text:p>
          </table:table-cell>
          <table:table-cell office:value-type="float" office:value="50" table:style-name="ce1">
            <text:p>50</text:p>
          </table:table-cell>
          <table:table-cell office:value-type="float" office:value="160.86000000000001" table:style-name="ce1">
            <text:p>160,86</text:p>
          </table:table-cell>
          <table:table-cell office:value-type="float" office:value="16053.59" table:style-name="ce2">
            <text:p>16.053,59</text:p>
          </table:table-cell>
          <table:table-cell office:value-type="float" office:value="23" table:style-name="ce1">
            <text:p>23</text:p>
          </table:table-cell>
          <table:table-cell office:value-type="float" office:value="34.5" table:style-name="ce1">
            <text:p>34,5</text:p>
          </table:table-cell>
          <table:table-cell office:value-type="float" office:value="3812.59" table:style-name="ce2">
            <text:p>3.812,59</text:p>
          </table:table-cell>
          <table:table-cell office:value-type="float" office:value="35" table:style-name="ce1">
            <text:p>35</text:p>
          </table:table-cell>
          <table:table-cell office:value-type="float" office:value="30.45" table:style-name="ce1">
            <text:p>30,45</text:p>
          </table:table-cell>
          <table:table-cell office:value-type="float" office:value="3669.71" table:style-name="ce2">
            <text:p>3.669,71</text:p>
          </table:table-cell>
          <table:table-cell office:value-type="float" office:value="11" table:style-name="ce1">
            <text:p>11</text:p>
          </table:table-cell>
          <table:table-cell office:value-type="float" office:value="23.35" table:style-name="ce1">
            <text:p>23,35</text:p>
          </table:table-cell>
          <table:table-cell office:value-type="float" office:value="2806.25" table:style-name="ce2">
            <text:p>2.806,25</text:p>
          </table:table-cell>
          <table:table-cell office:value-type="float" office:value="8" table:style-name="ce1">
            <text:p>8</text:p>
          </table:table-cell>
          <table:table-cell office:value-type="float" office:value="6.17" table:style-name="ce1">
            <text:p>6,17</text:p>
          </table:table-cell>
          <table:table-cell office:value-type="float" office:value="971" table:style-name="ce1">
            <text:p>971</text:p>
          </table:table-cell>
          <table:table-cell office:value-type="float" office:value="14" table:style-name="ce1">
            <text:p>14</text:p>
          </table:table-cell>
          <table:table-cell office:value-type="float" office:value="17.579999999999998" table:style-name="ce1">
            <text:p>17,58</text:p>
          </table:table-cell>
          <table:table-cell office:value-type="float" office:value="1776.62" table:style-name="ce2">
            <text:p>1.776,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5 (MT / Escenarios Deportiv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7.26" table:style-name="ce1">
            <text:p>7,26</text:p>
          </table:table-cell>
          <table:table-cell office:value-type="float" office:value="851.77" table:style-name="ce1">
            <text:p>851,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208.76" table:style-name="ce1">
            <text:p>208,76</text:p>
          </table:table-cell>
          <table:table-cell office:value-type="float" office:value="20310.16" table:style-name="ce2">
            <text:p>20.310,16</text:p>
          </table:table-cell>
          <table:table-cell office:value-type="float" office:value="4" table:style-name="ce1">
            <text:p>4</text:p>
          </table:table-cell>
          <table:table-cell office:value-type="float" office:value="19.5" table:style-name="ce1">
            <text:p>19,5</text:p>
          </table:table-cell>
          <table:table-cell office:value-type="float" office:value="1648.45" table:style-name="ce2">
            <text:p>1.648,45</text:p>
          </table:table-cell>
          <table:table-cell office:value-type="float" office:value="5" table:style-name="ce1">
            <text:p>5</text:p>
          </table:table-cell>
          <table:table-cell office:value-type="float" office:value="12.48" table:style-name="ce1">
            <text:p>12,48</text:p>
          </table:table-cell>
          <table:table-cell office:value-type="float" office:value="1376.71" table:style-name="ce2">
            <text:p>1.376,71</text:p>
          </table:table-cell>
          <table:table-cell office:value-type="float" office:value="7" table:style-name="ce1">
            <text:p>7</text:p>
          </table:table-cell>
          <table:table-cell office:value-type="float" office:value="5.07" table:style-name="ce1">
            <text:p>5,07</text:p>
          </table:table-cell>
          <table:table-cell office:value-type="float" office:value="751.59" table:style-name="ce1">
            <text:p>751,59</text:p>
          </table:table-cell>
          <table:table-cell office:value-type="float" office:value="2" table:style-name="ce1">
            <text:p>2</text:p>
          </table:table-cell>
          <table:table-cell office:value-type="float" office:value="1.95" table:style-name="ce1">
            <text:p>1,95</text:p>
          </table:table-cell>
          <table:table-cell office:value-type="float" office:value="239.96" table:style-name="ce1">
            <text:p>239,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6 (M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1596.38" table:style-name="ce2">
            <text:p>1.596,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7.53" table:style-name="ce1">
            <text:p>67,53</text:p>
          </table:table-cell>
          <table:table-cell office:value-type="float" office:value="7046.38" table:style-name="ce2">
            <text:p>7.046,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.02" table:style-name="ce1">
            <text:p>11,02</text:p>
          </table:table-cell>
          <table:table-cell office:value-type="float" office:value="3432.26" table:style-name="ce2">
            <text:p>3.432,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25 (M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4.56" table:style-name="ce1">
            <text:p>94,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3 (MT / Industrial con Demanda)</text:p>
          </table:table-cell>
          <table:table-cell office:value-type="float" office:value="20" table:style-name="ce1">
            <text:p>20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4052.94" table:style-name="ce2">
            <text:p>4.052,94</text:p>
          </table:table-cell>
          <table:table-cell office:value-type="float" office:value="167" table:style-name="ce1">
            <text:p>167</text:p>
          </table:table-cell>
          <table:table-cell office:value-type="float" office:value="172.66" table:style-name="ce1">
            <text:p>172,66</text:p>
          </table:table-cell>
          <table:table-cell office:value-type="float" office:value="18266.95" table:style-name="ce2">
            <text:p>18.266,95</text:p>
          </table:table-cell>
          <table:table-cell office:value-type="float" office:value="44" table:style-name="ce1">
            <text:p>44</text:p>
          </table:table-cell>
          <table:table-cell office:value-type="float" office:value="173.42" table:style-name="ce1">
            <text:p>173,42</text:p>
          </table:table-cell>
          <table:table-cell office:value-type="float" office:value="21848.15" table:style-name="ce2">
            <text:p>21.848,15</text:p>
          </table:table-cell>
          <table:table-cell office:value-type="float" office:value="196" table:style-name="ce1">
            <text:p>196</text:p>
          </table:table-cell>
          <table:table-cell office:value-type="float" office:value="4804.54" table:style-name="ce2">
            <text:p>4.804,54</text:p>
          </table:table-cell>
          <table:table-cell office:value-type="float" office:value="433154.18" table:style-name="ce2">
            <text:p>433.154,18</text:p>
          </table:table-cell>
          <table:table-cell office:value-type="float" office:value="379" table:style-name="ce1">
            <text:p>379</text:p>
          </table:table-cell>
          <table:table-cell office:value-type="float" office:value="6753.73" table:style-name="ce2">
            <text:p>6.753,73</text:p>
          </table:table-cell>
          <table:table-cell office:value-type="float" office:value="716072.93" table:style-name="ce2">
            <text:p>716.072,93</text:p>
          </table:table-cell>
          <table:table-cell office:value-type="float" office:value="50" table:style-name="ce1">
            <text:p>50</text:p>
          </table:table-cell>
          <table:table-cell office:value-type="float" office:value="175.65" table:style-name="ce1">
            <text:p>175,65</text:p>
          </table:table-cell>
          <table:table-cell office:value-type="float" office:value="22104.080000000002" table:style-name="ce2">
            <text:p>22.104,08</text:p>
          </table:table-cell>
          <table:table-cell office:value-type="float" office:value="16" table:style-name="ce1">
            <text:p>16</text:p>
          </table:table-cell>
          <table:table-cell office:value-type="float" office:value="37.51" table:style-name="ce1">
            <text:p>37,51</text:p>
          </table:table-cell>
          <table:table-cell office:value-type="float" office:value="4693.78" table:style-name="ce2">
            <text:p>4.693,78</text:p>
          </table:table-cell>
          <table:table-cell office:value-type="float" office:value="52" table:style-name="ce1">
            <text:p>52</text:p>
          </table:table-cell>
          <table:table-cell office:value-type="float" office:value="515.33000000000004" table:style-name="ce1">
            <text:p>515,33</text:p>
          </table:table-cell>
          <table:table-cell office:value-type="float" office:value="55011.199999999997" table:style-name="ce2">
            <text:p>55.011,20</text:p>
          </table:table-cell>
          <table:table-cell office:value-type="float" office:value="71" table:style-name="ce1">
            <text:p>71</text:p>
          </table:table-cell>
          <table:table-cell office:value-type="float" office:value="3005.1" table:style-name="ce2">
            <text:p>3.005,10</text:p>
          </table:table-cell>
          <table:table-cell office:value-type="float" office:value="299233.55" table:style-name="ce2">
            <text:p>299.233,55</text:p>
          </table:table-cell>
          <table:table-cell office:value-type="float" office:value="82" table:style-name="ce1">
            <text:p>82</text:p>
          </table:table-cell>
          <table:table-cell office:value-type="float" office:value="341.12" table:style-name="ce1">
            <text:p>341,12</text:p>
          </table:table-cell>
          <table:table-cell office:value-type="float" office:value="41079.769999999997" table:style-name="ce2">
            <text:p>41.079,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2 (M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8" table:style-name="ce1">
            <text:p>508</text:p>
          </table:table-cell>
          <table:table-cell office:value-type="float" office:value="32104.93" table:style-name="ce2">
            <text:p>32.104,93</text:p>
          </table:table-cell>
          <table:table-cell office:value-type="float" office:value="2627929.17" table:style-name="ce2">
            <text:p>2.627.929,17</text:p>
          </table:table-cell>
          <table:table-cell office:value-type="float" office:value="39" table:style-name="ce1">
            <text:p>39</text:p>
          </table:table-cell>
          <table:table-cell office:value-type="float" office:value="3852.64" table:style-name="ce2">
            <text:p>3.852,64</text:p>
          </table:table-cell>
          <table:table-cell office:value-type="float" office:value="328240.53000000003" table:style-name="ce2">
            <text:p>328.240,53</text:p>
          </table:table-cell>
          <table:table-cell office:value-type="float" office:value="527" table:style-name="ce1">
            <text:p>527</text:p>
          </table:table-cell>
          <table:table-cell office:value-type="float" office:value="44496.66" table:style-name="ce2">
            <text:p>44.496,66</text:p>
          </table:table-cell>
          <table:table-cell office:value-type="float" office:value="3434196.43" table:style-name="ce2">
            <text:p>3.434.196,43</text:p>
          </table:table-cell>
          <table:table-cell office:value-type="float" office:value="199" table:style-name="ce1">
            <text:p>199</text:p>
          </table:table-cell>
          <table:table-cell office:value-type="float" office:value="17729.16" table:style-name="ce2">
            <text:p>17.729,16</text:p>
          </table:table-cell>
          <table:table-cell office:value-type="float" office:value="1556126.25" table:style-name="ce2">
            <text:p>1.556.126,25</text:p>
          </table:table-cell>
          <table:table-cell office:value-type="float" office:value="85" table:style-name="ce1">
            <text:p>85</text:p>
          </table:table-cell>
          <table:table-cell office:value-type="float" office:value="3008.64" table:style-name="ce2">
            <text:p>3.008,64</text:p>
          </table:table-cell>
          <table:table-cell office:value-type="float" office:value="273385.78000000003" table:style-name="ce2">
            <text:p>273.385,78</text:p>
          </table:table-cell>
          <table:table-cell office:value-type="float" office:value="108" table:style-name="ce1">
            <text:p>108</text:p>
          </table:table-cell>
          <table:table-cell office:value-type="float" office:value="15112.14" table:style-name="ce2">
            <text:p>15.112,14</text:p>
          </table:table-cell>
          <table:table-cell office:value-type="float" office:value="1230299.1499999999" table:style-name="ce2">
            <text:p>1.230.299,15</text:p>
          </table:table-cell>
          <table:table-cell office:value-type="float" office:value="39" table:style-name="ce1">
            <text:p>39</text:p>
          </table:table-cell>
          <table:table-cell office:value-type="float" office:value="5258.82" table:style-name="ce2">
            <text:p>5.258,82</text:p>
          </table:table-cell>
          <table:table-cell office:value-type="float" office:value="446299.16" table:style-name="ce2">
            <text:p>446.299,16</text:p>
          </table:table-cell>
          <table:table-cell office:value-type="float" office:value="33" table:style-name="ce1">
            <text:p>33</text:p>
          </table:table-cell>
          <table:table-cell office:value-type="float" office:value="2852.44" table:style-name="ce2">
            <text:p>2.852,44</text:p>
          </table:table-cell>
          <table:table-cell office:value-type="float" office:value="252053.5" table:style-name="ce2">
            <text:p>252.053,50</text:p>
          </table:table-cell>
          <table:table-cell office:value-type="float" office:value="112" table:style-name="ce1">
            <text:p>112</text:p>
          </table:table-cell>
          <table:table-cell office:value-type="float" office:value="6430.94" table:style-name="ce2">
            <text:p>6.430,94</text:p>
          </table:table-cell>
          <table:table-cell office:value-type="float" office:value="541774.34" table:style-name="ce2">
            <text:p>541.774,34</text:p>
          </table:table-cell>
          <table:table-cell office:value-type="float" office:value="40" table:style-name="ce1">
            <text:p>40</text:p>
          </table:table-cell>
          <table:table-cell office:value-type="float" office:value="3782.31" table:style-name="ce2">
            <text:p>3.782,31</text:p>
          </table:table-cell>
          <table:table-cell office:value-type="float" office:value="314673.81" table:style-name="ce2">
            <text:p>314.673,8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IN (Industr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3.54" table:style-name="ce1">
            <text:p>-23,54</text:p>
          </table:table-cell>
          <table:table-cell office:value-type="float" office:value="-7875.29" table:style-name="ce2">
            <text:p>-7.875,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916.22" table:style-name="ce2">
            <text:p>-4.916,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09" table:style-name="ce1">
            <text:p>-0,09</text:p>
          </table:table-cell>
          <table:table-cell office:value-type="float" office:value="-8.4499999999999993" table:style-name="ce1">
            <text:p>-8,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18.29" table:style-name="ce1">
            <text:p>918,29</text:p>
          </table:table-cell>
          <table:table-cell office:value-type="float" office:value="74818.820000000007" table:style-name="ce2">
            <text:p>74.818,8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6 (M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7 (M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7 (MT / Asistencia So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17" table:style-name="ce1">
            <text:p>1,17</text:p>
          </table:table-cell>
          <table:table-cell office:value-type="float" office:value="95.66" table:style-name="ce1">
            <text:p>95,66</text:p>
          </table:table-cell>
          <table:table-cell office:value-type="float" office:value="6" table:style-name="ce1">
            <text:p>6</text:p>
          </table:table-cell>
          <table:table-cell office:value-type="float" office:value="20.81" table:style-name="ce1">
            <text:p>20,81</text:p>
          </table:table-cell>
          <table:table-cell office:value-type="float" office:value="1944.48" table:style-name="ce2">
            <text:p>1.944,48</text:p>
          </table:table-cell>
          <table:table-cell office:value-type="float" office:value="111" table:style-name="ce1">
            <text:p>111</text:p>
          </table:table-cell>
          <table:table-cell office:value-type="float" office:value="852.27" table:style-name="ce1">
            <text:p>852,27</text:p>
          </table:table-cell>
          <table:table-cell office:value-type="float" office:value="65573.37" table:style-name="ce2">
            <text:p>65.573,37</text:p>
          </table:table-cell>
          <table:table-cell office:value-type="float" office:value="10" table:style-name="ce1">
            <text:p>10</text:p>
          </table:table-cell>
          <table:table-cell office:value-type="float" office:value="65.260000000000005" table:style-name="ce1">
            <text:p>65,26</text:p>
          </table:table-cell>
          <table:table-cell office:value-type="float" office:value="5225.0600000000004" table:style-name="ce2">
            <text:p>5.225,06</text:p>
          </table:table-cell>
          <table:table-cell office:value-type="float" office:value="7" table:style-name="ce1">
            <text:p>7</text:p>
          </table:table-cell>
          <table:table-cell office:value-type="float" office:value="32.33" table:style-name="ce1">
            <text:p>32,33</text:p>
          </table:table-cell>
          <table:table-cell office:value-type="float" office:value="2845.05" table:style-name="ce2">
            <text:p>2.845,05</text:p>
          </table:table-cell>
          <table:table-cell office:value-type="float" office:value="28" table:style-name="ce1">
            <text:p>28</text:p>
          </table:table-cell>
          <table:table-cell office:value-type="float" office:value="52.05" table:style-name="ce1">
            <text:p>52,05</text:p>
          </table:table-cell>
          <table:table-cell office:value-type="float" office:value="4332.6000000000004" table:style-name="ce2">
            <text:p>4.332,60</text:p>
          </table:table-cell>
          <table:table-cell office:value-type="float" office:value="3" table:style-name="ce1">
            <text:p>3</text:p>
          </table:table-cell>
          <table:table-cell office:value-type="float" office:value="11.98" table:style-name="ce1">
            <text:p>11,98</text:p>
          </table:table-cell>
          <table:table-cell office:value-type="float" office:value="915.07" table:style-name="ce1">
            <text:p>915,07</text:p>
          </table:table-cell>
          <table:table-cell office:value-type="float" office:value="2" table:style-name="ce1">
            <text:p>2</text:p>
          </table:table-cell>
          <table:table-cell office:value-type="float" office:value="5.65" table:style-name="ce1">
            <text:p>5,65</text:p>
          </table:table-cell>
          <table:table-cell office:value-type="float" office:value="418.19" table:style-name="ce1">
            <text:p>418,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8 (M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76.040000000000006" table:style-name="ce1">
            <text:p>76,04</text:p>
          </table:table-cell>
          <table:table-cell office:value-type="float" office:value="5453.97" table:style-name="ce2">
            <text:p>5.453,97</text:p>
          </table:table-cell>
          <table:table-cell office:value-type="float" office:value="2" table:style-name="ce1">
            <text:p>2</text:p>
          </table:table-cell>
          <table:table-cell office:value-type="float" office:value="23.92" table:style-name="ce1">
            <text:p>23,92</text:p>
          </table:table-cell>
          <table:table-cell office:value-type="float" office:value="1667.68" table:style-name="ce2">
            <text:p>1.667,68</text:p>
          </table:table-cell>
          <table:table-cell office:value-type="float" office:value="38" table:style-name="ce1">
            <text:p>38</text:p>
          </table:table-cell>
          <table:table-cell office:value-type="float" office:value="3432.12" table:style-name="ce2">
            <text:p>3.432,12</text:p>
          </table:table-cell>
          <table:table-cell office:value-type="float" office:value="211685.15" table:style-name="ce2">
            <text:p>211.685,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1942.04" table:style-name="ce2">
            <text:p>1.942,04</text:p>
          </table:table-cell>
          <table:table-cell office:value-type="float" office:value="129622.82" table:style-name="ce2">
            <text:p>129.622,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9 (MT / Beneficio Públic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9.7899999999999991" table:style-name="ce1">
            <text:p>9,79</text:p>
          </table:table-cell>
          <table:table-cell office:value-type="float" office:value="797.61" table:style-name="ce1">
            <text:p>797,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53" table:style-name="ce1">
            <text:p>4,53</text:p>
          </table:table-cell>
          <table:table-cell office:value-type="float" office:value="532.79" table:style-name="ce1">
            <text:p>532,79</text:p>
          </table:table-cell>
          <table:table-cell office:value-type="float" office:value="8" table:style-name="ce1">
            <text:p>8</text:p>
          </table:table-cell>
          <table:table-cell office:value-type="float" office:value="63.59" table:style-name="ce1">
            <text:p>63,59</text:p>
          </table:table-cell>
          <table:table-cell office:value-type="float" office:value="4895.2" table:style-name="ce2">
            <text:p>4.895,20</text:p>
          </table:table-cell>
          <table:table-cell office:value-type="float" office:value="99" table:style-name="ce1">
            <text:p>99</text:p>
          </table:table-cell>
          <table:table-cell office:value-type="float" office:value="179.82" table:style-name="ce1">
            <text:p>179,82</text:p>
          </table:table-cell>
          <table:table-cell office:value-type="float" office:value="14979.07" table:style-name="ce2">
            <text:p>14.979,07</text:p>
          </table:table-cell>
          <table:table-cell office:value-type="float" office:value="5" table:style-name="ce1">
            <text:p>5</text:p>
          </table:table-cell>
          <table:table-cell office:value-type="float" office:value="36.51" table:style-name="ce1">
            <text:p>36,51</text:p>
          </table:table-cell>
          <table:table-cell office:value-type="float" office:value="3076.74" table:style-name="ce2">
            <text:p>3.076,74</text:p>
          </table:table-cell>
          <table:table-cell office:value-type="float" office:value="6" table:style-name="ce1">
            <text:p>6</text:p>
          </table:table-cell>
          <table:table-cell office:value-type="float" office:value="18.920000000000002" table:style-name="ce1">
            <text:p>18,92</text:p>
          </table:table-cell>
          <table:table-cell office:value-type="float" office:value="1729.48" table:style-name="ce2">
            <text:p>1.729,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0 (M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8.59" table:style-name="ce1">
            <text:p>78,59</text:p>
          </table:table-cell>
          <table:table-cell office:value-type="float" office:value="5227.92" table:style-name="ce2">
            <text:p>5.227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5499999999999998" table:style-name="ce1">
            <text:p>2,55</text:p>
          </table:table-cell>
          <table:table-cell office:value-type="float" office:value="328.77" table:style-name="ce1">
            <text:p>328,77</text:p>
          </table:table-cell>
          <table:table-cell office:value-type="float" office:value="2" table:style-name="ce1">
            <text:p>2</text:p>
          </table:table-cell>
          <table:table-cell office:value-type="float" office:value="12.92" table:style-name="ce1">
            <text:p>12,92</text:p>
          </table:table-cell>
          <table:table-cell office:value-type="float" office:value="1042.69" table:style-name="ce2">
            <text:p>1.042,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9 (M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CO (Comer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2.79" table:style-name="ce1">
            <text:p>-12,79</text:p>
          </table:table-cell>
          <table:table-cell office:value-type="float" office:value="-16903.849999999999" table:style-name="ce2">
            <text:p>-16.903,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733.320000000007" table:style-name="ce2">
            <text:p>82.733,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8.34" table:style-name="ce1">
            <text:p>-18,34</text:p>
          </table:table-cell>
          <table:table-cell office:value-type="float" office:value="-2795.11" table:style-name="ce2">
            <text:p>-2.795,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6.44" table:style-name="ce1">
            <text:p>-96,44</text:p>
          </table:table-cell>
          <table:table-cell office:value-type="float" office:value="-5705.71" table:style-name="ce2">
            <text:p>-5.705,7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5 (M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517.91" table:style-name="ce1">
            <text:p>517,91</text:p>
          </table:table-cell>
          <table:table-cell office:value-type="float" office:value="31" table:style-name="ce1">
            <text:p>31</text:p>
          </table:table-cell>
          <table:table-cell office:value-type="float" office:value="65.17" table:style-name="ce1">
            <text:p>65,17</text:p>
          </table:table-cell>
          <table:table-cell office:value-type="float" office:value="6586.76" table:style-name="ce2">
            <text:p>6.586,76</text:p>
          </table:table-cell>
          <table:table-cell office:value-type="float" office:value="120" table:style-name="ce1">
            <text:p>120</text:p>
          </table:table-cell>
          <table:table-cell office:value-type="float" office:value="1415.01" table:style-name="ce2">
            <text:p>1.415,01</text:p>
          </table:table-cell>
          <table:table-cell office:value-type="float" office:value="110871.42" table:style-name="ce2">
            <text:p>110.871,42</text:p>
          </table:table-cell>
          <table:table-cell office:value-type="float" office:value="144" table:style-name="ce1">
            <text:p>144</text:p>
          </table:table-cell>
          <table:table-cell office:value-type="float" office:value="768.26" table:style-name="ce1">
            <text:p>768,26</text:p>
          </table:table-cell>
          <table:table-cell office:value-type="float" office:value="73400.84" table:style-name="ce2">
            <text:p>73.400,84</text:p>
          </table:table-cell>
          <table:table-cell office:value-type="float" office:value="1" table:style-name="ce1">
            <text:p>1</text:p>
          </table:table-cell>
          <table:table-cell office:value-type="float" office:value="1.3" table:style-name="ce1">
            <text:p>1,3</text:p>
          </table:table-cell>
          <table:table-cell office:value-type="float" office:value="152.32" table:style-name="ce1">
            <text:p>152,32</text:p>
          </table:table-cell>
          <table:table-cell office:value-type="float" office:value="61" table:style-name="ce1">
            <text:p>61</text:p>
          </table:table-cell>
          <table:table-cell office:value-type="float" office:value="161.15" table:style-name="ce1">
            <text:p>161,15</text:p>
          </table:table-cell>
          <table:table-cell office:value-type="float" office:value="15233.29" table:style-name="ce2">
            <text:p>15.233,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59.45" table:style-name="ce1">
            <text:p>59,45</text:p>
          </table:table-cell>
          <table:table-cell office:value-type="float" office:value="6463.22" table:style-name="ce2">
            <text:p>6.463,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4 (M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1170.5" table:style-name="ce2">
            <text:p>1.170,50</text:p>
          </table:table-cell>
          <table:table-cell office:value-type="float" office:value="83480.84" table:style-name="ce2">
            <text:p>83.480,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4.62" table:style-name="ce1">
            <text:p>24,62</text:p>
          </table:table-cell>
          <table:table-cell office:value-type="float" office:value="1948.38" table:style-name="ce2">
            <text:p>1.948,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3 (A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27" table:style-name="ce1">
            <text:p>0,27</text:p>
          </table:table-cell>
          <table:table-cell office:value-type="float" office:value="276.33999999999997" table:style-name="ce1">
            <text:p>276,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1843.89" table:style-name="ce2">
            <text:p>1.843,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4 (A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5" table:style-name="ce1">
            <text:p>105</text:p>
          </table:table-cell>
          <table:table-cell office:value-type="float" office:value="5572.42" table:style-name="ce2">
            <text:p>5.572,42</text:p>
          </table:table-cell>
          <table:table-cell office:value-type="float" office:value="2" table:style-name="ce1">
            <text:p>2</text:p>
          </table:table-cell>
          <table:table-cell office:value-type="float" office:value="2332.15" table:style-name="ce2">
            <text:p>2.332,15</text:p>
          </table:table-cell>
          <table:table-cell office:value-type="float" office:value="141696.71" table:style-name="ce2">
            <text:p>141.696,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449.97" table:style-name="ce2">
            <text:p>1.449,97</text:p>
          </table:table-cell>
          <table:table-cell office:value-type="float" office:value="91456.84" table:style-name="ce2">
            <text:p>91.456,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6 (A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7 (A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15.22" table:style-name="ce1">
            <text:p>515,22</text:p>
          </table:table-cell>
          <table:table-cell office:value-type="float" office:value="42203.67" table:style-name="ce2">
            <text:p>42.203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58429.94" table:style-name="ce2">
            <text:p>58.429,94</text:p>
          </table:table-cell>
          <table:table-cell office:value-type="float" office:value="3839185.17" table:style-name="ce2">
            <text:p>3.839.185,17</text:p>
          </table:table-cell>
          <table:table-cell office:value-type="float" office:value="23" table:style-name="ce1">
            <text:p>23</text:p>
          </table:table-cell>
          <table:table-cell office:value-type="float" office:value="22904.48" table:style-name="ce2">
            <text:p>22.904,48</text:p>
          </table:table-cell>
          <table:table-cell office:value-type="float" office:value="1798005.69" table:style-name="ce2">
            <text:p>1.798.005,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900.29" table:style-name="ce2">
            <text:p>3.900,29</text:p>
          </table:table-cell>
          <table:table-cell office:value-type="float" office:value="295717.14" table:style-name="ce2">
            <text:p>295.717,14</text:p>
          </table:table-cell>
          <table:table-cell office:value-type="float" office:value="5" table:style-name="ce1">
            <text:p>5</text:p>
          </table:table-cell>
          <table:table-cell office:value-type="float" office:value="12039.31" table:style-name="ce2">
            <text:p>12.039,31</text:p>
          </table:table-cell>
          <table:table-cell office:value-type="float" office:value="903495.7" table:style-name="ce2">
            <text:p>903.495,70</text:p>
          </table:table-cell>
          <table:table-cell office:value-type="float" office:value="4" table:style-name="ce1">
            <text:p>4</text:p>
          </table:table-cell>
          <table:table-cell office:value-type="float" office:value="2751.42" table:style-name="ce2">
            <text:p>2.751,42</text:p>
          </table:table-cell>
          <table:table-cell office:value-type="float" office:value="220188.2" table:style-name="ce2">
            <text:p>220.188,20</text:p>
          </table:table-cell>
          <table:table-cell office:value-type="float" office:value="3" table:style-name="ce1">
            <text:p>3</text:p>
          </table:table-cell>
          <table:table-cell office:value-type="float" office:value="2578.8000000000002" table:style-name="ce2">
            <text:p>2.578,80</text:p>
          </table:table-cell>
          <table:table-cell office:value-type="float" office:value="206762.65" table:style-name="ce2">
            <text:p>206.762,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OT (Otros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4.99" table:style-name="ce1">
            <text:p>-14,99</text:p>
          </table:table-cell>
          <table:table-cell office:value-type="float" office:value="-17171.439999999999" table:style-name="ce2">
            <text:p>-17.171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.36" table:style-name="ce1">
            <text:p>25,36</text:p>
          </table:table-cell>
          <table:table-cell office:value-type="float" office:value="-3341.96" table:style-name="ce2">
            <text:p>-3.341,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6199999999999992" table:style-name="ce1">
            <text:p>9,62</text:p>
          </table:table-cell>
          <table:table-cell office:value-type="float" office:value="-98209.07" table:style-name="ce2">
            <text:p>-98.209,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4536.95" table:style-name="ce2">
            <text:p>-14.536,9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8 (A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20.28" table:style-name="ce2">
            <text:p>1.020,28</text:p>
          </table:table-cell>
          <table:table-cell office:value-type="float" office:value="65102.86" table:style-name="ce2">
            <text:p>65.102,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2 (A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5 (A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9 (A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749.15" table:style-name="ce2">
            <text:p>1.749,15</text:p>
          </table:table-cell>
          <table:table-cell office:value-type="float" office:value="171370.52" table:style-name="ce2">
            <text:p>171.370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389.75" table:style-name="ce2">
            <text:p>3.389,75</text:p>
          </table:table-cell>
          <table:table-cell office:value-type="float" office:value="307194.06" table:style-name="ce2">
            <text:p>307.194,06</text:p>
          </table:table-cell>
          <table:table-cell office:value-type="float" office:value="7" table:style-name="ce1">
            <text:p>7</text:p>
          </table:table-cell>
          <table:table-cell office:value-type="float" office:value="4905.55" table:style-name="ce2">
            <text:p>4.905,55</text:p>
          </table:table-cell>
          <table:table-cell office:value-type="float" office:value="479929.59" table:style-name="ce2">
            <text:p>479.929,59</text:p>
          </table:table-cell>
          <table:table-cell office:value-type="float" office:value="1" table:style-name="ce1">
            <text:p>1</text:p>
          </table:table-cell>
          <table:table-cell office:value-type="float" office:value="471.96" table:style-name="ce1">
            <text:p>471,96</text:p>
          </table:table-cell>
          <table:table-cell office:value-type="float" office:value="46515.94" table:style-name="ce2">
            <text:p>46.515,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36" table:style-name="ce1">
            <text:p>336</text:p>
          </table:table-cell>
          <table:table-cell office:value-type="float" office:value="41210.370000000003" table:style-name="ce2">
            <text:p>41.210,37</text:p>
          </table:table-cell>
          <table:table-cell office:value-type="float" office:value="1" table:style-name="ce1">
            <text:p>1</text:p>
          </table:table-cell>
          <table:table-cell office:value-type="float" office:value="417" table:style-name="ce1">
            <text:p>417</text:p>
          </table:table-cell>
          <table:table-cell office:value-type="float" office:value="40658.01" table:style-name="ce2">
            <text:p>40.658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1 (A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Sep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EATCGCD1 (AT / Industrial con Demanda Horaria Diferenciada - AT1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996.5" table:style-name="ce2">
            <text:p>12.996,50</text:p>
          </table:table-cell>
          <table:table-cell office:value-type="float" office:value="1083652.5" table:style-name="ce2">
            <text:p>1.083.652,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number-rows-repeated="10484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a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VELYN NATHALIE RENDON MUÑOZ</meta:initial-creator>
    <dc:creator>EVELYN NATHALIE RENDON MUÑOZ</dc:creator>
    <meta:creation-date>2022-11-14T14:34:51Z</meta:creation-date>
    <dc:date>2022-11-14T14:34:51Z</dc:date>
  </office:meta>
</office:document-meta>
</file>